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ans-serif" svg:font-family="sans-serif"/>
    <style:font-face style:name="Arial Unicode MS1" svg:font-family="'Arial Unicode MS'" style:font-family-generic="swiss"/>
    <style:font-face style:name="Liberation Mono" svg:font-family="'Liberation Mono'" style:font-family-generic="modern" style:font-pitch="fixed"/>
    <style:font-face style:name="Courier" svg:font-family="Courier"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style:rel-width="100%" table:align="left"/>
    </style:style>
    <style:style style:name="Table1.A" style:family="table-column">
      <style:table-column-properties style:column-width="8.137cm" style:rel-column-width="30316*"/>
    </style:style>
    <style:style style:name="Table1.B" style:family="table-column">
      <style:table-column-properties style:column-width="9.453cm" style:rel-column-width="35218*"/>
    </style:style>
    <style:style style:name="Table1.A1" style:family="table-cell">
      <style:table-cell-properties style:vertical-align="middle" fo:padding="0.049cm" fo:border="none"/>
    </style:style>
    <style:style style:name="Table2" style:family="table">
      <style:table-properties style:width="17.59cm" table:align="left"/>
    </style:style>
    <style:style style:name="Table2.A" style:family="table-column">
      <style:table-column-properties style:column-width="2.381cm"/>
    </style:style>
    <style:style style:name="Table2.B" style:family="table-column">
      <style:table-column-properties style:column-width="15.208cm"/>
    </style:style>
    <style:style style:name="Table2.A1" style:family="table-cell">
      <style:table-cell-properties fo:padding="0cm" fo:border="none"/>
    </style:style>
    <style:style style:name="Table2.B1" style:family="table-cell">
      <style:table-cell-properties fo:padding="0.049cm" fo:border="none"/>
    </style:style>
    <style:style style:name="Table3" style:family="table">
      <style:table-properties style:width="17.628cm" fo:margin-left="0cm" fo:break-before="auto" fo:break-after="auto" table:align="left" fo:keep-with-next="auto" style:may-break-between-rows="true" table:border-model="collapsing"/>
    </style:style>
    <style:style style:name="Table3.A" style:family="table-column">
      <style:table-column-properties style:column-width="0.96cm"/>
    </style:style>
    <style:style style:name="Table3.B" style:family="table-column">
      <style:table-column-properties style:column-width="16.669cm"/>
    </style:style>
    <style:style style:name="Table3.1" style:family="table-row">
      <style:table-row-properties fo:keep-together="auto"/>
    </style:style>
    <style:style style:name="Table3.A1" style:family="table-cell">
      <style:table-cell-properties fo:background-color="transparent" fo:padding="0.097cm" fo:border="none" style:writing-mode="page">
        <style:background-image/>
      </style:table-cell-properties>
    </style:style>
    <style:style style:name="Table3.26" style:family="table-row">
      <style:table-row-properties style:min-row-height="0.907cm" fo:keep-together="auto"/>
    </style:style>
    <style:style style:name="Table3.33" style:family="table-row">
      <style:table-row-properties style:min-row-height="2.334cm" fo:keep-together="auto"/>
    </style:style>
    <style:style style:name="Table4" style:family="table">
      <style:table-properties style:width="17.59cm" table:align="margins"/>
    </style:style>
    <style:style style:name="Table4.A" style:family="table-column">
      <style:table-column-properties style:column-width="0.96cm" style:rel-column-width="3575*"/>
    </style:style>
    <style:style style:name="Table4.B" style:family="table-column">
      <style:table-column-properties style:column-width="16.63cm" style:rel-column-width="61960*"/>
    </style:style>
    <style:style style:name="Table4.A1" style:family="table-cell">
      <style:table-cell-properties fo:padding="0cm" fo:border="none"/>
    </style:style>
    <style:style style:name="Table4.3" style:family="table-row">
      <style:table-row-properties style:min-row-height="0.871cm"/>
    </style:style>
    <style:style style:name="P1" style:family="paragraph" style:parent-style-name="Footer">
      <style:paragraph-properties fo:text-align="end" style:justify-single-word="false"/>
      <style:text-properties style:font-name="Liberation Sans" fo:font-size="10pt" style:font-size-asian="10pt" style:font-size-complex="10pt"/>
    </style:style>
    <style:style style:name="P2" style:family="paragraph" style:parent-style-name="Text_20_body">
      <style:paragraph-properties fo:margin-left="0cm" fo:margin-right="0cm" fo:text-align="justify" style:justify-single-word="false" fo:orphans="2" fo:widows="2" fo:text-indent="0cm" style:auto-text-indent="false"/>
    </style:style>
    <style:style style:name="P3" style:family="paragraph" style:parent-style-name="Text_20_body">
      <style:paragraph-properties fo:margin-left="0cm" fo:margin-right="0cm" fo:text-align="justify" style:justify-single-word="false" fo:orphans="2" fo:widows="2" fo:text-indent="0cm" style:auto-text-indent="false"/>
      <style:text-properties officeooo:paragraph-rsid="004c818e"/>
    </style:style>
    <style:style style:name="P4" style:family="paragraph" style:parent-style-name="Text_20_body">
      <style:paragraph-properties fo:margin-left="0cm" fo:margin-right="0cm" fo:text-align="justify" style:justify-single-word="false" fo:orphans="2" fo:widows="2" fo:text-indent="0cm" style:auto-text-indent="false"/>
      <style:text-properties officeooo:paragraph-rsid="003db203"/>
    </style:style>
    <style:style style:name="P5" style:family="paragraph" style:parent-style-name="Text_20_body">
      <style:paragraph-properties fo:margin-left="0cm" fo:margin-right="0cm" fo:text-align="justify" style:justify-single-word="false" fo:orphans="2" fo:widows="2" fo:text-indent="0cm" style:auto-text-indent="false"/>
      <style:text-properties officeooo:paragraph-rsid="000c6e52"/>
    </style:style>
    <style:style style:name="P6" style:family="paragraph" style:parent-style-name="Text_20_body">
      <style:paragraph-properties fo:margin-left="0cm" fo:margin-right="0cm" fo:text-align="justify" style:justify-single-word="false" fo:orphans="2" fo:widows="2" fo:text-indent="0cm" style:auto-text-indent="false"/>
      <style:text-properties officeooo:paragraph-rsid="0066c686"/>
    </style:style>
    <style:style style:name="P7" style:family="paragraph" style:parent-style-name="Text_20_body">
      <style:paragraph-properties fo:margin-left="0cm" fo:margin-right="0cm" fo:text-align="justify" style:justify-single-word="false" fo:orphans="2" fo:widows="2" fo:text-indent="0cm" style:auto-text-indent="false"/>
      <style:text-properties officeooo:paragraph-rsid="00394231"/>
    </style:style>
    <style:style style:name="P8" style:family="paragraph" style:parent-style-name="Text_20_body">
      <style:paragraph-properties fo:margin-left="0cm" fo:margin-right="0cm" fo:text-align="justify" style:justify-single-word="false" fo:orphans="2" fo:widows="2" fo:text-indent="0cm" style:auto-text-indent="false"/>
      <style:text-properties officeooo:paragraph-rsid="003effcc"/>
    </style:style>
    <style:style style:name="P9" style:family="paragraph" style:parent-style-name="Text_20_body">
      <style:paragraph-properties fo:margin-left="0cm" fo:margin-right="0cm" fo:text-align="justify" style:justify-single-word="false" fo:orphans="2" fo:widows="2" fo:text-indent="0cm" style:auto-text-indent="false"/>
      <style:text-properties officeooo:paragraph-rsid="0040b3b0"/>
    </style:style>
    <style:style style:name="P10" style:family="paragraph" style:parent-style-name="Text_20_body">
      <style:paragraph-properties fo:margin-left="0cm" fo:margin-right="0cm" fo:text-align="justify" style:justify-single-word="false" fo:orphans="2" fo:widows="2" fo:text-indent="0cm" style:auto-text-indent="false"/>
      <style:text-properties officeooo:paragraph-rsid="00431411"/>
    </style:style>
    <style:style style:name="P11" style:family="paragraph" style:parent-style-name="Text_20_body">
      <style:paragraph-properties fo:margin-left="0cm" fo:margin-right="0cm" fo:text-align="justify" style:justify-single-word="false" fo:orphans="2" fo:widows="2" fo:text-indent="0cm" style:auto-text-indent="false"/>
      <style:text-properties officeooo:paragraph-rsid="0087c520"/>
    </style:style>
    <style:style style:name="P12" style:family="paragraph" style:parent-style-name="Text_20_body">
      <style:paragraph-properties fo:margin-left="0cm" fo:margin-right="0cm" fo:text-align="justify" style:justify-single-word="false" fo:orphans="2" fo:widows="2" fo:text-indent="0cm" style:auto-text-indent="false"/>
      <style:text-properties officeooo:paragraph-rsid="00953512"/>
    </style:style>
    <style:style style:name="P13" style:family="paragraph" style:parent-style-name="Text_20_body">
      <style:paragraph-properties fo:margin-left="0cm" fo:margin-right="0cm" fo:text-align="justify" style:justify-single-word="false" fo:orphans="2" fo:widows="2" fo:text-indent="0cm" style:auto-text-indent="false"/>
      <style:text-properties officeooo:paragraph-rsid="009ad8f3"/>
    </style:style>
    <style:style style:name="P14" style:family="paragraph" style:parent-style-name="Text_20_body">
      <style:paragraph-properties fo:margin-left="0cm" fo:margin-right="0cm" fo:text-align="justify" style:justify-single-word="false" fo:orphans="2" fo:widows="2" fo:text-indent="0cm" style:auto-text-indent="false"/>
      <style:text-properties officeooo:paragraph-rsid="00ab5f55"/>
    </style:style>
    <style:style style:name="P15" style:family="paragraph" style:parent-style-name="Text_20_body">
      <style:paragraph-properties fo:margin-left="0cm" fo:margin-right="0cm" fo:text-align="justify" style:justify-single-word="false" fo:orphans="2" fo:widows="2" fo:text-indent="0cm" style:auto-text-indent="false"/>
      <style:text-properties officeooo:paragraph-rsid="00bb72d4"/>
    </style:style>
    <style:style style:name="P16" style:family="paragraph" style:parent-style-name="Text_20_body">
      <style:paragraph-properties fo:margin-left="0cm" fo:margin-right="0cm" fo:text-align="justify" style:justify-single-word="false" fo:orphans="2" fo:widows="2" fo:text-indent="0cm" style:auto-text-indent="false"/>
      <style:text-properties officeooo:paragraph-rsid="00cee3ca"/>
    </style:style>
    <style:style style:name="P17" style:family="paragraph" style:parent-style-name="Text_20_body">
      <style:paragraph-properties fo:margin-left="0cm" fo:margin-right="0cm" fo:text-align="justify" style:justify-single-word="false" fo:orphans="2" fo:widows="2" fo:text-indent="0cm" style:auto-text-indent="false"/>
      <style:text-properties officeooo:paragraph-rsid="00d2f051"/>
    </style:style>
    <style:style style:name="P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ans" fo:font-size="11pt" fo:letter-spacing="normal" fo:font-style="normal" fo:font-weight="normal" officeooo:rsid="00393844" officeooo:paragraph-rsid="00393844" style:font-size-asian="11pt" style:font-size-complex="11pt"/>
    </style:style>
    <style:style style:name="P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ans" fo:font-size="11pt" fo:letter-spacing="normal" fo:font-style="normal" fo:font-weight="normal" officeooo:rsid="0041b7e4" officeooo:paragraph-rsid="0041b7e4" style:font-size-asian="11pt" style:font-size-complex="11pt"/>
    </style:style>
    <style:style style:name="P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ans" fo:font-size="11pt" fo:letter-spacing="normal" fo:font-style="normal" fo:font-weight="normal" officeooo:rsid="0041b7e4" officeooo:paragraph-rsid="00c8019c" style:font-size-asian="11pt" style:font-size-complex="11pt"/>
    </style:style>
    <style:style style:name="P2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ans" fo:font-size="11pt" fo:letter-spacing="normal" fo:font-style="normal" fo:font-weight="normal" officeooo:rsid="00431411" officeooo:paragraph-rsid="00431411" style:font-size-asian="11pt" style:font-size-complex="11pt"/>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ans" fo:font-size="11pt" fo:letter-spacing="normal" fo:font-style="normal" fo:font-weight="normal" officeooo:rsid="00363eae" officeooo:paragraph-rsid="00363eae" style:font-size-asian="11pt" style:font-size-complex="11pt"/>
    </style:style>
    <style:style style:name="P2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ans" fo:font-size="11pt" fo:letter-spacing="normal" fo:font-style="normal" fo:font-weight="normal" officeooo:rsid="00394231" officeooo:paragraph-rsid="00394231" style:font-size-asian="11pt" style:font-size-complex="11pt"/>
    </style:style>
    <style:style style:name="P2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ans" fo:font-size="11pt" fo:letter-spacing="normal" fo:font-style="normal" fo:font-weight="normal" officeooo:paragraph-rsid="009906b3" style:font-size-asian="11pt" style:font-size-complex="11pt"/>
    </style:style>
    <style:style style:name="P2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ans" fo:font-size="11pt" fo:letter-spacing="normal" fo:font-style="normal" fo:font-weight="normal" officeooo:rsid="003a21ce" officeooo:paragraph-rsid="003a21ce" style:font-size-asian="11pt" style:font-size-complex="11pt"/>
    </style:style>
    <style:style style:name="P2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ans" fo:font-size="11pt" fo:letter-spacing="normal" fo:language="es" fo:country="MX" fo:font-style="normal" fo:font-weight="normal" officeooo:rsid="000757fb" officeooo:paragraph-rsid="00083fed" style:font-size-asian="11pt" style:font-size-complex="11pt"/>
    </style:style>
    <style:style style:name="P27" style:family="paragraph" style:parent-style-name="Text_20_body">
      <style:paragraph-properties fo:margin-left="0cm" fo:margin-right="0cm" fo:text-align="justify" style:justify-single-word="false" fo:orphans="2" fo:widows="2" fo:text-indent="0cm" style:auto-text-indent="false"/>
      <style:text-properties style:font-name="Liberation Sans" fo:font-size="11pt" officeooo:paragraph-rsid="003db203" style:font-size-asian="11pt" style:font-size-complex="11pt"/>
    </style:style>
    <style:style style:name="P28" style:family="paragraph" style:parent-style-name="Text_20_body">
      <style:paragraph-properties fo:margin-left="0cm" fo:margin-right="0cm" fo:text-align="justify" style:justify-single-word="false" fo:orphans="2" fo:widows="2" fo:text-indent="0cm" style:auto-text-indent="false"/>
      <style:text-properties style:font-name="Liberation Sans" fo:font-size="11pt" officeooo:paragraph-rsid="00393844" style:font-size-asian="11pt" style:font-size-complex="11pt"/>
    </style:style>
    <style:style style:name="P29" style:family="paragraph" style:parent-style-name="Text_20_body">
      <style:paragraph-properties fo:margin-left="0cm" fo:margin-right="0cm" fo:text-align="justify" style:justify-single-word="false" fo:orphans="2" fo:widows="2" fo:text-indent="0cm" style:auto-text-indent="false"/>
      <style:text-properties style:font-name="Liberation Sans" fo:font-size="11pt" officeooo:rsid="0039d60a" officeooo:paragraph-rsid="0039d60a" style:font-size-asian="11pt" style:font-size-complex="11pt"/>
    </style:style>
    <style:style style:name="P30" style:family="paragraph" style:parent-style-name="Text_20_body">
      <style:paragraph-properties fo:margin-left="0cm" fo:margin-right="0cm" fo:text-align="justify" style:justify-single-word="false" fo:orphans="2" fo:widows="2" fo:text-indent="0cm" style:auto-text-indent="false"/>
      <style:text-properties style:font-name="Liberation Sans" officeooo:paragraph-rsid="003a21ce"/>
    </style:style>
    <style:style style:name="P31" style:family="paragraph" style:parent-style-name="Text_20_body">
      <style:paragraph-properties fo:margin-left="0cm" fo:margin-right="0cm" fo:text-align="justify" style:justify-single-word="false" fo:orphans="2" fo:widows="2" fo:text-indent="0cm" style:auto-text-indent="false"/>
      <style:text-properties officeooo:rsid="0040b3b0" officeooo:paragraph-rsid="0041b7e4"/>
    </style:style>
    <style:style style:name="P32" style:family="paragraph" style:parent-style-name="Heading_20_3">
      <style:paragraph-properties fo:margin-left="0cm" fo:margin-right="0cm" fo:text-align="justify" style:justify-single-word="false" fo:orphans="2" fo:widows="2" fo:text-indent="0cm" style:auto-text-indent="false"/>
    </style:style>
    <style:style style:name="P33" style:family="paragraph" style:parent-style-name="Heading_20_3">
      <style:paragraph-properties fo:margin-left="0cm" fo:margin-right="0cm" fo:text-align="justify" style:justify-single-word="false" fo:orphans="2" fo:widows="2" fo:text-indent="0cm" style:auto-text-indent="false"/>
      <style:text-properties officeooo:paragraph-rsid="001ae00b"/>
    </style:style>
    <style:style style:name="P34"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595959" style:font-name="Liberation Sans" fo:font-size="11pt" fo:letter-spacing="normal" fo:font-style="normal" fo:font-weight="normal" officeooo:rsid="000ba82d" style:font-size-asian="11pt" style:font-size-complex="11pt"/>
    </style:style>
    <style:style style:name="P35"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595959" style:font-name="Liberation Sans" fo:font-size="11pt" fo:letter-spacing="normal" fo:font-style="normal" fo:font-weight="normal" style:font-size-asian="11pt" style:font-size-complex="11pt"/>
    </style:style>
    <style:style style:name="P36"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595959" style:font-name="Liberation Sans" fo:font-size="11pt" fo:letter-spacing="normal" fo:font-style="normal" fo:font-weight="normal" officeooo:rsid="00431411" officeooo:paragraph-rsid="00431411" style:font-size-asian="11pt" style:font-size-complex="11pt"/>
    </style:style>
    <style:style style:name="P37"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595959" style:font-name="Liberation Sans" fo:font-size="11pt" fo:letter-spacing="normal" fo:font-style="normal" fo:font-weight="normal" officeooo:rsid="003effcc" officeooo:paragraph-rsid="003effcc" style:font-size-asian="11pt" style:font-size-complex="11pt"/>
    </style:style>
    <style:style style:name="P38"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595959" style:font-name="Liberation Sans" fo:font-size="11pt" fo:letter-spacing="normal" fo:font-style="normal" fo:font-weight="normal" officeooo:rsid="003a21ce" officeooo:paragraph-rsid="00bc6a1a" style:font-size-asian="11pt" style:font-size-complex="11pt"/>
    </style:style>
    <style:style style:name="P39"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595959" style:font-name="Liberation Sans" fo:font-size="12pt" fo:letter-spacing="normal" fo:font-style="normal" fo:font-weight="normal" style:font-size-asian="12pt" style:font-size-complex="12pt"/>
    </style:style>
    <style:style style:name="P40"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595959" style:font-name="Liberation Sans" fo:font-size="12pt" fo:letter-spacing="normal" fo:font-style="normal" fo:font-weight="normal" officeooo:paragraph-rsid="00dbab8f" style:font-size-asian="12pt" style:font-size-complex="12pt"/>
    </style:style>
    <style:style style:name="P41" style:family="paragraph" style:parent-style-name="Heading_20_3">
      <style:paragraph-properties fo:margin-left="0cm" fo:margin-right="0cm" fo:text-align="justify" style:justify-single-word="false" fo:orphans="2" fo:widows="2" fo:text-indent="0cm" style:auto-text-indent="false"/>
      <style:text-properties style:font-name="Liberation Sans" fo:font-size="11pt" style:font-size-asian="11pt" style:font-size-complex="11pt"/>
    </style:style>
    <style:style style:name="P42" style:family="paragraph" style:parent-style-name="List_20_Heading">
      <style:paragraph-properties fo:margin-left="0cm" fo:margin-right="0cm" fo:margin-top="0cm" fo:margin-bottom="0.499cm" loext:contextual-spacing="false" fo:text-align="justify" style:justify-single-word="false" fo:orphans="2" fo:widows="2"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07018b8"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List_20_Heading">
      <style:paragraph-properties fo:margin-left="0cm" fo:margin-right="0cm" fo:margin-top="0cm" fo:margin-bottom="0.499cm" loext:contextual-spacing="false" fo:text-align="justify" style:justify-single-word="false" fo:orphans="2" fo:widows="2"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0720ee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List_20_Heading">
      <style:paragraph-properties fo:margin-left="0cm" fo:margin-right="0cm" fo:margin-top="0cm" fo:margin-bottom="0.499cm" loext:contextual-spacing="false" fo:text-align="justify" style:justify-single-word="false" fo:orphans="2" fo:widows="2" fo:text-indent="0cm" style:auto-text-indent="false"/>
    </style:style>
    <style:style style:name="P45" style:family="paragraph" style:parent-style-name="List_20_Contents">
      <style:paragraph-properties fo:margin-left="0cm" fo:margin-right="0cm" fo:margin-top="0cm" fo:margin-bottom="0.499cm" loext:contextual-spacing="false" fo:text-align="justify" style:justify-single-word="false" fo:orphans="2" fo:widows="2" fo:text-indent="0cm" style:auto-text-indent="false"/>
      <style:text-properties officeooo:paragraph-rsid="007cd10c"/>
    </style:style>
    <style:style style:name="P46" style:family="paragraph" style:parent-style-name="List_20_Contents">
      <style:paragraph-properties fo:margin-left="0cm" fo:margin-right="0cm" fo:margin-top="0cm" fo:margin-bottom="0.499cm" loext:contextual-spacing="false" fo:text-align="justify" style:justify-single-word="false" fo:orphans="2" fo:widows="2" fo:text-indent="0cm" style:auto-text-indent="false"/>
      <style:text-properties officeooo:paragraph-rsid="00b22a2a"/>
    </style:style>
    <style:style style:name="P47" style:family="paragraph" style:parent-style-name="List_20_Contents">
      <style:paragraph-properties fo:margin-left="0cm" fo:margin-right="0cm" fo:margin-top="0cm" fo:margin-bottom="0.499cm" loext:contextual-spacing="false" fo:text-align="justify" style:justify-single-word="false" fo:orphans="2" fo:widows="2" fo:text-indent="0cm" style:auto-text-indent="false"/>
      <style:text-properties fo:font-variant="normal" fo:text-transform="none" fo:color="#000000" style:font-name="Liberation Sans" fo:font-size="11pt" fo:letter-spacing="normal" fo:font-style="normal" fo:font-weight="normal" officeooo:rsid="00393844" officeooo:paragraph-rsid="00b13685" style:font-size-asian="11pt" style:font-size-complex="11pt"/>
    </style:style>
    <style:style style:name="P48" style:family="paragraph" style:parent-style-name="List_20_Contents">
      <style:paragraph-properties fo:margin-left="0cm" fo:margin-right="0cm" fo:margin-top="0cm" fo:margin-bottom="0.499cm" loext:contextual-spacing="false" fo:text-align="justify" style:justify-single-word="false" fo:orphans="2" fo:widows="2" fo:text-indent="0cm" style:auto-text-indent="false"/>
      <style:text-properties fo:font-variant="normal" fo:text-transform="none" fo:color="#000000" style:font-name="Liberation Sans" fo:font-size="11pt" fo:letter-spacing="normal" fo:font-style="normal" fo:font-weight="normal" officeooo:rsid="00393844" officeooo:paragraph-rsid="00b22a2a" style:font-size-asian="11pt" style:font-size-complex="11pt"/>
    </style:style>
    <style:style style:name="P49"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color="#000000" style:text-outline="false" style:text-line-through-style="none" style:text-line-through-type="none" style:font-name="Liberation Serif" fo:font-size="11pt" fo:font-style="normal" fo:text-shadow="none" style:text-underline-style="none" fo:font-weight="normal" officeooo:paragraph-rsid="0070ca06"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color="#000000" style:text-outline="false" style:text-line-through-style="none" style:text-line-through-type="none" style:font-name="Liberation Serif" fo:font-size="11pt" fo:font-style="normal" fo:text-shadow="none" style:text-underline-style="none" fo:font-weight="normal" officeooo:paragraph-rsid="007018b8"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07018b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color="#000000" style:text-outline="false" style:text-line-through-style="none" style:text-line-through-type="none" style:font-name="Liberation Sans" fo:font-size="11pt" fo:font-style="normal" fo:text-shadow="none" style:text-underline-style="none" fo:font-weight="normal" officeooo:paragraph-rsid="007018b8"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text-outline="false" style:text-line-through-style="none" style:text-line-through-type="none" style:font-name="Liberation Serif" fo:font-size="11pt" fo:letter-spacing="normal" fo:font-style="normal" fo:text-shadow="none" style:text-underline-style="none" fo:font-weight="normal" officeooo:rsid="00191f80" officeooo:paragraph-rsid="0070ca06"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text-outline="false" style:text-line-through-style="none" style:text-line-through-type="none" style:font-name="Liberation Serif" fo:font-size="11pt" fo:letter-spacing="normal" fo:font-style="normal" fo:text-shadow="none" style:text-underline-style="none" fo:font-weight="normal" officeooo:paragraph-rsid="0070ca06"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text-outline="false" style:text-line-through-style="none" style:text-line-through-type="none" style:font-name="Liberation Serif" fo:font-size="11pt" fo:letter-spacing="normal" fo:font-style="normal" fo:text-shadow="none" style:text-underline-style="none" fo:font-weight="normal" officeooo:rsid="005d06ec" officeooo:paragraph-rsid="007018b8"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text-outline="false" style:text-line-through-style="none" style:text-line-through-type="none" style:font-name="Liberation Serif" fo:font-size="11pt" fo:letter-spacing="normal" fo:font-style="normal" fo:text-shadow="none" style:text-underline-style="none" fo:font-weight="normal" officeooo:rsid="0018e9ea" officeooo:paragraph-rsid="007018b8"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text-outline="false" style:text-line-through-style="none" style:text-line-through-type="none" style:font-name="Liberation Serif" fo:font-size="11pt" fo:letter-spacing="normal" fo:font-style="normal" fo:text-shadow="none" style:text-underline-style="none" fo:font-weight="normal" officeooo:rsid="00193cd9" officeooo:paragraph-rsid="0070ca06"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text-outline="false" style:text-line-through-style="none" style:text-line-through-type="none" style:font-name="Liberation Serif" fo:font-size="11pt" fo:letter-spacing="normal" fo:font-style="normal" fo:text-shadow="none" style:text-underline-style="none" fo:font-weight="normal" officeooo:rsid="001ff463" officeooo:paragraph-rsid="0070ca06"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text-outline="false" style:text-line-through-style="none" style:text-line-through-type="none" style:font-name="Liberation Serif" fo:font-size="11pt" fo:letter-spacing="normal" fo:font-style="normal" fo:text-shadow="none" style:text-underline-style="none" fo:font-weight="normal" officeooo:rsid="0021f2cb" officeooo:paragraph-rsid="00720ee2"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text-outline="false" style:text-line-through-style="none" style:text-line-through-type="none" style:font-name="Liberation Serif" fo:font-size="11pt" fo:letter-spacing="normal" fo:font-style="normal" fo:text-shadow="none" style:text-underline-style="none" fo:font-weight="normal" officeooo:rsid="0022e939" officeooo:paragraph-rsid="00720ee2"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text-outline="false" style:text-line-through-style="none" style:text-line-through-type="none" style:font-name="Liberation Serif" fo:font-size="11pt" fo:letter-spacing="normal" fo:font-style="normal" fo:text-shadow="none" style:text-underline-style="none" fo:font-weight="normal" officeooo:rsid="0031e10f" officeooo:paragraph-rsid="00720ee2"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text-outline="false" style:text-line-through-style="none" style:text-line-through-type="none" style:font-name="Liberation Serif" fo:font-size="12pt" fo:letter-spacing="normal" fo:font-style="normal" fo:text-shadow="none" style:text-underline-style="none" fo:font-weight="normal" officeooo:rsid="00319f4e" officeooo:paragraph-rsid="00720ee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14b962" officeooo:paragraph-rsid="007018b8"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193cd9" officeooo:paragraph-rsid="0070ca06"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319f4e" officeooo:paragraph-rsid="00720ee2"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349984" officeooo:paragraph-rsid="00720ee2"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List_20_Contents">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14a7b2" officeooo:paragraph-rsid="007018b8"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19ce42" officeooo:paragraph-rsid="0070ca06"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22e939" officeooo:paragraph-rsid="00720ee2"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officeooo:paragraph-rsid="0070ca06"/>
    </style:style>
    <style:style style:name="P71"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officeooo:paragraph-rsid="00720ee2"/>
    </style:style>
    <style:style style:name="P72" style:family="paragraph" style:parent-style-name="List_20_Contents">
      <style:paragraph-properties fo:margin-left="0cm" fo:margin-right="0cm" fo:margin-top="0cm" fo:margin-bottom="0cm" loext:contextual-spacing="false" fo:text-align="justify" style:justify-single-word="false" fo:orphans="2" fo:widows="2" fo:text-indent="0cm" style:auto-text-indent="false"/>
      <style:text-properties officeooo:paragraph-rsid="00a9f21f"/>
    </style:style>
    <style:style style:name="P7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7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000000" style:font-name="Liberation Sans" fo:font-size="20pt" fo:letter-spacing="normal" fo:language="es" fo:country="MX" fo:font-style="normal" fo:font-weight="normal" officeooo:rsid="000757fb" officeooo:paragraph-rsid="00083fed" style:font-size-asian="20pt" style:font-size-complex="20pt"/>
    </style:style>
    <style:style style:name="P75"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style:font-name="Liberation Mono1" fo:font-size="11pt" fo:letter-spacing="normal" fo:font-style="normal" fo:font-weight="normal" style:font-size-asian="11pt" style:font-size-complex="11pt"/>
    </style:style>
    <style:style style:name="P76" style:family="paragraph" style:parent-style-name="Preformatted_20_Text">
      <style:paragraph-properties fo:margin-left="0cm" fo:margin-right="0cm" fo:text-align="justify" style:justify-single-word="false" fo:orphans="2" fo:widows="2" fo:text-indent="0cm" style:auto-text-indent="false"/>
      <style:text-properties fo:font-variant="normal" fo:text-transform="none" fo:color="#000000" style:font-name="Liberation Mono1" fo:font-size="10pt" fo:letter-spacing="normal" fo:font-style="normal" fo:font-weight="normal" officeooo:rsid="00083fed" officeooo:paragraph-rsid="00083fed" style:font-size-asian="10pt" style:font-size-complex="10pt"/>
    </style:style>
    <style:style style:name="P77" style:family="paragraph" style:parent-style-name="Table_20_Contents">
      <style:paragraph-properties fo:margin-top="0cm" fo:margin-bottom="0.12cm" loext:contextual-spacing="false" fo:text-align="justify" style:justify-single-word="false"/>
      <style:text-properties officeooo:paragraph-rsid="004904bb"/>
    </style:style>
    <style:style style:name="P78" style:family="paragraph" style:parent-style-name="Table_20_Contents">
      <style:paragraph-properties fo:margin-top="0cm" fo:margin-bottom="0.12cm" loext:contextual-spacing="false" fo:text-align="justify" style:justify-single-word="false"/>
      <style:text-properties officeooo:paragraph-rsid="001c7395"/>
    </style:style>
    <style:style style:name="P79" style:family="paragraph" style:parent-style-name="Table_20_Contents">
      <style:paragraph-properties fo:margin-top="0cm" fo:margin-bottom="0.12cm" loext:contextual-spacing="false" fo:text-align="justify" style:justify-single-word="false"/>
      <style:text-properties officeooo:paragraph-rsid="004ae8fe"/>
    </style:style>
    <style:style style:name="P80" style:family="paragraph" style:parent-style-name="Table_20_Contents">
      <style:paragraph-properties fo:margin-top="0cm" fo:margin-bottom="0.12cm" loext:contextual-spacing="false" fo:text-align="justify" style:justify-single-word="false"/>
      <style:text-properties style:font-name="Liberation Sans" fo:font-size="11pt" style:font-size-asian="11pt" style:font-size-complex="11pt"/>
    </style:style>
    <style:style style:name="P81" style:family="paragraph" style:parent-style-name="Standard">
      <style:paragraph-properties fo:text-align="justify" style:justify-single-word="false"/>
      <style:text-properties style:font-name="Liberation Sans" fo:font-size="11pt" style:font-size-asian="11pt" style:font-size-complex="11pt"/>
    </style:style>
    <style:style style:name="P82" style:family="paragraph" style:parent-style-name="List_20_Heading">
      <style:paragraph-properties fo:margin-top="0cm" fo:margin-bottom="0.499cm" loext:contextual-spacing="false" fo:text-align="justify" style:justify-single-word="false" fo:orphans="2" fo:widows="2"/>
      <style:text-properties fo:color="#000000" style:text-outline="false" style:text-line-through-style="none" style:text-line-through-type="none" style:font-name="Liberation Serif" fo:font-size="12pt" fo:font-style="normal" fo:text-shadow="none" style:text-underline-style="none" fo:font-weight="normal" officeooo:paragraph-rsid="0070ca06"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List_20_Heading">
      <style:paragraph-properties fo:margin-top="0cm" fo:margin-bottom="0.499cm" loext:contextual-spacing="false" fo:text-align="justify" style:justify-single-word="false" fo:orphans="2" fo:widows="2"/>
      <style:text-properties fo:color="#000000" style:text-outline="false" style:text-line-through-style="none" style:text-line-through-type="none" style:font-name="Liberation Serif" fo:font-size="12pt" fo:font-style="normal" fo:text-shadow="none" style:text-underline-style="none" fo:font-weight="normal" officeooo:paragraph-rsid="007018b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List_20_Heading">
      <style:paragraph-properties fo:margin-top="0cm" fo:margin-bottom="0.499cm" loext:contextual-spacing="false" fo:text-align="justify" style:justify-single-word="false" fo:orphans="2" fo:widows="2"/>
      <style:text-properties fo:color="#000000" style:text-outline="false" style:text-line-through-style="none" style:text-line-through-type="none" style:font-name="Liberation Serif" fo:font-size="12pt" fo:font-style="normal" fo:text-shadow="none" style:text-underline-style="none" fo:font-weight="normal" officeooo:paragraph-rsid="00720ee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List_20_Heading">
      <style:paragraph-properties fo:margin-top="0cm" fo:margin-bottom="0.499cm" loext:contextual-spacing="false" fo:text-align="justify" style:justify-single-word="false" fo:orphans="2" fo:widows="2"/>
    </style:style>
    <style:style style:name="P86"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000000" style:font-name="Liberation Mono1" fo:font-size="11pt" fo:letter-spacing="normal" fo:font-style="normal" fo:font-weight="normal" style:font-size-asian="11pt" style:font-size-complex="11pt"/>
    </style:style>
    <style:style style:name="P87" style:family="paragraph" style:parent-style-name="Preformatted_20_Text">
      <style:paragraph-properties fo:margin-top="0cm" fo:margin-bottom="0.499cm" loext:contextual-spacing="false" fo:text-align="justify" style:justify-single-word="false" fo:orphans="2" fo:widows="2"/>
      <style:text-properties fo:font-variant="normal" fo:text-transform="none" fo:color="#000000" style:font-name="Liberation Mono1" fo:font-size="10pt" fo:letter-spacing="normal" fo:font-style="normal" fo:font-weight="normal" style:font-size-asian="10pt" style:font-size-complex="10pt"/>
    </style:style>
    <style:style style:name="P88" style:family="paragraph" style:parent-style-name="Horizontal_20_Line">
      <style:paragraph-properties fo:text-align="justify" style:justify-single-word="false"/>
      <style:text-properties style:font-name="Liberation Sans" fo:font-size="11pt" style:font-size-asian="11pt" style:font-size-complex="11pt"/>
    </style:style>
    <style:style style:name="P89" style:family="paragraph" style:parent-style-name="List_20_Heading">
      <style:paragraph-properties fo:margin-top="0cm" fo:margin-bottom="0cm" loext:contextual-spacing="false" fo:text-align="justify" style:justify-single-word="false" fo:orphans="2" fo:widows="2"/>
      <style:text-properties fo:color="#000000" style:text-outline="false" style:text-line-through-style="none" style:text-line-through-type="none" style:font-name="Liberation Serif" fo:font-size="12pt" fo:font-style="normal" fo:text-shadow="none" style:text-underline-style="none" fo:font-weight="normal" officeooo:paragraph-rsid="0070ca06"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justify" style:justify-single-word="false"/>
      <style:text-properties style:font-name="Liberation Sans" fo:font-size="11pt" officeooo:paragraph-rsid="007018b8" style:font-size-asian="11pt" style:font-size-complex="11pt"/>
    </style:style>
    <style:style style:name="P91" style:family="paragraph" style:parent-style-name="Table_20_Contents">
      <style:paragraph-properties fo:text-align="end" style:justify-single-word="false"/>
      <style:text-properties style:font-name="Liberation Sans" fo:font-size="11pt" officeooo:rsid="000757fb" style:font-size-asian="11pt" style:font-size-complex="11pt"/>
    </style:style>
    <style:style style:name="P92" style:family="paragraph" style:parent-style-name="Table_20_Contents">
      <style:paragraph-properties fo:text-align="justify" style:justify-single-word="false"/>
    </style:style>
    <style:style style:name="P93" style:family="paragraph" style:parent-style-name="Table_20_Contents">
      <style:paragraph-properties fo:text-align="justify" style:justify-single-word="false"/>
      <style:text-properties officeooo:paragraph-rsid="0053d094"/>
    </style:style>
    <style:style style:name="P94" style:family="paragraph" style:parent-style-name="Table_20_Contents">
      <style:paragraph-properties fo:text-align="justify" style:justify-single-word="false"/>
      <style:text-properties officeooo:paragraph-rsid="0048cc17"/>
    </style:style>
    <style:style style:name="P95" style:family="paragraph" style:parent-style-name="Table_20_Contents">
      <style:paragraph-properties fo:text-align="justify" style:justify-single-word="false"/>
      <style:text-properties officeooo:paragraph-rsid="004ae8fe"/>
    </style:style>
    <style:style style:name="P96" style:family="paragraph" style:parent-style-name="Preformatted_20_Text">
      <style:paragraph-properties fo:text-align="start" style:justify-single-word="false" fo:orphans="2" fo:widows="2"/>
      <style:text-properties fo:font-variant="normal" fo:text-transform="none" fo:color="#000000" style:font-name="Liberation Mono1" fo:font-size="11pt" fo:letter-spacing="normal" fo:font-style="normal" fo:font-weight="normal" style:font-size-asian="11pt" style:font-size-complex="11pt"/>
    </style:style>
    <style:style style:name="P97" style:family="paragraph" style:parent-style-name="Preformatted_20_Text">
      <style:paragraph-properties fo:text-align="start" style:justify-single-word="false" fo:orphans="2" fo:widows="2"/>
      <style:text-properties fo:font-variant="normal" fo:text-transform="none" fo:color="#000000" style:font-name="Liberation Mono1" fo:font-size="11pt" fo:letter-spacing="normal" fo:font-style="normal" fo:font-weight="normal" officeooo:paragraph-rsid="0081d8be" style:font-size-asian="11pt" style:font-size-complex="11pt"/>
    </style:style>
    <style:style style:name="P98" style:family="paragraph" style:parent-style-name="Preformatted_20_Text">
      <style:paragraph-properties fo:text-align="start" style:justify-single-word="false" fo:orphans="2" fo:widows="2"/>
      <style:text-properties fo:font-variant="normal" fo:text-transform="none" fo:color="#000000" style:font-name="Liberation Mono1" fo:font-size="11pt" fo:letter-spacing="normal" fo:font-style="normal" fo:font-weight="normal" officeooo:paragraph-rsid="00e1c24c" style:font-size-asian="11pt" style:font-size-complex="11pt"/>
    </style:style>
    <style:style style:name="P99" style:family="paragraph" style:parent-style-name="Preformatted_20_Text">
      <style:paragraph-properties fo:text-align="start" style:justify-single-word="false" fo:orphans="2" fo:widows="2"/>
      <style:text-properties fo:font-variant="normal" fo:text-transform="none" fo:color="#000000" style:font-name="Liberation Mono1" fo:font-size="11pt" fo:letter-spacing="normal" fo:font-style="normal" fo:font-weight="normal" officeooo:rsid="0081d8be" officeooo:paragraph-rsid="0081d8be" style:font-size-asian="11pt" style:font-size-complex="11pt"/>
    </style:style>
    <style:style style:name="P100" style:family="paragraph" style:parent-style-name="Preformatted_20_Text">
      <style:paragraph-properties fo:text-align="start" style:justify-single-word="false" fo:orphans="2" fo:widows="2"/>
      <style:text-properties fo:font-variant="normal" fo:text-transform="none" fo:color="#000000" style:font-name="Liberation Mono1" fo:font-size="11pt" fo:letter-spacing="normal" fo:font-style="normal" fo:font-weight="normal" officeooo:rsid="00431411" officeooo:paragraph-rsid="00431411" style:font-size-asian="11pt" style:font-size-complex="11pt"/>
    </style:style>
    <style:style style:name="P101" style:family="paragraph" style:parent-style-name="Preformatted_20_Text">
      <style:paragraph-properties fo:text-align="start" style:justify-single-word="false" fo:orphans="2" fo:widows="2"/>
      <style:text-properties fo:font-variant="normal" fo:text-transform="none" fo:color="#000000" style:font-name="Liberation Mono1" fo:font-size="11pt" fo:letter-spacing="normal" fo:font-style="normal" fo:font-weight="normal" officeooo:rsid="00431411" officeooo:paragraph-rsid="0081d8be" style:font-size-asian="11pt" style:font-size-complex="11pt"/>
    </style:style>
    <style:style style:name="P102" style:family="paragraph" style:parent-style-name="Preformatted_20_Text">
      <style:paragraph-properties fo:text-align="start" style:justify-single-word="false" fo:orphans="2" fo:widows="2"/>
      <style:text-properties fo:font-variant="normal" fo:text-transform="none" fo:color="#000000" style:font-name="Liberation Mono1" fo:font-size="11pt" fo:letter-spacing="normal" fo:font-style="normal" fo:font-weight="normal" officeooo:rsid="0043a9ef" officeooo:paragraph-rsid="0081d8be" style:font-size-asian="11pt" style:font-size-complex="11pt"/>
    </style:style>
    <style:style style:name="P103" style:family="paragraph" style:parent-style-name="Preformatted_20_Text">
      <style:paragraph-properties fo:text-align="start" style:justify-single-word="false" fo:orphans="2" fo:widows="2"/>
      <style:text-properties fo:font-variant="normal" fo:text-transform="none" fo:color="#000000" style:font-name="Liberation Mono1" fo:font-size="11pt" fo:letter-spacing="normal" fo:font-style="normal" fo:font-weight="normal" officeooo:rsid="0043a9ef" officeooo:paragraph-rsid="0043a9ef" style:font-size-asian="11pt" style:font-size-complex="11pt"/>
    </style:style>
    <style:style style:name="P104" style:family="paragraph" style:parent-style-name="Preformatted_20_Text">
      <style:paragraph-properties fo:text-align="start" style:justify-single-word="false" fo:orphans="2" fo:widows="2"/>
      <style:text-properties fo:font-variant="normal" fo:text-transform="none" fo:color="#000000" style:font-name="Liberation Mono1" fo:font-size="11pt" fo:letter-spacing="normal" style:font-size-asian="11pt" style:font-size-complex="11pt"/>
    </style:style>
    <style:style style:name="P105" style:family="paragraph" style:parent-style-name="Preformatted_20_Text">
      <style:paragraph-properties fo:text-align="justify" style:justify-single-word="false" fo:orphans="2" fo:widows="2"/>
      <style:text-properties fo:font-variant="normal" fo:text-transform="none" fo:color="#000000" style:font-name="Liberation Mono1" fo:font-size="10pt" fo:letter-spacing="normal" fo:font-style="normal" fo:font-weight="normal" style:font-size-asian="10pt" style:font-size-complex="10pt"/>
    </style:style>
    <style:style style:name="P106" style:family="paragraph" style:parent-style-name="Preformatted_20_Text">
      <style:paragraph-properties fo:text-align="justify" style:justify-single-word="false" fo:orphans="2" fo:widows="2"/>
      <style:text-properties fo:font-variant="normal" fo:text-transform="none" fo:color="#000000" style:font-name="Liberation Mono1" fo:font-size="10pt" fo:letter-spacing="normal" fo:font-style="normal" fo:font-weight="normal" officeooo:paragraph-rsid="00083fed" style:font-size-asian="10pt" style:font-size-complex="10pt"/>
    </style:style>
    <style:style style:name="P107" style:family="paragraph" style:parent-style-name="Preformatted_20_Text">
      <style:paragraph-properties fo:text-align="justify" style:justify-single-word="false" fo:orphans="2" fo:widows="2"/>
      <style:text-properties fo:font-variant="normal" fo:text-transform="none" fo:color="#000000" style:font-name="Liberation Mono1" fo:font-size="10pt" fo:letter-spacing="normal" fo:font-style="normal" fo:font-weight="normal" officeooo:rsid="000a365d" officeooo:paragraph-rsid="000a365d" style:font-size-asian="10pt" style:font-size-complex="10pt"/>
    </style:style>
    <style:style style:name="P108" style:family="paragraph" style:parent-style-name="Preformatted_20_Text">
      <style:paragraph-properties fo:text-align="start" style:justify-single-word="false" fo:orphans="2" fo:widows="2"/>
      <style:text-properties style:font-name="Liberation Mono1" fo:font-size="11pt" style:font-size-asian="11pt" style:font-size-complex="11pt"/>
    </style:style>
    <style:style style:name="P109" style:family="paragraph" style:parent-style-name="Preformatted_20_Text">
      <style:paragraph-properties fo:text-align="justify" style:justify-single-word="false" fo:orphans="2" fo:widows="2"/>
      <style:text-properties style:font-name="Liberation Mono1" fo:font-size="10pt" style:font-size-asian="10pt" style:font-size-complex="10pt"/>
    </style:style>
    <style:style style:name="T1" style:family="text">
      <style:text-properties fo:font-style="normal" fo:font-weight="normal"/>
    </style:style>
    <style:style style:name="T2" style:family="text">
      <style:text-properties fo:font-variant="normal" fo:text-transform="none" fo:color="#000000" style:font-name="Courier" fo:font-size="11pt" fo:letter-spacing="normal" fo:font-style="normal" fo:font-weight="normal" style:font-size-asian="11pt" style:font-size-complex="11pt"/>
    </style:style>
    <style:style style:name="T3" style:family="text">
      <style:text-properties fo:font-variant="normal" fo:text-transform="none" fo:color="#000000" style:font-name="Courier" fo:font-size="11pt" fo:letter-spacing="normal" fo:font-style="normal" fo:font-weight="normal" officeooo:rsid="000c6e52" style:font-size-asian="11pt" style:font-size-complex="11pt"/>
    </style:style>
    <style:style style:name="T4" style:family="text">
      <style:text-properties fo:font-variant="normal" fo:text-transform="none" fo:color="#000000" style:font-name="Courier" fo:font-size="11pt" fo:letter-spacing="normal" fo:font-style="normal" fo:font-weight="normal" officeooo:rsid="000ba82d" style:font-size-asian="11pt" style:font-size-complex="11pt"/>
    </style:style>
    <style:style style:name="T5" style:family="text">
      <style:text-properties fo:font-variant="normal" fo:text-transform="none" fo:color="#000000" style:font-name="Courier" fo:font-size="11pt" fo:letter-spacing="normal" fo:font-style="normal" fo:font-weight="normal" officeooo:rsid="000e2903" style:font-size-asian="11pt" style:font-size-complex="11pt"/>
    </style:style>
    <style:style style:name="T6" style:family="text">
      <style:text-properties fo:font-variant="normal" fo:text-transform="none" fo:color="#000000" style:font-name="Courier" fo:font-size="11pt" fo:letter-spacing="normal" fo:font-style="normal" fo:font-weight="normal" officeooo:rsid="000e7e7b" style:font-size-asian="11pt" style:font-size-complex="11pt"/>
    </style:style>
    <style:style style:name="T7" style:family="text">
      <style:text-properties fo:font-variant="normal" fo:text-transform="none" fo:color="#000000" style:font-name="Courier" fo:font-size="11pt" fo:letter-spacing="normal" fo:font-style="normal" fo:font-weight="normal" officeooo:rsid="004e4232" style:font-size-asian="11pt" style:font-size-complex="11pt"/>
    </style:style>
    <style:style style:name="T8" style:family="text">
      <style:text-properties fo:font-variant="normal" fo:text-transform="none" fo:color="#000000" style:font-name="Courier" fo:font-size="11pt" fo:letter-spacing="normal" fo:font-style="normal" fo:font-weight="normal" officeooo:rsid="00393844" style:font-size-asian="11pt" style:font-size-complex="11pt"/>
    </style:style>
    <style:style style:name="T9" style:family="text">
      <style:text-properties fo:font-variant="normal" fo:text-transform="none" fo:color="#000000" style:font-name="Courier" fo:font-size="11pt" fo:letter-spacing="normal" fo:font-style="normal" fo:font-weight="normal" officeooo:rsid="0037fbcf" style:font-size-asian="11pt" style:font-size-complex="11pt"/>
    </style:style>
    <style:style style:name="T10" style:family="text">
      <style:text-properties fo:font-variant="normal" fo:text-transform="none" fo:color="#000000" style:font-name="Courier" fo:font-size="11pt" fo:letter-spacing="normal" fo:font-style="normal" fo:font-weight="normal" officeooo:rsid="003a21ce" style:font-size-asian="11pt" style:font-size-complex="11pt"/>
    </style:style>
    <style:style style:name="T11" style:family="text">
      <style:text-properties fo:font-variant="normal" fo:text-transform="none" fo:color="#000000" style:font-name="Courier" fo:font-size="11pt" fo:letter-spacing="normal" fo:font-style="normal" fo:font-weight="normal" officeooo:rsid="003d0e9d" style:font-size-asian="11pt" style:font-size-complex="11pt"/>
    </style:style>
    <style:style style:name="T12" style:family="text">
      <style:text-properties fo:font-variant="normal" fo:text-transform="none" fo:color="#000000" style:font-name="Courier" fo:font-size="11pt" fo:letter-spacing="normal" fo:font-style="normal" fo:font-weight="normal" officeooo:rsid="003db203" style:font-size-asian="11pt" style:font-size-complex="11pt"/>
    </style:style>
    <style:style style:name="T13" style:family="text">
      <style:text-properties fo:font-variant="normal" fo:text-transform="none" fo:color="#000000" style:font-name="Courier" fo:font-size="11pt" fo:letter-spacing="normal" fo:font-style="normal" fo:font-weight="normal" officeooo:rsid="003effcc" style:font-size-asian="11pt" style:font-size-complex="11pt"/>
    </style:style>
    <style:style style:name="T14" style:family="text">
      <style:text-properties fo:font-variant="normal" fo:text-transform="none" fo:color="#000000" style:font-name="Courier" fo:font-size="11pt" fo:letter-spacing="normal" fo:font-style="normal" fo:font-weight="normal" officeooo:rsid="0040b3b0" style:font-size-asian="11pt" style:font-size-complex="11pt"/>
    </style:style>
    <style:style style:name="T15" style:family="text">
      <style:text-properties fo:font-variant="normal" fo:text-transform="none" fo:color="#000000" style:font-name="Courier" fo:font-size="11pt" fo:letter-spacing="normal" fo:font-style="normal" fo:font-weight="normal" officeooo:rsid="0041b7e4" style:font-size-asian="11pt" style:font-size-complex="11pt"/>
    </style:style>
    <style:style style:name="T16" style:family="text">
      <style:text-properties fo:font-variant="normal" fo:text-transform="none" fo:color="#000000" style:font-name="Courier" fo:font-size="11pt" fo:letter-spacing="normal" fo:font-style="normal" fo:font-weight="normal" officeooo:rsid="00394231" style:font-size-asian="11pt" style:font-size-complex="11pt"/>
    </style:style>
    <style:style style:name="T17" style:family="text">
      <style:text-properties fo:font-variant="normal" fo:text-transform="none" fo:color="#000000" style:font-name="Courier" fo:font-size="11pt" fo:letter-spacing="normal" fo:font-style="normal" fo:font-weight="normal" officeooo:rsid="00953512" style:font-size-asian="11pt" style:font-size-complex="11pt"/>
    </style:style>
    <style:style style:name="T18" style:family="text">
      <style:text-properties fo:font-variant="normal" fo:text-transform="none" fo:color="#000000" style:font-name="Courier" fo:font-size="11pt" fo:letter-spacing="normal" fo:font-style="normal" fo:font-weight="normal" officeooo:rsid="003fefc1" style:font-size-asian="11pt" style:font-size-complex="11pt"/>
    </style:style>
    <style:style style:name="T19" style:family="text">
      <style:text-properties fo:font-variant="normal" fo:text-transform="none" fo:color="#000000" style:font-name="Courier" fo:font-size="11pt" fo:letter-spacing="normal" fo:font-style="normal" fo:font-weight="normal" officeooo:rsid="00b91f1c" style:font-size-asian="11pt" style:font-size-complex="11pt"/>
    </style:style>
    <style:style style:name="T20" style:family="text">
      <style:text-properties fo:font-variant="normal" fo:text-transform="none" fo:color="#000000" style:font-name="Courier" fo:font-size="11pt" fo:letter-spacing="normal" fo:font-style="normal" fo:font-weight="normal" officeooo:rsid="0014a7b2" style:font-size-asian="11pt" style:font-style-asian="normal" style:font-size-complex="11pt" style:font-style-complex="normal"/>
    </style:style>
    <style:style style:name="T21" style:family="text">
      <style:text-properties fo:font-variant="normal" fo:text-transform="none" fo:color="#000000" style:font-name="Courier" fo:font-size="11pt" fo:letter-spacing="normal" fo:font-style="normal" fo:font-weight="normal" officeooo:rsid="00cee3ca" style:font-size-asian="11pt" style:font-style-asian="normal" style:font-size-complex="11pt" style:font-style-complex="normal"/>
    </style:style>
    <style:style style:name="T22" style:family="text">
      <style:text-properties fo:font-variant="normal" fo:text-transform="none" fo:color="#000000" style:font-name="Courier" fo:letter-spacing="normal" fo:font-style="normal" fo:font-weight="normal"/>
    </style:style>
    <style:style style:name="T23" style:family="text">
      <style:text-properties fo:font-variant="normal" fo:text-transform="none" fo:color="#000000" style:font-name="Courier" fo:letter-spacing="normal" fo:font-style="normal" fo:font-weight="normal" officeooo:rsid="0037fbcf"/>
    </style:style>
    <style:style style:name="T24" style:family="text">
      <style:text-properties fo:font-variant="normal" fo:text-transform="none" fo:color="#000000" style:font-name="Courier" fo:letter-spacing="normal" fo:font-style="normal" fo:font-weight="normal" officeooo:rsid="00381e1d"/>
    </style:style>
    <style:style style:name="T25" style:family="text">
      <style:text-properties fo:font-variant="normal" fo:text-transform="none" fo:color="#000000" style:font-name="Courier" fo:letter-spacing="normal" fo:font-style="normal" fo:font-weight="normal" officeooo:rsid="003db203"/>
    </style:style>
    <style:style style:name="T26" style:family="text">
      <style:text-properties fo:font-variant="normal" fo:text-transform="none" fo:color="#000000" style:font-name="Liberation Sans" fo:font-size="11pt" fo:letter-spacing="normal" fo:font-style="normal" fo:font-weight="normal" style:font-size-asian="11pt" style:font-size-complex="11pt"/>
    </style:style>
    <style:style style:name="T27" style:family="text">
      <style:text-properties fo:font-variant="normal" fo:text-transform="none" fo:color="#000000" style:font-name="Liberation Sans" fo:font-size="11pt" fo:letter-spacing="normal" fo:font-style="normal" fo:font-weight="normal" officeooo:rsid="000c6e52" style:font-size-asian="11pt" style:font-size-complex="11pt"/>
    </style:style>
    <style:style style:name="T28" style:family="text">
      <style:text-properties fo:font-variant="normal" fo:text-transform="none" fo:color="#000000" style:font-name="Liberation Sans" fo:font-size="11pt" fo:letter-spacing="normal" fo:font-style="normal" fo:font-weight="normal" officeooo:rsid="00394231" style:font-size-asian="11pt" style:font-size-complex="11pt"/>
    </style:style>
    <style:style style:name="T29" style:family="text">
      <style:text-properties fo:font-variant="normal" fo:text-transform="none" fo:color="#000000" style:font-name="Liberation Sans" fo:font-size="11pt" fo:letter-spacing="normal" fo:font-style="normal" fo:font-weight="normal" officeooo:rsid="003db203" style:font-size-asian="11pt" style:font-size-complex="11pt"/>
    </style:style>
    <style:style style:name="T30" style:family="text">
      <style:text-properties fo:font-variant="normal" fo:text-transform="none" fo:color="#000000" style:font-name="Liberation Sans" fo:font-size="11pt" fo:letter-spacing="normal" fo:font-style="normal" fo:font-weight="normal" officeooo:rsid="0041b7e4" style:font-size-asian="11pt" style:font-size-complex="11pt"/>
    </style:style>
    <style:style style:name="T31" style:family="text">
      <style:text-properties fo:font-variant="normal" fo:text-transform="none" fo:color="#000000" style:font-name="Liberation Sans" fo:font-size="11pt" fo:letter-spacing="normal" fo:font-style="normal" fo:font-weight="normal" officeooo:rsid="00431411" style:font-size-asian="11pt" style:font-size-complex="11pt"/>
    </style:style>
    <style:style style:name="T32" style:family="text">
      <style:text-properties fo:font-variant="normal" fo:text-transform="none" fo:color="#000000" style:font-name="Liberation Sans" fo:font-size="11pt" fo:letter-spacing="normal" fo:font-style="normal" fo:font-weight="normal" officeooo:rsid="000ba82d" style:font-size-asian="11pt" style:font-size-complex="11pt"/>
    </style:style>
    <style:style style:name="T33" style:family="text">
      <style:text-properties fo:font-variant="normal" fo:text-transform="none" fo:color="#000000" style:font-name="Liberation Sans" fo:font-size="11pt" fo:letter-spacing="normal" fo:font-style="normal" fo:font-weight="normal" officeooo:rsid="000e2903" style:font-size-asian="11pt" style:font-size-complex="11pt"/>
    </style:style>
    <style:style style:name="T34" style:family="text">
      <style:text-properties fo:font-variant="normal" fo:text-transform="none" fo:color="#000000" style:font-name="Liberation Sans" fo:font-size="11pt" fo:letter-spacing="normal" fo:font-style="normal" fo:font-weight="normal" officeooo:rsid="004c818e" style:font-size-asian="11pt" style:font-size-complex="11pt"/>
    </style:style>
    <style:style style:name="T35" style:family="text">
      <style:text-properties fo:font-variant="normal" fo:text-transform="none" fo:color="#000000" style:font-name="Liberation Sans" fo:font-size="11pt" fo:letter-spacing="normal" fo:font-style="normal" fo:font-weight="normal" officeooo:rsid="000e7e7b" style:font-size-asian="11pt" style:font-size-complex="11pt"/>
    </style:style>
    <style:style style:name="T36" style:family="text">
      <style:text-properties fo:font-variant="normal" fo:text-transform="none" fo:color="#000000" style:font-name="Liberation Sans" fo:font-size="11pt" fo:letter-spacing="normal" fo:font-style="normal" fo:font-weight="normal" officeooo:rsid="004e4232" style:font-size-asian="11pt" style:font-size-complex="11pt"/>
    </style:style>
    <style:style style:name="T37" style:family="text">
      <style:text-properties fo:font-variant="normal" fo:text-transform="none" fo:color="#000000" style:font-name="Liberation Sans" fo:font-size="11pt" fo:letter-spacing="normal" fo:font-style="normal" fo:font-weight="normal" officeooo:rsid="00105793" style:font-size-asian="11pt" style:font-size-complex="11pt"/>
    </style:style>
    <style:style style:name="T38" style:family="text">
      <style:text-properties fo:font-variant="normal" fo:text-transform="none" fo:color="#000000" style:font-name="Liberation Sans" fo:font-size="11pt" fo:letter-spacing="normal" fo:font-style="normal" fo:font-weight="normal" officeooo:rsid="004f2ab5" style:font-size-asian="11pt" style:font-size-complex="11pt"/>
    </style:style>
    <style:style style:name="T39" style:family="text">
      <style:text-properties fo:font-variant="normal" fo:text-transform="none" fo:color="#000000" style:font-name="Liberation Sans" fo:font-size="11pt" fo:letter-spacing="normal" fo:font-style="normal" fo:font-weight="normal" officeooo:rsid="0054933f" style:font-size-asian="11pt" style:font-size-complex="11pt"/>
    </style:style>
    <style:style style:name="T40" style:family="text">
      <style:text-properties fo:font-variant="normal" fo:text-transform="none" fo:color="#000000" style:font-name="Liberation Sans" fo:font-size="11pt" fo:letter-spacing="normal" fo:font-style="normal" fo:font-weight="normal" officeooo:rsid="001d5189" style:font-size-asian="11pt" style:font-size-complex="11pt"/>
    </style:style>
    <style:style style:name="T41" style:family="text">
      <style:text-properties fo:font-variant="normal" fo:text-transform="none" fo:color="#000000" style:font-name="Liberation Sans" fo:font-size="11pt" fo:letter-spacing="normal" fo:font-style="normal" fo:font-weight="normal" officeooo:rsid="006c98dd" style:font-size-asian="11pt" style:font-size-complex="11pt"/>
    </style:style>
    <style:style style:name="T42" style:family="text">
      <style:text-properties fo:font-variant="normal" fo:text-transform="none" fo:color="#000000" style:font-name="Liberation Sans" fo:font-size="11pt" fo:letter-spacing="normal" fo:font-style="normal" fo:font-weight="normal" officeooo:rsid="00363eae" style:font-size-asian="11pt" style:font-size-complex="11pt"/>
    </style:style>
    <style:style style:name="T43" style:family="text">
      <style:text-properties fo:font-variant="normal" fo:text-transform="none" fo:color="#000000" style:font-name="Liberation Sans" fo:font-size="11pt" fo:letter-spacing="normal" fo:font-style="normal" fo:font-weight="normal" officeooo:rsid="00393844" style:font-size-asian="11pt" style:font-size-complex="11pt"/>
    </style:style>
    <style:style style:name="T44" style:family="text">
      <style:text-properties fo:font-variant="normal" fo:text-transform="none" fo:color="#000000" style:font-name="Liberation Sans" fo:font-size="11pt" fo:letter-spacing="normal" fo:font-style="normal" fo:font-weight="normal" officeooo:rsid="0037fbcf" style:font-size-asian="11pt" style:font-size-complex="11pt"/>
    </style:style>
    <style:style style:name="T45" style:family="text">
      <style:text-properties fo:font-variant="normal" fo:text-transform="none" fo:color="#000000" style:font-name="Liberation Sans" fo:font-size="11pt" fo:letter-spacing="normal" fo:font-style="normal" fo:font-weight="normal" officeooo:rsid="0039d60a" style:font-size-asian="11pt" style:font-size-complex="11pt"/>
    </style:style>
    <style:style style:name="T46" style:family="text">
      <style:text-properties fo:font-variant="normal" fo:text-transform="none" fo:color="#000000" style:font-name="Liberation Sans" fo:font-size="11pt" fo:letter-spacing="normal" fo:font-style="normal" fo:font-weight="normal" officeooo:rsid="003a21ce" style:font-size-asian="11pt" style:font-size-complex="11pt"/>
    </style:style>
    <style:style style:name="T47" style:family="text">
      <style:text-properties fo:font-variant="normal" fo:text-transform="none" fo:color="#000000" style:font-name="Liberation Sans" fo:font-size="11pt" fo:letter-spacing="normal" fo:font-style="normal" fo:font-weight="normal" officeooo:rsid="003effcc" style:font-size-asian="11pt" style:font-size-complex="11pt"/>
    </style:style>
    <style:style style:name="T48" style:family="text">
      <style:text-properties fo:font-variant="normal" fo:text-transform="none" fo:color="#000000" style:font-name="Liberation Sans" fo:font-size="11pt" fo:letter-spacing="normal" fo:font-style="normal" fo:font-weight="normal" officeooo:rsid="003fefc1" style:font-size-asian="11pt" style:font-size-complex="11pt"/>
    </style:style>
    <style:style style:name="T49" style:family="text">
      <style:text-properties fo:font-variant="normal" fo:text-transform="none" fo:color="#000000" style:font-name="Liberation Sans" fo:font-size="11pt" fo:letter-spacing="normal" fo:font-style="normal" fo:font-weight="normal" officeooo:rsid="0040b3b0" style:font-size-asian="11pt" style:font-size-complex="11pt"/>
    </style:style>
    <style:style style:name="T50" style:family="text">
      <style:text-properties fo:font-variant="normal" fo:text-transform="none" fo:color="#000000" style:font-name="Liberation Sans" fo:font-size="11pt" fo:letter-spacing="normal" fo:font-style="normal" fo:font-weight="normal" officeooo:rsid="003d0e9d" style:font-size-asian="11pt" style:font-size-complex="11pt"/>
    </style:style>
    <style:style style:name="T51" style:family="text">
      <style:text-properties fo:font-variant="normal" fo:text-transform="none" fo:color="#000000" style:font-name="Liberation Sans" fo:font-size="11pt" fo:letter-spacing="normal" fo:font-style="normal" fo:font-weight="normal" officeooo:rsid="00331c43" style:font-size-asian="11pt" style:font-size-complex="11pt"/>
    </style:style>
    <style:style style:name="T52" style:family="text">
      <style:text-properties fo:font-variant="normal" fo:text-transform="none" fo:color="#000000" style:font-name="Liberation Sans" fo:font-size="11pt" fo:letter-spacing="normal" fo:font-style="normal" fo:font-weight="normal" officeooo:rsid="0081d8be" style:font-size-asian="11pt" style:font-size-complex="11pt"/>
    </style:style>
    <style:style style:name="T53" style:family="text">
      <style:text-properties fo:font-variant="normal" fo:text-transform="none" fo:color="#000000" style:font-name="Liberation Sans" fo:font-size="11pt" fo:letter-spacing="normal" fo:font-style="normal" fo:font-weight="normal" officeooo:rsid="0087c520" style:font-size-asian="11pt" style:font-size-complex="11pt"/>
    </style:style>
    <style:style style:name="T54" style:family="text">
      <style:text-properties fo:font-variant="normal" fo:text-transform="none" fo:color="#000000" style:font-name="Liberation Sans" fo:font-size="11pt" fo:letter-spacing="normal" fo:font-style="normal" fo:font-weight="normal" officeooo:rsid="00880e56" style:font-size-asian="11pt" style:font-size-complex="11pt"/>
    </style:style>
    <style:style style:name="T55" style:family="text">
      <style:text-properties fo:font-variant="normal" fo:text-transform="none" fo:color="#000000" style:font-name="Liberation Sans" fo:font-size="11pt" fo:letter-spacing="normal" fo:font-style="normal" fo:font-weight="normal" officeooo:rsid="008b1959" style:font-size-asian="11pt" style:font-size-complex="11pt"/>
    </style:style>
    <style:style style:name="T56" style:family="text">
      <style:text-properties fo:font-variant="normal" fo:text-transform="none" fo:color="#000000" style:font-name="Liberation Sans" fo:font-size="11pt" fo:letter-spacing="normal" fo:font-style="normal" fo:font-weight="normal" officeooo:rsid="0090600b" style:font-size-asian="11pt" style:font-size-complex="11pt"/>
    </style:style>
    <style:style style:name="T57" style:family="text">
      <style:text-properties fo:font-variant="normal" fo:text-transform="none" fo:color="#000000" style:font-name="Liberation Sans" fo:font-size="11pt" fo:letter-spacing="normal" fo:font-style="normal" fo:font-weight="normal" officeooo:rsid="0090a1c3" style:font-size-asian="11pt" style:font-size-complex="11pt"/>
    </style:style>
    <style:style style:name="T58" style:family="text">
      <style:text-properties fo:font-variant="normal" fo:text-transform="none" fo:color="#000000" style:font-name="Liberation Sans" fo:font-size="11pt" fo:letter-spacing="normal" fo:font-style="normal" fo:font-weight="normal" officeooo:rsid="00953512" style:font-size-asian="11pt" style:font-size-complex="11pt"/>
    </style:style>
    <style:style style:name="T59" style:family="text">
      <style:text-properties fo:font-variant="normal" fo:text-transform="none" fo:color="#000000" style:font-name="Liberation Sans" fo:font-size="11pt" fo:letter-spacing="normal" fo:font-style="normal" fo:font-weight="normal" officeooo:rsid="009cb6c0" style:font-size-asian="11pt" style:font-size-complex="11pt"/>
    </style:style>
    <style:style style:name="T60" style:family="text">
      <style:text-properties fo:font-variant="normal" fo:text-transform="none" fo:color="#000000" style:font-name="Liberation Sans" fo:font-size="11pt" fo:letter-spacing="normal" fo:font-style="normal" fo:font-weight="normal" officeooo:rsid="00ab5f55" style:font-size-asian="11pt" style:font-size-complex="11pt"/>
    </style:style>
    <style:style style:name="T61" style:family="text">
      <style:text-properties fo:font-variant="normal" fo:text-transform="none" fo:color="#000000" style:font-name="Liberation Sans" fo:font-size="11pt" fo:letter-spacing="normal" fo:font-style="normal" fo:font-weight="normal" officeooo:rsid="00ad39b2" style:font-size-asian="11pt" style:font-size-complex="11pt"/>
    </style:style>
    <style:style style:name="T62" style:family="text">
      <style:text-properties fo:font-variant="normal" fo:text-transform="none" fo:color="#000000" style:font-name="Liberation Sans" fo:font-size="11pt" fo:letter-spacing="normal" fo:font-style="normal" fo:font-weight="normal" officeooo:rsid="00ae42d9" style:font-size-asian="11pt" style:font-size-complex="11pt"/>
    </style:style>
    <style:style style:name="T63" style:family="text">
      <style:text-properties fo:font-variant="normal" fo:text-transform="none" fo:color="#000000" style:font-name="Liberation Sans" fo:font-size="11pt" fo:letter-spacing="normal" fo:font-style="normal" fo:font-weight="normal" officeooo:rsid="00af9836" style:font-size-asian="11pt" style:font-size-complex="11pt"/>
    </style:style>
    <style:style style:name="T64" style:family="text">
      <style:text-properties fo:font-variant="normal" fo:text-transform="none" fo:color="#000000" style:font-name="Liberation Sans" fo:font-size="11pt" fo:letter-spacing="normal" fo:font-style="normal" fo:font-weight="normal" officeooo:rsid="00b13685" style:font-size-asian="11pt" style:font-size-complex="11pt"/>
    </style:style>
    <style:style style:name="T65" style:family="text">
      <style:text-properties fo:font-variant="normal" fo:text-transform="none" fo:color="#000000" style:font-name="Liberation Sans" fo:font-size="11pt" fo:letter-spacing="normal" fo:font-style="normal" fo:font-weight="normal" officeooo:rsid="00b22a2a" style:font-size-asian="11pt" style:font-size-complex="11pt"/>
    </style:style>
    <style:style style:name="T66" style:family="text">
      <style:text-properties fo:font-variant="normal" fo:text-transform="none" fo:color="#000000" style:font-name="Liberation Sans" fo:font-size="11pt" fo:letter-spacing="normal" fo:font-style="normal" fo:font-weight="normal" officeooo:rsid="00b6a392" style:font-size-asian="11pt" style:font-size-complex="11pt"/>
    </style:style>
    <style:style style:name="T67" style:family="text">
      <style:text-properties fo:font-variant="normal" fo:text-transform="none" fo:color="#000000" style:font-name="Liberation Sans" fo:font-size="11pt" fo:letter-spacing="normal" fo:font-style="normal" fo:font-weight="normal" officeooo:rsid="00b91f1c" style:font-size-asian="11pt" style:font-size-complex="11pt"/>
    </style:style>
    <style:style style:name="T68" style:family="text">
      <style:text-properties fo:font-variant="normal" fo:text-transform="none" fo:color="#000000" style:font-name="Liberation Sans" fo:font-size="11pt" fo:letter-spacing="normal" fo:font-style="normal" fo:font-weight="normal" officeooo:rsid="00bb72d4" style:font-size-asian="11pt" style:font-size-complex="11pt"/>
    </style:style>
    <style:style style:name="T69" style:family="text">
      <style:text-properties fo:font-variant="normal" fo:text-transform="none" fo:color="#000000" style:font-name="Liberation Sans" fo:font-size="11pt" fo:letter-spacing="normal" fo:font-style="normal" fo:font-weight="normal" officeooo:rsid="00c1b1b0" style:font-size-asian="11pt" style:font-size-complex="11pt"/>
    </style:style>
    <style:style style:name="T70" style:family="text">
      <style:text-properties fo:font-variant="normal" fo:text-transform="none" fo:color="#000000" style:font-name="Liberation Sans" fo:font-size="11pt" fo:letter-spacing="normal" fo:font-style="normal" fo:font-weight="normal" officeooo:rsid="00c2e707" style:font-size-asian="11pt" style:font-size-complex="11pt"/>
    </style:style>
    <style:style style:name="T71" style:family="text">
      <style:text-properties fo:font-variant="normal" fo:text-transform="none" fo:color="#000000" style:font-name="Liberation Sans" fo:font-size="11pt" fo:letter-spacing="normal" fo:font-style="normal" fo:font-weight="normal" officeooo:rsid="00c351c3" style:font-size-asian="11pt" style:font-size-complex="11pt"/>
    </style:style>
    <style:style style:name="T72" style:family="text">
      <style:text-properties fo:font-variant="normal" fo:text-transform="none" fo:color="#000000" style:font-name="Liberation Sans" fo:font-size="11pt" fo:letter-spacing="normal" fo:font-style="normal" fo:font-weight="normal" officeooo:rsid="00c41115" style:font-size-asian="11pt" style:font-size-complex="11pt"/>
    </style:style>
    <style:style style:name="T73" style:family="text">
      <style:text-properties fo:font-variant="normal" fo:text-transform="none" fo:color="#000000" style:font-name="Liberation Sans" fo:font-size="11pt" fo:letter-spacing="normal" fo:font-style="normal" fo:font-weight="normal" officeooo:rsid="00dfe3d2" style:font-size-asian="11pt" style:font-size-complex="11pt"/>
    </style:style>
    <style:style style:name="T74" style:family="text">
      <style:text-properties fo:font-variant="normal" fo:text-transform="none" fo:color="#000000" style:font-name="Liberation Sans" fo:font-size="11pt" fo:letter-spacing="normal" fo:font-style="normal" fo:font-weight="normal" officeooo:rsid="0012dee2" style:font-size-asian="11pt" style:font-style-asian="normal" style:font-size-complex="11pt" style:font-style-complex="normal"/>
    </style:style>
    <style:style style:name="T75" style:family="text">
      <style:text-properties fo:font-variant="normal" fo:text-transform="none" fo:color="#000000" style:font-name="Liberation Sans" fo:font-size="11pt" fo:letter-spacing="normal" fo:font-style="normal" fo:font-weight="normal" officeooo:rsid="0014a7b2" style:font-size-asian="11pt" style:font-style-asian="normal" style:font-size-complex="11pt" style:font-style-complex="normal"/>
    </style:style>
    <style:style style:name="T76" style:family="text">
      <style:text-properties fo:font-variant="normal" fo:text-transform="none" fo:color="#000000" style:font-name="Liberation Sans" fo:font-size="11pt" fo:letter-spacing="normal" fo:font-style="normal" fo:font-weight="normal" officeooo:rsid="0055a8ce" style:font-size-asian="11pt" style:font-style-asian="normal" style:font-size-complex="11pt" style:font-style-complex="normal"/>
    </style:style>
    <style:style style:name="T77" style:family="text">
      <style:text-properties fo:font-variant="normal" fo:text-transform="none" fo:color="#000000" style:font-name="Liberation Sans" fo:font-size="11pt" fo:letter-spacing="normal" fo:font-style="normal" fo:font-weight="normal" officeooo:rsid="006804ab" style:font-size-asian="11pt" style:font-style-asian="normal" style:font-size-complex="11pt" style:font-style-complex="normal"/>
    </style:style>
    <style:style style:name="T78" style:family="text">
      <style:text-properties fo:font-variant="normal" fo:text-transform="none" fo:color="#000000" style:font-name="Liberation Sans" fo:font-size="11pt" fo:letter-spacing="normal" fo:font-style="normal" fo:font-weight="normal" officeooo:rsid="0068df4b" style:font-size-asian="11pt" style:font-style-asian="normal" style:font-size-complex="11pt" style:font-style-complex="normal"/>
    </style:style>
    <style:style style:name="T79" style:family="text">
      <style:text-properties fo:font-variant="normal" fo:text-transform="none" fo:color="#000000" style:font-name="Liberation Sans" fo:font-size="11pt" fo:letter-spacing="normal" fo:font-style="normal" fo:font-weight="normal" officeooo:rsid="006c98dd" style:font-size-asian="11pt" style:font-style-asian="normal" style:font-size-complex="11pt" style:font-style-complex="normal"/>
    </style:style>
    <style:style style:name="T80" style:family="text">
      <style:text-properties fo:font-variant="normal" fo:text-transform="none" fo:color="#000000" style:font-name="Liberation Sans" fo:font-size="11pt" fo:letter-spacing="normal" fo:font-style="normal" fo:font-weight="normal" officeooo:rsid="00cee3ca" style:font-size-asian="11pt" style:font-style-asian="normal" style:font-size-complex="11pt" style:font-style-complex="normal"/>
    </style:style>
    <style:style style:name="T81" style:family="text">
      <style:text-properties fo:font-variant="normal" fo:text-transform="none" fo:color="#000000" style:font-name="Liberation Sans" fo:font-size="11pt" fo:letter-spacing="normal" fo:font-style="normal" fo:font-weight="normal" officeooo:rsid="00670761" style:font-size-asian="11pt" style:font-style-asian="normal" style:font-size-complex="11pt" style:font-style-complex="normal"/>
    </style:style>
    <style:style style:name="T82" style:family="text">
      <style:text-properties fo:font-variant="normal" fo:text-transform="none" fo:color="#000000" style:font-name="Liberation Sans" fo:font-size="11pt" fo:letter-spacing="normal" fo:font-style="normal" fo:font-weight="normal" officeooo:rsid="00d0a27a" style:font-size-asian="11pt" style:font-style-asian="normal" style:font-size-complex="11pt" style:font-style-complex="normal"/>
    </style:style>
    <style:style style:name="T83" style:family="text">
      <style:text-properties fo:font-variant="normal" fo:text-transform="none" fo:color="#000000" style:font-name="Liberation Sans" fo:font-size="11pt" fo:letter-spacing="normal" fo:font-style="normal" fo:font-weight="normal" officeooo:rsid="006ac2c5" style:font-size-asian="11pt" style:font-style-asian="normal" style:font-size-complex="11pt" style:font-style-complex="normal"/>
    </style:style>
    <style:style style:name="T84" style:family="text">
      <style:text-properties fo:font-variant="normal" fo:text-transform="none" fo:color="#000000" style:font-name="Liberation Sans" fo:font-size="11pt" fo:letter-spacing="normal" fo:font-style="normal" fo:font-weight="normal" officeooo:rsid="00d24161" style:font-size-asian="11pt" style:font-style-asian="normal" style:font-size-complex="11pt" style:font-style-complex="normal"/>
    </style:style>
    <style:style style:name="T85" style:family="text">
      <style:text-properties fo:font-variant="normal" fo:text-transform="none" fo:color="#000000" style:font-name="Liberation Sans" fo:font-size="11pt" fo:letter-spacing="normal" fo:font-style="normal" fo:font-weight="normal" officeooo:rsid="00d2f051" style:font-size-asian="11pt" style:font-style-asian="normal" style:font-size-complex="11pt" style:font-style-complex="normal"/>
    </style:style>
    <style:style style:name="T86" style:family="text">
      <style:text-properties fo:font-variant="normal" fo:text-transform="none" fo:color="#000000" style:font-name="Liberation Sans" fo:font-size="11pt" fo:letter-spacing="normal" fo:font-style="normal" fo:font-weight="normal" officeooo:rsid="00d41f45" style:font-size-asian="11pt" style:font-style-asian="normal" style:font-size-complex="11pt" style:font-style-complex="normal"/>
    </style:style>
    <style:style style:name="T87" style:family="text">
      <style:text-properties fo:font-variant="normal" fo:text-transform="none" fo:color="#000000" style:font-name="Liberation Sans" fo:font-size="11pt" fo:letter-spacing="normal" fo:font-style="normal" fo:font-weight="normal" officeooo:rsid="00115b3a" style:font-size-asian="11pt" style:font-style-asian="italic" style:font-size-complex="11pt" style:font-style-complex="italic"/>
    </style:style>
    <style:style style:name="T88" style:family="text">
      <style:text-properties fo:font-variant="normal" fo:text-transform="none" fo:color="#000000" style:font-name="Liberation Sans" fo:font-size="11pt" fo:letter-spacing="normal" fo:font-style="normal" fo:font-weight="normal" officeooo:rsid="0066c686" style:font-size-asian="11pt" style:font-style-asian="italic" style:font-size-complex="11pt" style:font-style-complex="italic"/>
    </style:style>
    <style:style style:name="T89" style:family="text">
      <style:text-properties fo:font-variant="normal" fo:text-transform="none" fo:color="#000000" style:font-name="Liberation Sans" fo:font-size="11pt" fo:letter-spacing="normal" fo:font-style="normal" fo:font-weight="normal" officeooo:rsid="0055a8ce" style:font-size-asian="11pt" style:font-style-asian="italic" style:font-size-complex="11pt" style:font-style-complex="italic"/>
    </style:style>
    <style:style style:name="T90" style:family="text">
      <style:text-properties fo:font-variant="normal" fo:text-transform="none" fo:color="#000000" style:font-name="Liberation Sans" fo:font-size="11pt" fo:letter-spacing="normal" fo:font-style="normal" fo:font-weight="normal" officeooo:rsid="00520eca" style:font-size-asian="11pt" style:font-style-asian="italic" style:font-size-complex="11pt" style:font-style-complex="italic"/>
    </style:style>
    <style:style style:name="T91" style:family="text">
      <style:text-properties fo:font-variant="normal" fo:text-transform="none" fo:color="#000000" style:font-name="Liberation Sans" fo:font-size="11pt" fo:letter-spacing="normal" fo:font-style="normal" fo:font-weight="normal" officeooo:rsid="0012dee2" style:font-size-asian="11pt" style:font-style-asian="italic" style:font-size-complex="11pt" style:font-style-complex="italic"/>
    </style:style>
    <style:style style:name="T92" style:family="text">
      <style:text-properties fo:font-variant="normal" fo:text-transform="none" fo:color="#000000" style:font-name="Liberation Sans" fo:font-size="11pt" fo:letter-spacing="normal" fo:font-style="normal" fo:font-weight="normal" officeooo:rsid="00687ae5" style:font-size-asian="11pt" style:font-style-asian="italic" style:font-size-complex="11pt" style:font-style-complex="italic"/>
    </style:style>
    <style:style style:name="T93" style:family="text">
      <style:text-properties fo:font-variant="normal" fo:text-transform="none" fo:color="#000000" style:font-name="Liberation Sans" fo:font-size="11pt" fo:letter-spacing="normal" fo:font-style="normal" fo:font-weight="normal" officeooo:rsid="009efd50" style:font-size-asian="11pt" style:font-style-asian="italic" style:font-size-complex="11pt" style:font-style-complex="italic"/>
    </style:style>
    <style:style style:name="T94" style:family="text">
      <style:text-properties fo:font-variant="normal" fo:text-transform="none" fo:color="#000000" style:font-name="Liberation Sans" fo:font-size="11pt" fo:letter-spacing="normal" fo:font-style="normal" fo:font-weight="normal" officeooo:rsid="0041b7e4" style:font-size-asian="11pt" style:font-style-asian="italic" style:font-size-complex="11pt" style:font-style-complex="italic"/>
    </style:style>
    <style:style style:name="T95" style:family="text">
      <style:text-properties fo:font-variant="normal" fo:text-transform="none" fo:color="#000000" style:font-name="Liberation Sans" fo:font-size="11pt" fo:letter-spacing="normal" fo:font-style="normal" fo:font-weight="normal" officeooo:rsid="00cd1442" style:font-size-asian="11pt" style:font-style-asian="italic" style:font-size-complex="11pt" style:font-style-complex="italic"/>
    </style:style>
    <style:style style:name="T96" style:family="text">
      <style:text-properties fo:font-variant="normal" fo:text-transform="none" fo:color="#000000" style:font-name="Liberation Sans" fo:font-size="11pt" fo:letter-spacing="normal" fo:font-style="normal" fo:font-weight="normal" officeooo:rsid="00d24161" style:font-size-asian="11pt" style:font-style-asian="italic" style:font-size-complex="11pt" style:font-style-complex="italic"/>
    </style:style>
    <style:style style:name="T97" style:family="text">
      <style:text-properties fo:font-variant="normal" fo:text-transform="none" fo:color="#000000" style:font-name="Liberation Sans" fo:font-size="11pt" fo:letter-spacing="normal" fo:font-style="normal" fo:font-weight="normal" officeooo:rsid="004e4232" fo:background-color="transparent" loext:char-shading-value="0" style:font-size-asian="11pt" style:font-size-complex="11pt"/>
    </style:style>
    <style:style style:name="T98" style:family="text">
      <style:text-properties fo:font-variant="normal" fo:text-transform="none" fo:color="#000000" style:font-name="Liberation Sans" fo:font-size="11pt" fo:letter-spacing="normal" fo:font-style="normal" fo:font-weight="normal" officeooo:rsid="00887e7a" fo:background-color="transparent" loext:char-shading-value="0" style:font-size-asian="11pt" style:font-size-complex="11pt"/>
    </style:style>
    <style:style style:name="T99" style:family="text">
      <style:text-properties fo:font-variant="normal" fo:text-transform="none" fo:color="#000000" style:font-name="Liberation Sans" fo:font-size="11pt" fo:letter-spacing="normal" fo:font-style="normal" fo:font-weight="normal" officeooo:rsid="008b1959" fo:background-color="transparent" loext:char-shading-value="0" style:font-size-asian="11pt" style:font-size-complex="11pt"/>
    </style:style>
    <style:style style:name="T100" style:family="text">
      <style:text-properties fo:font-variant="normal" fo:text-transform="none" fo:color="#000000" style:font-name="Liberation Sans" fo:font-size="11pt" fo:letter-spacing="normal" fo:font-style="normal" style:text-underline-style="none" fo:font-weight="normal" style:font-size-asian="11pt" style:font-style-asian="normal" style:font-size-complex="11pt" style:font-style-complex="normal"/>
    </style:style>
    <style:style style:name="T101" style:family="text">
      <style:text-properties fo:font-variant="normal" fo:text-transform="none" fo:color="#000000" style:font-name="Liberation Sans" fo:font-size="11pt" fo:letter-spacing="normal" fo:font-style="normal" style:text-underline-style="none" fo:font-weight="normal" officeooo:rsid="007cd769" style:font-size-asian="11pt" style:font-style-asian="normal" style:font-size-complex="11pt" style:font-style-complex="normal"/>
    </style:style>
    <style:style style:name="T102" style:family="text">
      <style:text-properties fo:font-variant="normal" fo:text-transform="none" fo:color="#000000" style:font-name="Liberation Sans" fo:font-size="11pt" fo:letter-spacing="normal" fo:font-style="italic" fo:font-weight="normal" officeooo:rsid="0066c686" style:font-size-asian="11pt" style:font-style-asian="italic" style:font-size-complex="11pt" style:font-style-complex="italic"/>
    </style:style>
    <style:style style:name="T103" style:family="text">
      <style:text-properties fo:font-variant="normal" fo:text-transform="none" fo:color="#000000" style:font-name="Liberation Sans" fo:font-size="11pt" fo:letter-spacing="normal" fo:font-style="italic" fo:font-weight="normal" officeooo:rsid="00115b3a" style:font-size-asian="11pt" style:font-style-asian="italic" style:font-size-complex="11pt" style:font-style-complex="italic"/>
    </style:style>
    <style:style style:name="T104" style:family="text">
      <style:text-properties fo:font-variant="normal" fo:text-transform="none" fo:color="#000000" style:font-name="Liberation Sans" fo:font-size="11pt" fo:letter-spacing="normal" fo:font-style="italic" fo:font-weight="normal" officeooo:rsid="0055a8ce" style:font-size-asian="11pt" style:font-style-asian="italic" style:font-size-complex="11pt" style:font-style-complex="italic"/>
    </style:style>
    <style:style style:name="T105" style:family="text">
      <style:text-properties fo:font-variant="normal" fo:text-transform="none" fo:color="#000000" style:font-name="Liberation Sans" fo:font-size="11pt" fo:letter-spacing="normal" fo:font-style="italic" fo:font-weight="normal" officeooo:rsid="006804ab" style:font-size-asian="11pt" style:font-style-asian="italic" style:font-size-complex="11pt" style:font-style-complex="italic"/>
    </style:style>
    <style:style style:name="T106" style:family="text">
      <style:text-properties fo:font-variant="normal" fo:text-transform="none" fo:color="#000000" style:font-name="Liberation Sans" fo:font-size="11pt" fo:letter-spacing="normal" fo:font-style="italic" fo:font-weight="normal" officeooo:rsid="0041b7e4" style:font-size-asian="11pt" style:font-style-asian="italic" style:font-size-complex="11pt" style:font-style-complex="italic"/>
    </style:style>
    <style:style style:name="T107" style:family="text">
      <style:text-properties fo:font-variant="normal" fo:text-transform="none" fo:color="#000000" style:font-name="Liberation Sans" fo:font-size="11pt" fo:letter-spacing="normal" fo:font-style="italic" fo:font-weight="normal" officeooo:rsid="0012dee2" style:font-size-asian="11pt" style:font-style-asian="italic" style:font-size-complex="11pt" style:font-style-complex="italic"/>
    </style:style>
    <style:style style:name="T108" style:family="text">
      <style:text-properties fo:font-variant="normal" fo:text-transform="none" fo:color="#000000" style:font-name="Liberation Sans" fo:font-size="11pt" fo:letter-spacing="normal" fo:font-style="italic" fo:font-weight="normal" officeooo:rsid="00d0a27a" style:font-size-asian="11pt" style:font-style-asian="italic" style:font-size-complex="11pt" style:font-style-complex="italic"/>
    </style:style>
    <style:style style:name="T109" style:family="text">
      <style:text-properties fo:font-variant="normal" fo:text-transform="none" fo:color="#000000" style:font-name="Liberation Sans" fo:font-size="11pt" fo:letter-spacing="normal" fo:font-style="italic" fo:font-weight="normal" officeooo:rsid="00d24161" style:font-size-asian="11pt" style:font-style-asian="italic" style:font-size-complex="11pt" style:font-style-complex="italic"/>
    </style:style>
    <style:style style:name="T110" style:family="text">
      <style:text-properties fo:font-variant="normal" fo:text-transform="none" fo:color="#000000" fo:letter-spacing="normal" fo:font-style="normal" fo:font-weight="normal"/>
    </style:style>
    <style:style style:name="T111" style:family="text">
      <style:text-properties fo:font-variant="normal" fo:text-transform="none" fo:color="#000000" fo:letter-spacing="normal" fo:font-style="normal" fo:font-weight="normal" officeooo:rsid="00393844"/>
    </style:style>
    <style:style style:name="T112" style:family="text">
      <style:text-properties fo:font-variant="normal" fo:text-transform="none" fo:color="#000000" fo:letter-spacing="normal" fo:font-style="normal" fo:font-weight="normal" officeooo:rsid="0037fbcf"/>
    </style:style>
    <style:style style:name="T113" style:family="text">
      <style:text-properties fo:font-variant="normal" fo:text-transform="none" fo:color="#000000" fo:letter-spacing="normal" fo:font-style="normal" fo:font-weight="normal" officeooo:rsid="00381e1d"/>
    </style:style>
    <style:style style:name="T114" style:family="text">
      <style:text-properties fo:font-variant="normal" fo:text-transform="none" fo:color="#000000" fo:letter-spacing="normal" fo:font-style="normal" fo:font-weight="normal" officeooo:rsid="003db203"/>
    </style:style>
    <style:style style:name="T115" style:family="text">
      <style:text-properties fo:font-variant="normal" fo:text-transform="none" fo:color="#000000" fo:letter-spacing="normal" fo:font-style="normal" fo:font-weight="normal" officeooo:rsid="003efcb7"/>
    </style:style>
    <style:style style:name="T116" style:family="text">
      <style:text-properties fo:font-variant="normal" fo:text-transform="none" fo:color="#000000" fo:letter-spacing="normal" fo:font-style="normal" fo:font-weight="normal" officeooo:rsid="003effcc"/>
    </style:style>
    <style:style style:name="T117" style:family="text">
      <style:text-properties fo:font-variant="normal" fo:text-transform="none" fo:color="#000000" fo:letter-spacing="normal" fo:font-style="normal" fo:font-weight="normal" officeooo:rsid="0018e9ea"/>
    </style:style>
    <style:style style:name="T118" style:family="text">
      <style:text-properties fo:font-variant="normal" fo:text-transform="none" fo:color="#000000" fo:letter-spacing="normal" fo:font-style="normal" fo:font-weight="normal" officeooo:rsid="00b90c78"/>
    </style:style>
    <style:style style:name="T119" style:family="text">
      <style:text-properties fo:font-variant="normal" fo:text-transform="none" fo:color="#000000" fo:letter-spacing="normal" fo:font-style="normal" fo:font-weight="normal" officeooo:rsid="00bad485"/>
    </style:style>
    <style:style style:name="T120" style:family="text">
      <style:text-properties fo:font-variant="normal" fo:text-transform="none" fo:color="#000000" fo:letter-spacing="normal" fo:font-style="normal" fo:font-weight="normal" officeooo:rsid="00c1b1b0"/>
    </style:style>
    <style:style style:name="T121" style:family="text">
      <style:text-properties fo:font-variant="normal" fo:text-transform="none" fo:color="#000000" fo:letter-spacing="normal" fo:font-style="italic" fo:font-weight="normal" style:font-style-asian="italic" style:font-style-complex="italic"/>
    </style:style>
    <style:style style:name="T122" style:family="text">
      <style:text-properties fo:font-variant="normal" fo:text-transform="none" fo:color="#000000" fo:font-size="11pt" fo:letter-spacing="normal" fo:font-style="normal" fo:font-weight="normal" officeooo:rsid="003a21ce" style:font-size-asian="11pt" style:font-size-complex="11pt"/>
    </style:style>
    <style:style style:name="T123" style:family="text">
      <style:text-properties fo:font-variant="normal" fo:text-transform="none" fo:color="#000000" fo:font-size="11pt" fo:letter-spacing="normal" fo:font-style="normal" fo:font-weight="normal" officeooo:rsid="00bdfd1f" style:font-size-asian="11pt" style:font-size-complex="11pt"/>
    </style:style>
    <style:style style:name="T124" style:family="text">
      <style:text-properties fo:font-variant="normal" fo:text-transform="none" fo:color="#000000" fo:font-size="11pt" fo:letter-spacing="normal" fo:font-style="normal" fo:font-weight="normal" officeooo:rsid="00bfa5a3" style:font-size-asian="11pt" style:font-size-complex="11pt"/>
    </style:style>
    <style:style style:name="T125" style:family="text">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1db296" style:font-size-asian="11pt" style:font-style-asian="normal" style:font-weight-asian="normal" style:font-size-complex="11pt" style:font-style-complex="normal" style:font-weight-complex="normal" style:text-overline-style="none" style:text-overline-color="font-color"/>
    </style:style>
    <style:style style:name="T126" style:family="text">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929af7" style:font-size-asian="11pt" style:font-style-asian="normal" style:font-weight-asian="normal" style:font-size-complex="11pt" style:font-style-complex="normal" style:font-weight-complex="normal" style:text-overline-style="none" style:text-overline-color="font-color"/>
    </style:style>
    <style:style style:name="T127" style:family="text">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a13c31" style:font-size-asian="11pt" style:font-style-asian="normal" style:font-weight-asian="normal" style:font-size-complex="11pt" style:font-style-complex="normal" style:font-weight-complex="normal" style:text-overline-style="none" style:text-overline-color="font-color"/>
    </style:style>
    <style:style style:name="T128" style:family="text">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2ffcae" style:font-size-asian="11pt" style:font-style-asian="normal" style:font-weight-asian="normal" style:font-size-complex="11pt" style:font-style-complex="normal" style:font-weight-complex="normal" style:text-overline-style="none" style:text-overline-color="font-color"/>
    </style:style>
    <style:style style:name="T129" style:family="text">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22e939" style:font-size-asian="11pt" style:font-style-asian="normal" style:font-weight-asian="normal" style:font-size-complex="11pt" style:font-style-complex="normal" style:font-weight-complex="normal" style:text-overline-style="none" style:text-overline-color="font-color"/>
    </style:style>
    <style:style style:name="T130" style:family="text">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a2c6eb" style:font-size-asian="11pt" style:font-style-asian="normal" style:font-weight-asian="normal" style:font-size-complex="11pt" style:font-style-complex="normal" style:font-weight-complex="normal" style:text-overline-style="none" style:text-overline-color="font-color"/>
    </style:style>
    <style:style style:name="T131" style:family="text">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a49513" style:font-size-asian="11pt" style:font-style-asian="normal" style:font-weight-asian="normal" style:font-size-complex="11pt" style:font-style-complex="normal" style:font-weight-complex="normal" style:text-overline-style="none" style:text-overline-color="font-color"/>
    </style:style>
    <style:style style:name="T132" style:family="text">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319f4e" style:font-size-asian="11pt" style:font-style-asian="normal" style:font-weight-asian="normal" style:font-size-complex="11pt" style:font-style-complex="normal" style:font-weight-complex="normal" style:text-overline-style="none" style:text-overline-color="font-color"/>
    </style:style>
    <style:style style:name="T133" style:family="text">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349984" style:font-size-asian="11pt" style:font-style-asian="normal" style:font-weight-asian="normal" style:font-size-complex="11pt" style:font-style-complex="normal" style:font-weight-complex="normal" style:text-overline-style="none" style:text-overline-color="font-color"/>
    </style:style>
    <style:style style:name="T134" style:family="text">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a9f21f" style:font-size-asian="11pt" style:font-style-asian="normal" style:font-weight-asian="normal" style:font-size-complex="11pt" style:font-style-complex="normal" style:font-weight-complex="normal" style:text-overline-style="none" style:text-overline-color="font-color"/>
    </style:style>
    <style:style style:name="T135" style:family="text">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933f5f" style:font-size-asian="11pt" style:font-style-asian="normal" style:font-weight-asian="normal" style:font-size-complex="11pt" style:font-style-complex="normal" style:font-weight-complex="normal" style:text-overline-style="none" style:text-overline-color="font-color"/>
    </style:style>
    <style:style style:name="T136" style:family="text">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730e35" style:font-size-asian="11pt" style:font-style-asian="normal" style:font-weight-asian="normal" style:font-size-complex="11pt" style:font-style-complex="normal" style:font-weight-complex="normal" style:text-overline-style="none" style:text-overline-color="font-color"/>
    </style:style>
    <style:style style:name="T137" style:family="text">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ca94d3" style:font-size-asian="11pt" style:font-style-asian="normal" style:font-weight-asian="normal" style:font-size-complex="11pt" style:font-style-complex="normal" style:font-weight-complex="normal" style:text-overline-style="none" style:text-overline-color="font-color"/>
    </style:style>
    <style:style style:name="T138" style:family="text">
      <style:text-properties fo:font-variant="normal" fo:text-transform="none" fo:color="#000000" style:text-outline="false" style:text-line-through-style="none" style:text-line-through-type="none" style:font-name="Courier" fo:font-size="11pt" fo:letter-spacing="normal" fo:font-style="normal" fo:text-shadow="none" style:text-underline-style="none" fo:font-weight="normal" officeooo:rsid="001db296" style:font-size-asian="11pt" style:font-style-asian="normal" style:font-weight-asian="normal" style:font-size-complex="11pt" style:font-style-complex="normal" style:font-weight-complex="normal" style:text-overline-style="none" style:text-overline-color="font-color"/>
    </style:style>
    <style:style style:name="T139" style:family="text">
      <style:text-properties fo:font-variant="normal" fo:text-transform="none" fo:color="#000000" style:text-outline="false" style:text-line-through-style="none" style:text-line-through-type="none" style:font-name="Courier" fo:font-size="11pt" fo:letter-spacing="normal" fo:font-style="normal" fo:text-shadow="none" style:text-underline-style="none" fo:font-weight="normal" officeooo:rsid="0022e939" style:font-size-asian="11pt" style:font-style-asian="normal" style:font-weight-asian="normal" style:font-size-complex="11pt" style:font-style-complex="normal" style:font-weight-complex="normal" style:text-overline-style="none" style:text-overline-color="font-color"/>
    </style:style>
    <style:style style:name="T140" style:family="text">
      <style:text-properties fo:font-variant="normal" fo:text-transform="none" fo:color="#000000" style:text-outline="false" style:text-line-through-style="none" style:text-line-through-type="none" style:font-name="Courier" fo:font-size="11pt" fo:letter-spacing="normal" fo:font-style="normal" fo:text-shadow="none" style:text-underline-style="none" fo:font-weight="normal" officeooo:rsid="002ffcae" style:font-size-asian="11pt" style:font-style-asian="normal" style:font-weight-asian="normal" style:font-size-complex="11pt" style:font-style-complex="normal" style:font-weight-complex="normal" style:text-overline-style="none" style:text-overline-color="font-color"/>
    </style:style>
    <style:style style:name="T141" style:family="text">
      <style:text-properties fo:font-variant="normal" fo:text-transform="none" fo:color="#000000" style:text-outline="false" style:text-line-through-style="none" style:text-line-through-type="none" style:font-name="Courier" fo:font-size="11pt" fo:letter-spacing="normal" fo:font-style="normal" fo:text-shadow="none" style:text-underline-style="none" fo:font-weight="normal" officeooo:rsid="00319f4e" style:font-size-asian="11pt" style:font-style-asian="normal" style:font-weight-asian="normal" style:font-size-complex="11pt" style:font-style-complex="normal" style:font-weight-complex="normal" style:text-overline-style="none" style:text-overline-color="font-color"/>
    </style:style>
    <style:style style:name="T142" style:family="text">
      <style:text-properties fo:font-variant="normal" fo:text-transform="none" fo:color="#000000" style:text-outline="false" style:text-line-through-style="none" style:text-line-through-type="none" style:font-name="Courier" fo:font-size="11pt" fo:letter-spacing="normal" fo:font-style="normal" fo:text-shadow="none" style:text-underline-style="none" fo:font-weight="normal" officeooo:rsid="00349984" style:font-size-asian="11pt" style:font-style-asian="normal" style:font-weight-asian="normal" style:font-size-complex="11pt" style:font-style-complex="normal" style:font-weight-complex="normal" style:text-overline-style="none" style:text-overline-color="font-color"/>
    </style:style>
    <style:style style:name="T143" style:family="text">
      <style:text-properties fo:font-variant="normal" fo:text-transform="none" fo:color="#000000" style:text-outline="false" style:text-line-through-style="none" style:text-line-through-type="none" style:font-name="Liberation Serif" fo:font-size="11pt" fo:letter-spacing="normal" fo:font-style="normal" fo:text-shadow="none" style:text-underline-style="none" fo:font-weight="normal" officeooo:rsid="001db296" style:font-size-asian="11pt" style:font-style-asian="normal" style:font-weight-asian="normal" style:font-size-complex="11pt" style:font-style-complex="normal" style:font-weight-complex="normal" style:text-overline-style="none" style:text-overline-color="font-color"/>
    </style:style>
    <style:style style:name="T144" style:family="text">
      <style:text-properties fo:font-variant="normal" fo:text-transform="none" fo:color="#000000" style:text-outline="false" style:text-line-through-style="none" style:text-line-through-type="none" style:font-name="Liberation Serif" fo:font-size="11pt" fo:letter-spacing="normal" fo:font-style="normal" fo:text-shadow="none" style:text-underline-style="none" fo:font-weight="normal" officeooo:rsid="0022e939" style:font-size-asian="11pt" style:font-style-asian="normal" style:font-weight-asian="normal" style:font-size-complex="11pt" style:font-style-complex="normal" style:font-weight-complex="normal" style:text-overline-style="none" style:text-overline-color="font-color"/>
    </style:style>
    <style:style style:name="T145" style:family="text">
      <style:text-properties fo:font-variant="normal" fo:text-transform="none" fo:color="#000000" style:font-name="Liberation Mono1" fo:font-size="11pt" fo:letter-spacing="normal" fo:font-style="normal" fo:font-weight="normal" officeooo:rsid="00083fed" style:font-size-asian="11pt" style:font-size-complex="11pt"/>
    </style:style>
    <style:style style:name="T146" style:family="text">
      <style:text-properties fo:font-variant="normal" fo:text-transform="none" fo:color="#000000" style:font-name="Liberation Mono1" fo:font-size="11pt" fo:letter-spacing="normal" fo:font-style="normal" fo:font-weight="normal" officeooo:rsid="000ba82d" style:font-size-asian="11pt" style:font-size-complex="11pt"/>
    </style:style>
    <style:style style:name="T147" style:family="text">
      <style:text-properties fo:font-variant="normal" fo:text-transform="none" fo:color="#000000" style:font-name="Liberation Mono1" fo:font-size="11pt" fo:letter-spacing="normal" fo:font-style="normal" fo:font-weight="normal" officeooo:rsid="000c6e52" style:font-size-asian="11pt" style:font-size-complex="11pt"/>
    </style:style>
    <style:style style:name="T148" style:family="text">
      <style:text-properties fo:font-variant="normal" fo:text-transform="none" fo:color="#800080" style:font-name="Liberation Sans" fo:font-size="11pt" fo:letter-spacing="normal" fo:font-style="normal" fo:font-weight="normal" style:font-size-asian="11pt" style:font-size-complex="11pt"/>
    </style:style>
    <style:style style:name="T149" style:family="text">
      <style:text-properties fo:font-variant="normal" fo:text-transform="none" fo:color="#800080" style:font-name="Liberation Sans" fo:font-size="11pt" fo:letter-spacing="normal" fo:font-style="normal" fo:font-weight="normal" officeooo:rsid="0081d8be" style:font-size-asian="11pt" style:font-size-complex="11pt"/>
    </style:style>
    <style:style style:name="T150" style:family="text">
      <style:text-properties fo:font-variant="normal" fo:text-transform="none" fo:color="#800080" style:font-name="Courier" fo:font-size="11pt" fo:letter-spacing="normal" fo:font-style="normal" fo:font-weight="normal" style:font-size-asian="11pt" style:font-size-complex="11pt"/>
    </style:style>
    <style:style style:name="T151" style:family="text">
      <style:text-properties fo:font-variant="normal" fo:text-transform="none" fo:color="#666666" style:font-name="Courier" fo:font-size="11pt" fo:letter-spacing="normal" fo:font-style="normal" fo:font-weight="bold" style:font-size-asian="11pt" style:font-weight-asian="bold" style:font-size-complex="11pt" style:font-weight-complex="bold"/>
    </style:style>
    <style:style style:name="T152" style:family="text">
      <style:text-properties fo:font-variant="normal" fo:text-transform="none" fo:color="#666666" style:font-name="Courier" fo:font-size="11pt" fo:letter-spacing="normal" fo:font-style="normal" fo:font-weight="bold" officeooo:rsid="00105793" style:font-size-asian="11pt" style:font-weight-asian="bold" style:font-size-complex="11pt" style:font-weight-complex="bold"/>
    </style:style>
    <style:style style:name="T153" style:family="text">
      <style:text-properties fo:font-variant="normal" fo:text-transform="none" fo:color="#666666" style:font-name="Courier" fo:font-size="11pt" fo:letter-spacing="normal" fo:font-style="normal" fo:font-weight="bold" officeooo:rsid="0037fbcf" style:font-size-asian="11pt" style:font-weight-asian="bold" style:font-size-complex="11pt" style:font-weight-complex="bold"/>
    </style:style>
    <style:style style:name="T154" style:family="text">
      <style:text-properties fo:font-variant="normal" fo:text-transform="none" fo:color="#666666" style:font-name="Courier" fo:font-size="11pt" fo:letter-spacing="normal" fo:font-style="normal" fo:font-weight="bold" officeooo:rsid="003fefc1" style:font-size-asian="11pt" style:font-weight-asian="bold" style:font-size-complex="11pt" style:font-weight-complex="bold"/>
    </style:style>
    <style:style style:name="T155" style:family="text">
      <style:text-properties fo:font-variant="normal" fo:text-transform="none" fo:color="#666666" style:font-name="Courier" fo:font-size="11pt" fo:letter-spacing="normal" fo:font-style="normal" fo:font-weight="bold" officeooo:rsid="0041b7e4" style:font-size-asian="11pt" style:font-weight-asian="bold" style:font-size-complex="11pt" style:font-weight-complex="bold"/>
    </style:style>
    <style:style style:name="T156" style:family="text">
      <style:text-properties fo:font-variant="normal" fo:text-transform="none" fo:color="#666666" style:font-name="Courier" fo:font-size="11pt" fo:letter-spacing="normal" fo:font-style="normal" fo:font-weight="bold" officeooo:rsid="00394231" style:font-size-asian="11pt" style:font-weight-asian="bold" style:font-size-complex="11pt" style:font-weight-complex="bold"/>
    </style:style>
    <style:style style:name="T157" style:family="text">
      <style:text-properties fo:font-variant="normal" fo:text-transform="none" fo:color="#666666" style:text-outline="false" style:text-line-through-style="none" style:text-line-through-type="none" style:font-name="Courier" fo:font-size="11pt" fo:letter-spacing="normal" fo:font-style="normal" fo:text-shadow="none" style:text-underline-style="none" fo:font-weight="bold" officeooo:rsid="00349984" style:font-size-asian="11pt" style:font-style-asian="normal" style:font-weight-asian="bold" style:font-size-complex="11pt" style:font-style-complex="normal" style:font-weight-complex="bold" style:text-overline-style="none" style:text-overline-color="font-color"/>
    </style:style>
    <style:style style:name="T158" style:family="text">
      <style:text-properties fo:font-variant="normal" fo:text-transform="none" fo:color="#666666" style:font-name="Liberation Sans" fo:font-size="11pt" fo:letter-spacing="normal" fo:font-style="normal" fo:font-weight="bold" officeooo:rsid="006804ab" style:font-size-asian="11pt" style:font-style-asian="normal" style:font-weight-asian="bold" style:font-size-complex="11pt" style:font-style-complex="normal" style:font-weight-complex="bold"/>
    </style:style>
    <style:style style:name="T159" style:family="text">
      <style:text-properties fo:font-variant="normal" fo:text-transform="none" style:use-window-font-color="true" style:font-name="Liberation Sans" fo:font-size="11pt" fo:letter-spacing="normal" fo:font-style="normal" fo:font-weight="normal" officeooo:rsid="00083fed" style:font-size-asian="11pt" style:font-size-complex="11pt"/>
    </style:style>
    <style:style style:name="T160" style:family="text">
      <style:text-properties fo:font-variant="normal" fo:text-transform="none" style:use-window-font-color="true" style:font-name="Liberation Sans" fo:font-size="11pt" fo:letter-spacing="normal" fo:font-style="normal" fo:font-weight="normal" officeooo:rsid="005287f6" style:font-size-asian="11pt" style:font-size-complex="11pt"/>
    </style:style>
    <style:style style:name="T161" style:family="text">
      <style:text-properties fo:font-variant="normal" fo:text-transform="none" style:use-window-font-color="true" style:font-name="Liberation Sans" fo:font-size="11pt" fo:letter-spacing="normal" fo:font-style="normal" fo:font-weight="normal" officeooo:rsid="00d87221" style:font-name-asian="Songti SC" style:font-size-asian="11pt" style:font-weight-asian="bold" style:font-name-complex="Arial Unicode MS" style:font-size-complex="11pt" style:font-weight-complex="bold"/>
    </style:style>
    <style:style style:name="T162" style:family="text">
      <style:text-properties fo:font-variant="normal" fo:text-transform="none" style:use-window-font-color="true" style:font-name="Liberation Sans" fo:font-size="11pt" fo:letter-spacing="normal" fo:font-style="normal" style:text-underline-style="none" fo:font-weight="normal" officeooo:rsid="000e7e7b" style:font-size-asian="11pt" style:font-size-complex="11pt"/>
    </style:style>
    <style:style style:name="T163" style:family="text">
      <style:text-properties fo:font-variant="normal" fo:text-transform="none" fo:color="#2a6099" style:font-name="Courier" fo:font-size="11pt" fo:letter-spacing="normal" fo:font-style="normal" style:text-underline-style="solid" style:text-underline-width="auto" style:text-underline-color="font-color" fo:font-weight="normal" officeooo:rsid="00394231" style:font-size-asian="11pt" style:font-size-complex="11pt"/>
    </style:style>
    <style:style style:name="T164" style:family="text">
      <style:text-properties fo:font-variant="normal" fo:text-transform="none" fo:color="#2a6099" style:font-name="Courier" fo:font-size="11pt" fo:letter-spacing="normal" fo:font-style="normal" style:text-underline-style="solid" style:text-underline-width="auto" style:text-underline-color="font-color" fo:font-weight="normal" officeooo:rsid="003db203" style:font-size-asian="11pt" style:font-size-complex="11pt"/>
    </style:style>
    <style:style style:name="T165" style:family="text">
      <style:text-properties fo:font-variant="normal" fo:text-transform="none" fo:color="#595959" fo:letter-spacing="normal" fo:font-style="normal" fo:font-weight="normal"/>
    </style:style>
    <style:style style:name="T166" style:family="text">
      <style:text-properties fo:font-variant="normal" fo:text-transform="none" fo:color="#595959" fo:letter-spacing="normal" fo:font-style="normal" fo:font-weight="normal" officeooo:rsid="003effcc" style:font-name-asian="Songti SC" style:font-weight-asian="bold" style:font-name-complex="Arial Unicode MS" style:font-weight-complex="bold"/>
    </style:style>
    <style:style style:name="T167" style:family="text">
      <style:text-properties fo:font-variant="normal" fo:text-transform="none" fo:color="#595959" style:font-name="Liberation Sans" fo:font-size="11pt" fo:letter-spacing="normal" fo:font-style="normal" fo:font-weight="normal" style:font-size-asian="11pt" style:font-size-complex="11pt"/>
    </style:style>
    <style:style style:name="T168" style:family="text">
      <style:text-properties fo:font-variant="normal" fo:text-transform="none" fo:color="#595959" style:font-name="Liberation Sans" fo:font-size="11pt" fo:letter-spacing="normal" fo:font-style="normal" fo:font-weight="normal" officeooo:rsid="003a21ce" style:font-size-asian="11pt" style:font-size-complex="11pt"/>
    </style:style>
    <style:style style:name="T169" style:family="text">
      <style:text-properties fo:font-variant="normal" fo:text-transform="none" fo:color="#595959" style:font-name="Liberation Sans" fo:font-size="11pt" fo:letter-spacing="normal" fo:font-style="normal" fo:font-weight="normal" officeooo:rsid="003db203" style:font-size-asian="11pt" style:font-size-complex="11pt"/>
    </style:style>
    <style:style style:name="T170" style:family="text">
      <style:text-properties fo:font-variant="normal" fo:text-transform="none" fo:color="#595959" style:font-name="Liberation Sans" fo:font-size="11pt" fo:letter-spacing="normal" fo:font-style="normal" fo:font-weight="normal" officeooo:rsid="007570df" style:font-size-asian="11pt" style:font-size-complex="11pt"/>
    </style:style>
    <style:style style:name="T171" style:family="text">
      <style:text-properties fo:font-variant="normal" fo:text-transform="none" style:font-name="Courier" fo:font-size="11pt" fo:letter-spacing="normal" style:font-size-asian="11pt" style:font-size-complex="11pt"/>
    </style:style>
    <style:style style:name="T172" style:family="text">
      <style:text-properties fo:font-variant="normal" fo:text-transform="none" style:font-name="Courier" fo:font-size="11pt" fo:letter-spacing="normal" officeooo:rsid="000ba82d" style:font-size-asian="11pt" style:font-size-complex="11pt"/>
    </style:style>
    <style:style style:name="T173" style:family="text">
      <style:text-properties fo:font-variant="normal" fo:text-transform="none" style:font-name="Courier" fo:font-size="11pt" fo:letter-spacing="normal" officeooo:rsid="0017fe47" style:font-size-asian="11pt" style:font-size-complex="11pt"/>
    </style:style>
    <style:style style:name="T174" style:family="text">
      <style:text-properties fo:font-variant="normal" fo:text-transform="none" style:font-name="Courier" fo:font-size="11pt" fo:letter-spacing="normal" officeooo:rsid="0018e9ea" style:font-size-asian="11pt" style:font-size-complex="11pt"/>
    </style:style>
    <style:style style:name="T175" style:family="text">
      <style:text-properties fo:font-variant="normal" fo:text-transform="none" style:font-name="Courier" fo:letter-spacing="normal" officeooo:rsid="0018e9ea"/>
    </style:style>
    <style:style style:name="T176" style:family="text">
      <style:text-properties fo:font-variant="normal" fo:text-transform="none" style:font-name="Courier" fo:letter-spacing="normal" officeooo:rsid="00191f80"/>
    </style:style>
    <style:style style:name="T177" style:family="text">
      <style:text-properties fo:font-variant="normal" fo:text-transform="none" style:font-name="Courier" fo:letter-spacing="normal" officeooo:rsid="0019ce42"/>
    </style:style>
    <style:style style:name="T178" style:family="text">
      <style:text-properties fo:font-variant="normal" fo:text-transform="none" style:font-name="Liberation Sans" fo:font-size="11pt" fo:letter-spacing="normal" officeooo:rsid="0016e863" style:font-size-asian="11pt" style:font-size-complex="11pt"/>
    </style:style>
    <style:style style:name="T179" style:family="text">
      <style:text-properties fo:font-variant="normal" fo:text-transform="none" style:font-name="Liberation Sans" fo:font-size="11pt" fo:letter-spacing="normal" officeooo:rsid="00594f3c" style:font-size-asian="11pt" style:font-size-complex="11pt"/>
    </style:style>
    <style:style style:name="T180" style:family="text">
      <style:text-properties fo:font-variant="normal" fo:text-transform="none" style:font-name="Liberation Sans" fo:font-size="11pt" fo:letter-spacing="normal" officeooo:rsid="0017fe47" style:font-size-asian="11pt" style:font-size-complex="11pt"/>
    </style:style>
    <style:style style:name="T181" style:family="text">
      <style:text-properties fo:font-variant="normal" fo:text-transform="none" style:font-name="Liberation Sans" fo:font-size="11pt" fo:letter-spacing="normal" officeooo:rsid="0070ca06" style:font-size-asian="11pt" style:font-size-complex="11pt"/>
    </style:style>
    <style:style style:name="T182" style:family="text">
      <style:text-properties fo:font-variant="normal" fo:text-transform="none" style:font-name="Liberation Sans" fo:font-size="11pt" fo:letter-spacing="normal" officeooo:rsid="0018e9ea" style:font-size-asian="11pt" style:font-size-complex="11pt"/>
    </style:style>
    <style:style style:name="T183" style:family="text">
      <style:text-properties fo:font-variant="normal" fo:text-transform="none" style:font-name="Liberation Sans" fo:font-size="11pt" fo:letter-spacing="normal" officeooo:rsid="005e956f" style:font-size-asian="11pt" style:font-size-complex="11pt"/>
    </style:style>
    <style:style style:name="T184" style:family="text">
      <style:text-properties fo:font-variant="normal" fo:text-transform="none" style:font-name="Liberation Sans" fo:font-size="11pt" fo:letter-spacing="normal" officeooo:rsid="0091847c" style:font-size-asian="11pt" style:font-size-complex="11pt"/>
    </style:style>
    <style:style style:name="T185" style:family="text">
      <style:text-properties fo:font-variant="normal" fo:text-transform="none" style:font-name="Liberation Sans" fo:letter-spacing="normal" officeooo:rsid="0018e9ea"/>
    </style:style>
    <style:style style:name="T186" style:family="text">
      <style:text-properties fo:font-variant="normal" fo:text-transform="none" style:font-name="Liberation Sans" fo:letter-spacing="normal" officeooo:rsid="005e956f"/>
    </style:style>
    <style:style style:name="T187" style:family="text">
      <style:text-properties fo:font-variant="normal" fo:text-transform="none" style:font-name="Liberation Sans" fo:letter-spacing="normal" officeooo:rsid="0029c8a1"/>
    </style:style>
    <style:style style:name="T188" style:family="text">
      <style:text-properties fo:font-variant="normal" fo:text-transform="none" style:font-name="Liberation Sans" fo:letter-spacing="normal" officeooo:rsid="00191f80"/>
    </style:style>
    <style:style style:name="T189" style:family="text">
      <style:text-properties fo:font-variant="normal" fo:text-transform="none" style:font-name="Liberation Sans" fo:letter-spacing="normal" officeooo:rsid="0019ce42"/>
    </style:style>
    <style:style style:name="T190" style:family="text">
      <style:text-properties fo:font-variant="normal" fo:text-transform="none" style:font-name="Liberation Sans" fo:letter-spacing="normal" officeooo:rsid="002ac7c5"/>
    </style:style>
    <style:style style:name="T191" style:family="text">
      <style:text-properties fo:font-variant="normal" fo:text-transform="none" style:font-name="Liberation Sans" fo:letter-spacing="normal" officeooo:rsid="002dedb0"/>
    </style:style>
    <style:style style:name="T192" style:family="text">
      <style:text-properties fo:font-variant="normal" fo:text-transform="none" style:font-name="Liberation Sans" fo:letter-spacing="normal" officeooo:rsid="002ae950"/>
    </style:style>
    <style:style style:name="T193" style:family="text">
      <style:text-properties fo:font-variant="normal" fo:text-transform="none" style:font-name="Liberation Sans" fo:letter-spacing="normal" fo:font-weight="bold" officeooo:rsid="0019ce42" style:font-weight-asian="bold" style:font-weight-complex="bold"/>
    </style:style>
    <style:style style:name="T194" style:family="text">
      <style:text-properties fo:font-variant="normal" fo:text-transform="none" style:font-name="Liberation Sans" fo:letter-spacing="normal" officeooo:rsid="00730e35"/>
    </style:style>
    <style:style style:name="T195" style:family="text">
      <style:text-properties fo:font-variant="normal" fo:text-transform="none" fo:letter-spacing="normal" officeooo:rsid="0014b962"/>
    </style:style>
    <style:style style:name="T196" style:family="text">
      <style:text-properties fo:font-variant="normal" fo:text-transform="none" fo:letter-spacing="normal" officeooo:rsid="0057f917"/>
    </style:style>
    <style:style style:name="T197" style:family="text">
      <style:text-properties fo:font-variant="normal" fo:text-transform="none" fo:letter-spacing="normal" officeooo:rsid="0018e9ea"/>
    </style:style>
    <style:style style:name="T198" style:family="text">
      <style:text-properties fo:font-variant="normal" fo:text-transform="none" fo:letter-spacing="normal" officeooo:rsid="00191f80"/>
    </style:style>
    <style:style style:name="T199" style:family="text">
      <style:text-properties fo:font-variant="normal" fo:text-transform="none" fo:color="#000080" style:font-name="Liberation Mono1" fo:font-size="11pt" fo:letter-spacing="normal" fo:font-style="normal" style:text-underline-style="solid" style:text-underline-width="auto" style:text-underline-color="font-color" fo:font-weight="normal" officeooo:rsid="000c6e52" style:font-size-asian="11pt" style:font-size-complex="11pt"/>
    </style:style>
    <style:style style:name="T200" style:family="text">
      <style:text-properties fo:font-variant="normal" fo:text-transform="none" fo:color="#000080" style:font-name="Liberation Mono1" fo:font-size="11pt" fo:letter-spacing="normal" fo:font-style="normal" style:text-underline-style="solid" style:text-underline-width="auto" style:text-underline-color="font-color" fo:font-weight="normal" officeooo:rsid="000c6e52" style:font-size-asian="11pt" style:font-style-asian="normal" style:font-size-complex="11pt" style:font-style-complex="normal"/>
    </style:style>
    <style:style style:name="T201" style:family="text">
      <style:text-properties fo:font-variant="normal" fo:text-transform="none" fo:color="#000080" style:font-name="Courier" fo:font-size="11pt" fo:letter-spacing="normal" fo:font-style="normal" style:text-underline-style="solid" style:text-underline-width="auto" style:text-underline-color="font-color" fo:font-weight="normal" officeooo:rsid="004e4232" style:font-size-asian="11pt" style:font-size-complex="11pt"/>
    </style:style>
    <style:style style:name="T202" style:family="text">
      <style:text-properties fo:font-variant="normal" fo:text-transform="none" fo:color="#000080" style:font-name="Courier" fo:font-size="11pt" fo:letter-spacing="normal" fo:font-style="normal" style:text-underline-style="solid" style:text-underline-width="auto" style:text-underline-color="font-color" fo:font-weight="normal" officeooo:rsid="000e7e7b" style:font-size-asian="11pt" style:font-size-complex="11pt"/>
    </style:style>
    <style:style style:name="T203" style:family="text">
      <style:text-properties officeooo:rsid="00083fed"/>
    </style:style>
    <style:style style:name="T204" style:family="text">
      <style:text-properties officeooo:rsid="000a365d"/>
    </style:style>
    <style:style style:name="T205" style:family="text">
      <style:text-properties fo:color="#355269" style:font-name="Liberation Mono1" fo:font-size="11pt" style:text-underline-style="solid" style:text-underline-width="auto" style:text-underline-color="font-color" officeooo:rsid="000a365d" fo:background-color="transparent" loext:char-shading-value="0" style:font-name-asian="sans-serif" style:font-size-asian="11pt" style:font-name-complex="sans-serif" style:font-size-complex="11pt"/>
    </style:style>
    <style:style style:name="T206" style:family="text">
      <style:text-properties fo:color="#355269" style:font-name="Liberation Mono1" fo:font-size="11pt" style:text-underline-style="solid" style:text-underline-width="auto" style:text-underline-color="font-color" officeooo:rsid="000ba82d" style:font-size-asian="11pt" style:font-size-complex="11pt"/>
    </style:style>
    <style:style style:name="T207" style:family="text">
      <style:text-properties style:font-name="Liberation Sans"/>
    </style:style>
    <style:style style:name="T208" style:family="text">
      <style:text-properties style:font-name="Liberation Sans" fo:font-size="11pt" style:font-size-asian="11pt" style:font-size-complex="11pt"/>
    </style:style>
    <style:style style:name="T209" style:family="text">
      <style:text-properties style:font-name="Liberation Sans" fo:font-size="11pt" officeooo:rsid="000a365d" style:font-size-asian="11pt" style:font-size-complex="11pt"/>
    </style:style>
    <style:style style:name="T210" style:family="text">
      <style:text-properties style:font-name="Liberation Sans" fo:font-size="11pt" officeooo:rsid="001c7395" style:font-size-asian="11pt" style:font-size-complex="11pt"/>
    </style:style>
    <style:style style:name="T211" style:family="text">
      <style:text-properties style:font-name="Liberation Sans" fo:font-size="11pt" officeooo:rsid="000aa850" style:font-size-asian="11pt" style:font-size-complex="11pt"/>
    </style:style>
    <style:style style:name="T212" style:family="text">
      <style:text-properties style:font-name="Liberation Sans" fo:font-size="11pt" officeooo:rsid="0029c8a1" style:font-size-asian="11pt" style:font-size-complex="11pt"/>
    </style:style>
    <style:style style:name="T213" style:family="text">
      <style:text-properties style:font-name="Liberation Sans" fo:font-size="11pt" officeooo:rsid="000ba82d" style:font-size-asian="11pt" style:font-size-complex="11pt"/>
    </style:style>
    <style:style style:name="T214" style:family="text">
      <style:text-properties style:font-name="Liberation Sans" fo:font-size="11pt" officeooo:rsid="00331c43" style:font-size-asian="11pt" style:font-size-complex="11pt"/>
    </style:style>
    <style:style style:name="T215" style:family="text">
      <style:text-properties style:font-name="Liberation Sans" fo:font-size="11pt" officeooo:rsid="00349984" style:font-size-asian="11pt" style:font-size-complex="11pt"/>
    </style:style>
    <style:style style:name="T216" style:family="text">
      <style:text-properties style:font-name="Liberation Sans" fo:font-size="11pt" officeooo:rsid="00a80814" style:font-size-asian="11pt" style:font-size-complex="11pt"/>
    </style:style>
    <style:style style:name="T217" style:family="text">
      <style:text-properties style:font-name="Liberation Sans" fo:font-size="11pt" officeooo:rsid="00dbab8f" style:font-size-asian="11pt" style:font-size-complex="11pt"/>
    </style:style>
    <style:style style:name="T218" style:family="text">
      <style:text-properties style:font-name="Liberation Sans" fo:font-size="11pt" officeooo:rsid="001c7395" style:font-name-asian="sans-serif" style:font-size-asian="11pt" style:font-name-complex="sans-serif" style:font-size-complex="11pt"/>
    </style:style>
    <style:style style:name="T219" style:family="text">
      <style:text-properties style:font-name="Liberation Sans" fo:font-size="11pt" officeooo:rsid="000aa850" style:font-name-asian="sans-serif" style:font-size-asian="11pt" style:font-name-complex="sans-serif" style:font-size-complex="11pt"/>
    </style:style>
    <style:style style:name="T220" style:family="text">
      <style:text-properties style:font-name="Liberation Sans" fo:font-size="11pt" officeooo:rsid="000a365d" style:font-name-asian="sans-serif" style:font-size-asian="11pt" style:font-name-complex="sans-serif" style:font-size-complex="11pt"/>
    </style:style>
    <style:style style:name="T221" style:family="text">
      <style:text-properties style:font-name="Liberation Sans" fo:font-size="11pt" officeooo:rsid="0027bee3" style:font-name-asian="sans-serif" style:font-size-asian="11pt" style:font-name-complex="sans-serif" style:font-size-complex="11pt"/>
    </style:style>
    <style:style style:name="T222" style:family="text">
      <style:text-properties style:font-name="Liberation Sans" fo:font-size="11pt" officeooo:rsid="004904bb" style:font-name-asian="sans-serif" style:font-size-asian="11pt" style:font-name-complex="sans-serif" style:font-size-complex="11pt"/>
    </style:style>
    <style:style style:name="T223" style:family="text">
      <style:text-properties style:font-name="Liberation Sans" fo:font-size="11pt" officeooo:rsid="000ba82d" style:font-name-asian="sans-serif" style:font-size-asian="11pt" style:font-name-complex="sans-serif" style:font-size-complex="11pt"/>
    </style:style>
    <style:style style:name="T224" style:family="text">
      <style:text-properties style:font-name="Liberation Sans" fo:font-size="11pt" officeooo:rsid="00652566" style:font-name-asian="sans-serif" style:font-size-asian="11pt" style:font-name-complex="sans-serif" style:font-size-complex="11pt"/>
    </style:style>
    <style:style style:name="T225" style:family="text">
      <style:text-properties style:font-name="Liberation Sans" fo:font-size="11pt" officeooo:rsid="007ebd61" style:font-name-asian="sans-serif" style:font-size-asian="11pt" style:font-name-complex="sans-serif" style:font-size-complex="11pt"/>
    </style:style>
    <style:style style:name="T226" style:family="text">
      <style:text-properties style:font-name="Liberation Sans" fo:font-size="11pt" officeooo:rsid="009cb059" style:font-name-asian="sans-serif" style:font-size-asian="11pt" style:font-name-complex="sans-serif" style:font-size-complex="11pt"/>
    </style:style>
    <style:style style:name="T227" style:family="text">
      <style:text-properties style:font-name="Liberation Sans" fo:font-size="11pt" officeooo:rsid="00dbab8f" style:font-name-asian="sans-serif" style:font-size-asian="11pt" style:font-name-complex="sans-serif" style:font-size-complex="11pt"/>
    </style:style>
    <style:style style:name="T228" style:family="text">
      <style:text-properties style:font-name="Liberation Sans" fo:font-size="11pt" officeooo:rsid="000a365d" style:font-name-asian="Liberation Mono" style:font-size-asian="11pt" style:font-name-complex="Liberation Mono" style:font-size-complex="11pt"/>
    </style:style>
    <style:style style:name="T229" style:family="text">
      <style:text-properties style:font-name="Liberation Sans" fo:font-size="11pt" officeooo:rsid="000aa850" style:font-name-asian="Liberation Mono" style:font-size-asian="11pt" style:font-name-complex="Liberation Mono" style:font-size-complex="11pt"/>
    </style:style>
    <style:style style:name="T230" style:family="text">
      <style:text-properties style:font-name="Liberation Sans" fo:font-size="11pt" officeooo:rsid="001c7395" style:font-name-asian="Liberation Mono" style:font-size-asian="11pt" style:font-name-complex="Liberation Mono" style:font-size-complex="11pt"/>
    </style:style>
    <style:style style:name="T231" style:family="text">
      <style:text-properties style:font-name="Liberation Sans" fo:font-size="11pt" officeooo:rsid="002905c7" style:font-name-asian="Liberation Mono" style:font-size-asian="11pt" style:font-name-complex="Liberation Mono" style:font-size-complex="11pt"/>
    </style:style>
    <style:style style:name="T232" style:family="text">
      <style:text-properties style:font-name="Liberation Sans" fo:font-size="11pt" officeooo:rsid="000ba82d" style:font-name-asian="Liberation Mono" style:font-size-asian="11pt" style:font-name-complex="Liberation Mono" style:font-size-complex="11pt"/>
    </style:style>
    <style:style style:name="T233" style:family="text">
      <style:text-properties style:font-name="Liberation Sans" officeooo:rsid="0016e863"/>
    </style:style>
    <style:style style:name="T234" style:family="text">
      <style:text-properties style:font-name="Liberation Sans" officeooo:rsid="00193cd9"/>
    </style:style>
    <style:style style:name="T235" style:family="text">
      <style:text-properties style:font-name="Liberation Sans" officeooo:rsid="00244062"/>
    </style:style>
    <style:style style:name="T236" style:family="text">
      <style:text-properties style:font-name="Liberation Sans" officeooo:rsid="00319f4e"/>
    </style:style>
    <style:style style:name="T237" style:family="text">
      <style:text-properties style:font-name="Liberation Sans" officeooo:rsid="003d0e9d"/>
    </style:style>
    <style:style style:name="T238" style:family="text">
      <style:text-properties style:font-name="Liberation Sans" officeooo:rsid="009f2bdb"/>
    </style:style>
    <style:style style:name="T239" style:family="text">
      <style:text-properties style:font-name="Liberation Sans" officeooo:rsid="00a49513"/>
    </style:style>
    <style:style style:name="T240" style:family="text">
      <style:text-properties style:font-name="Liberation Sans" officeooo:rsid="00a61c87"/>
    </style:style>
    <style:style style:name="T241" style:family="text">
      <style:text-properties style:font-name="Liberation Sans" officeooo:rsid="00a7be55"/>
    </style:style>
    <style:style style:name="T242" style:family="text">
      <style:text-properties style:font-name="Liberation Sans" officeooo:rsid="00331c43"/>
    </style:style>
    <style:style style:name="T243" style:family="text">
      <style:text-properties style:font-name="Courier"/>
    </style:style>
    <style:style style:name="T244" style:family="text">
      <style:text-properties style:font-name="Courier" fo:font-size="11pt" officeooo:rsid="000a365d" style:font-name-asian="sans-serif" style:font-size-asian="11pt" style:font-name-complex="sans-serif" style:font-size-complex="11pt"/>
    </style:style>
    <style:style style:name="T245" style:family="text">
      <style:text-properties style:font-name="Courier" fo:font-size="11pt" officeooo:rsid="000aa850" style:font-name-asian="sans-serif" style:font-size-asian="11pt" style:font-name-complex="sans-serif" style:font-size-complex="11pt"/>
    </style:style>
    <style:style style:name="T246" style:family="text">
      <style:text-properties style:font-name="Courier" fo:font-size="11pt" officeooo:rsid="000ba82d" style:font-name-asian="sans-serif" style:font-size-asian="11pt" style:font-name-complex="sans-serif" style:font-size-complex="11pt"/>
    </style:style>
    <style:style style:name="T247" style:family="text">
      <style:text-properties style:font-name="Courier" fo:font-size="11pt" officeooo:rsid="000ba82d" style:font-size-asian="11pt" style:font-size-complex="11pt"/>
    </style:style>
    <style:style style:name="T248" style:family="text">
      <style:text-properties style:font-name="Courier" fo:font-size="11pt" officeooo:rsid="00331c43" style:font-size-asian="11pt" style:font-size-complex="11pt"/>
    </style:style>
    <style:style style:name="T249" style:family="text">
      <style:text-properties style:font-name="Courier" officeooo:rsid="00193cd9"/>
    </style:style>
    <style:style style:name="T250" style:family="text">
      <style:text-properties style:font-name="Courier" fo:language="es" fo:country="MX" officeooo:rsid="001ff463"/>
    </style:style>
    <style:style style:name="T251" style:family="text">
      <style:text-properties style:font-name="Courier" officeooo:rsid="00319f4e"/>
    </style:style>
    <style:style style:name="T252" style:family="text">
      <style:text-properties style:font-name="Courier" officeooo:rsid="00331c43"/>
    </style:style>
    <style:style style:name="T253" style:family="text">
      <style:text-properties style:font-name="Courier" officeooo:rsid="00244062"/>
    </style:style>
    <style:style style:name="T254" style:family="text">
      <style:text-properties style:font-name="Courier" officeooo:rsid="003db203"/>
    </style:style>
    <style:style style:name="T255" style:family="text">
      <style:text-properties style:font-name="Courier" officeooo:rsid="000ba82d"/>
    </style:style>
    <style:style style:name="T256" style:family="text">
      <style:text-properties style:font-name="Courier" officeooo:rsid="00929af7"/>
    </style:style>
    <style:style style:name="T257" style:family="text">
      <style:text-properties officeooo:rsid="0026ea78"/>
    </style:style>
    <style:style style:name="T258" style:family="text">
      <style:text-properties officeooo:rsid="002905c7"/>
    </style:style>
    <style:style style:name="T259" style:family="text">
      <style:text-properties officeooo:rsid="00319f4e"/>
    </style:style>
    <style:style style:name="T260" style:family="text">
      <style:text-properties officeooo:rsid="0035d787"/>
    </style:style>
    <style:style style:name="T261" style:family="text">
      <style:text-properties officeooo:rsid="0041b7e4"/>
    </style:style>
    <style:style style:name="T262" style:family="text">
      <style:text-properties officeooo:rsid="00431411"/>
    </style:style>
    <style:style style:name="T263" style:family="text">
      <style:text-properties officeooo:rsid="001c7395" style:font-name-asian="sans-serif" style:font-name-complex="sans-serif"/>
    </style:style>
    <style:style style:name="T264" style:family="text">
      <style:text-properties officeooo:rsid="000ba82d" style:font-name-asian="sans-serif" style:font-name-complex="sans-serif"/>
    </style:style>
    <style:style style:name="T265" style:family="text">
      <style:text-properties officeooo:rsid="004ae8fe" style:font-name-asian="sans-serif" style:font-name-complex="sans-serif"/>
    </style:style>
    <style:style style:name="T266" style:family="text">
      <style:text-properties style:use-window-font-color="true" style:font-name="Liberation Sans" fo:font-size="11pt" style:text-underline-style="none" officeooo:rsid="000a365d" fo:background-color="transparent" loext:char-shading-value="0" style:font-name-asian="sans-serif" style:font-size-asian="11pt" style:font-name-complex="sans-serif" style:font-size-complex="11pt"/>
    </style:style>
    <style:style style:name="T267" style:family="text">
      <style:text-properties fo:color="#666666" style:font-name="Courier" fo:font-weight="bold" style:font-weight-asian="bold" style:font-weight-complex="bold"/>
    </style:style>
    <style:style style:name="T268" style:family="text">
      <style:text-properties fo:color="#666666" officeooo:rsid="00652566"/>
    </style:style>
    <style:style style:name="T269" style:family="text">
      <style:text-properties fo:color="#666666" officeooo:rsid="007018b8"/>
    </style:style>
    <style:style style:name="T270" style:family="text">
      <style:text-properties fo:color="#666666" officeooo:rsid="009bd333"/>
    </style:style>
    <style:style style:name="T271" style:family="text">
      <style:text-properties fo:color="#666666" style:font-name="Liberation Mono1" fo:font-size="9pt" officeooo:rsid="0048cc17" style:font-size-asian="11pt" style:font-size-complex="11pt"/>
    </style:style>
    <style:style style:name="T272" style:family="text">
      <style:text-properties fo:color="#666666" style:font-name="Liberation Mono1" fo:font-size="9pt" officeooo:rsid="0053d094" style:font-size-asian="11pt" style:font-size-complex="11pt"/>
    </style:style>
    <style:style style:name="T273" style:family="text">
      <style:text-properties fo:color="#666666" style:font-name="Liberation Mono1" fo:font-size="10pt" officeooo:rsid="004ae8fe" style:font-size-asian="10pt" style:font-size-complex="10pt"/>
    </style:style>
    <style:style style:name="T274" style:family="text">
      <style:text-properties fo:font-size="11pt" officeooo:rsid="00331c43" style:font-size-asian="11pt" style:font-size-complex="11pt"/>
    </style:style>
    <style:style style:name="T275" style:family="text">
      <style:text-properties fo:language="es" fo:country="MX" officeooo:rsid="002ffcae"/>
    </style:style>
    <style:style style:name="T276" style:family="text">
      <style:text-properties fo:language="es" fo:country="MX" officeooo:rsid="001e11e3"/>
    </style:style>
    <style:style style:name="T277" style:family="text">
      <style:text-properties fo:language="es" fo:country="MX" officeooo:rsid="001e7a34"/>
    </style:style>
    <style:style style:name="T278" style:family="text">
      <style:text-properties fo:language="es" fo:country="MX" officeooo:rsid="001ff463"/>
    </style:style>
    <style:style style:name="T279" style:family="text">
      <style:text-properties officeooo:rsid="00331c43"/>
    </style:style>
    <style:style style:name="T280" style:family="text">
      <style:text-properties officeooo:rsid="00720ee2"/>
    </style:style>
    <style:style style:name="T281" style:family="text">
      <style:text-properties officeooo:rsid="003db203"/>
    </style:style>
    <style:style style:name="T282" style:family="text">
      <style:text-properties officeooo:rsid="0081d8be"/>
    </style:style>
    <style:style style:name="T283" style:family="text">
      <style:text-properties officeooo:rsid="00929af7"/>
    </style:style>
    <style:style style:name="T284" style:family="text">
      <style:text-properties officeooo:rsid="00a61c87"/>
    </style:style>
    <style:style style:name="T285" style:family="text">
      <style:text-properties officeooo:rsid="00b13685"/>
    </style:style>
    <style:style style:name="T286" style:family="text">
      <style:text-properties officeooo:rsid="00b22a2a"/>
    </style:style>
    <style:style style:name="T287" style:family="text">
      <style:text-properties fo:color="#2a6099" style:font-name="Courier" style:text-underline-style="solid" style:text-underline-width="auto" style:text-underline-color="font-color"/>
    </style:style>
    <style:style style:name="T288" style:family="text">
      <style:text-properties fo:font-style="italic" style:font-style-asian="italic" style:font-style-complex="italic"/>
    </style:style>
    <style:style style:name="T289" style:family="text">
      <style:text-properties officeooo:rsid="00bb72d4"/>
    </style:style>
    <style:style style:name="T290" style:family="text">
      <style:text-properties officeooo:rsid="00c41115"/>
    </style:style>
    <style:style style:name="T291" style:family="text">
      <style:text-properties officeooo:rsid="00c63e0a"/>
    </style:style>
    <style:style style:name="T292" style:family="text">
      <style:text-properties officeooo:rsid="00c8019c"/>
    </style:style>
    <style:style style:name="T293" style:family="text">
      <style:text-properties officeooo:rsid="00cd3e70"/>
    </style:style>
    <style:style style:name="T294" style:family="text">
      <style:text-properties officeooo:rsid="00d87221"/>
    </style:style>
    <style:style style:name="T295" style:family="text">
      <style:text-properties style:font-name="Liberation Mono1" fo:font-size="11pt" style:font-size-asian="11pt" style:font-size-complex="11pt"/>
    </style:style>
    <style:style style:name="T296" style:family="text">
      <style:text-properties style:font-name="Liberation Mono1" fo:font-size="11pt" officeooo:rsid="000a365d" style:font-size-asian="11pt" style:font-size-complex="11pt"/>
    </style:style>
    <style:style style:name="T297" style:family="text">
      <style:text-properties style:font-name="Liberation Mono1" fo:font-size="11pt" officeooo:rsid="000aa850" style:font-size-asian="11pt" style:font-size-complex="11pt"/>
    </style:style>
    <style:style style:name="T298" style:family="text">
      <style:text-properties style:font-name="Liberation Mono1" fo:font-size="11pt" officeooo:rsid="000ba82d" style:font-size-asian="11pt" style:font-size-complex="11pt"/>
    </style:style>
    <style:style style:name="T299" style:family="text">
      <style:text-properties style:font-name="Liberation Mono1" fo:font-size="11pt" officeooo:rsid="000a365d" style:font-name-asian="sans-serif" style:font-size-asian="11pt" style:font-name-complex="sans-serif" style:font-size-complex="11pt"/>
    </style:style>
    <style:style style:name="T300" style:family="text">
      <style:text-properties style:font-name="Liberation Mono1" fo:font-size="11pt" officeooo:rsid="00dbab8f" style:font-name-asian="sans-serif" style:font-size-asian="11pt" style:font-name-complex="sans-serif" style:font-size-complex="11pt"/>
    </style:style>
    <style:style style:name="T301" style:family="text">
      <style:text-properties officeooo:rsid="00dd9ecf"/>
    </style:style>
    <style:style style:name="T302" style:family="text">
      <style:text-properties officeooo:rsid="00e1c2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able:table table:name="Table1" table:style-name="Table1">
        <table:table-column table:style-name="Table1.A"/>
        <table:table-column table:style-name="Table1.B"/>
        <table:table-row>
          <table:table-cell table:style-name="Table1.A1" office:value-type="string">
            <text:p text:style-name="P90">strptime {base} <text:span text:style-name="T269">texto</text:span><text:span text:style-name="T270">a</text:span><text:span text:style-name="T268">fecha</text:span></text:p>
          </table:table-cell>
          <table:table-cell table:style-name="Table1.A1" office:value-type="string">
            <text:p text:style-name="P91">Documentación de R </text:p>
          </table:table-cell>
        </table:table-row>
      </table:table>
      <text:p text:style-name="P26"/>
      <text:p text:style-name="P74">Funciones para <text:span text:style-name="T258">convertir</text:span> <text:span text:style-name="T293">objetos</text:span> de fecha-hora a formato carácter, y <text:span text:style-name="T257">viceversa</text:span></text:p>
      <text:h text:style-name="P40" text:outline-level="3"><text:span text:style-name="T294">1. </text:span>Descrip<text:span text:style-name="T203">c</text:span>ión</text:h>
      <text:h text:style-name="P33" text:outline-level="3"><text:span text:style-name="T159">Funciones para convertir entre representaciones </text:span><text:span text:style-name="T161">de fechas en formato de texto</text:span><text:span text:style-name="T159"> y objetos de las clases </text:span><text:span text:style-name="Source_20_Text"><text:span text:style-name="T145">"POSIXct"</text:span></text:span><text:span text:style-name="T159"> y </text:span><text:span text:style-name="Source_20_Text"><text:span text:style-name="T145">"POSIXlt"</text:span></text:span><text:span text:style-name="T159"> que represent</text:span><text:span text:style-name="T160">e</text:span><text:span text:style-name="T159">n fechas y horas del calendario. </text:span></text:h>
      <text:h text:style-name="P39" text:outline-level="3"><text:span text:style-name="T294">2. </text:span>U<text:span text:style-name="T203">tilización</text:span></text:h>
      <text:p text:style-name="P76">## Método de S3 para clases 'POSIXct'</text:p>
      <text:p text:style-name="P105">format(x, format = "", tz = "", usetz = FALSE, ...)</text:p>
      <text:p text:style-name="P106"/>
      <text:p text:style-name="P106">## <text:span text:style-name="T203">Método de S3 para clases 'POSIXlt'</text:span></text:p>
      <text:p text:style-name="P105">format(x, format = "", usetz = FALSE, ...)</text:p>
      <text:p text:style-name="P109"/>
      <text:p text:style-name="P107">## Método de S3 para la clase 'POSIXt'</text:p>
      <text:p text:style-name="P105">as.character(x, …)</text:p>
      <text:p text:style-name="P105"/>
      <text:p text:style-name="P105">strftime(x, format = "", tz = "", usetz = FALSE, ...)</text:p>
      <text:p text:style-name="P87">strptime(x, format, tz = "")</text:p>
      <text:h text:style-name="P39" text:outline-level="3"><text:span text:style-name="T294">3. </text:span>Argument<text:span text:style-name="T204">o</text:span>s</text:h>
      <table:table table:name="Table2" table:style-name="Table2">
        <table:table-column table:style-name="Table2.A"/>
        <table:table-column table:style-name="Table2.B"/>
        <table:table-row>
          <table:table-cell table:style-name="Table2.A1" office:value-type="string">
            <text:p text:style-name="P92"><text:span text:style-name="Source_20_Text"><text:span text:style-name="T295">x</text:span></text:span></text:p>
            <text:p text:style-name="P93"><text:span text:style-name="Source_20_Text"><text:span text:style-name="T272">x</text:span></text:span></text:p>
          </table:table-cell>
          <table:table-cell table:style-name="Table2.B1" office:value-type="string">
            <text:p text:style-name="P78"><text:span text:style-name="T220">Un objeto </text:span><text:span text:style-name="T224">para</text:span><text:span text:style-name="T220"> ser convertido </text:span><text:span text:style-name="T224">a fecha o carácter</text:span><text:span text:style-name="T220">. </text:span><text:span text:style-name="T219">En el caso de la función </text:span><text:span text:style-name="T244">strptime</text:span><text:span text:style-name="T220">,</text:span><text:span text:style-name="T219"> </text:span><text:span text:style-name="T227">el argumento </text:span><text:span text:style-name="T300">x</text:span><text:span text:style-name="T225"> </text:span><text:span text:style-name="T219">deberá ser </text:span><text:span text:style-name="T220">un vector de caracteres. </text:span><text:span text:style-name="T219">Para la función </text:span><text:span text:style-name="T299">strftime</text:span><text:span text:style-name="T220">, </text:span><text:span text:style-name="T227">el argumento </text:span><text:span text:style-name="T300">x</text:span><text:span text:style-name="T227"> </text:span><text:span text:style-name="T219">deberá ser </text:span><text:span text:style-name="T220">un objeto que pued</text:span><text:span text:style-name="T219">a</text:span><text:span text:style-name="T220"> ser convertido a </text:span><text:span text:style-name="Source_20_Text"><text:span text:style-name="T296">"</text:span></text:span><text:span text:style-name="T299">POSIXlt</text:span><text:span text:style-name="Source_20_Text"><text:span text:style-name="T296">"</text:span></text:span><text:span text:style-name="T220">.</text:span></text:p>
          </table:table-cell>
        </table:table-row>
        <table:table-row>
          <table:table-cell table:style-name="Table2.A1" office:value-type="string">
            <text:p text:style-name="P92"><text:span text:style-name="Source_20_Text"><text:span text:style-name="T295">tz</text:span></text:span></text:p>
            <text:p text:style-name="P94"><text:span text:style-name="Source_20_Text"><text:span text:style-name="T271">hh</text:span></text:span></text:p>
          </table:table-cell>
          <table:table-cell table:style-name="Table2.B1" office:value-type="string">
            <text:p text:style-name="P77"><text:span text:style-name="T220">Una cadena de caracteres que </text:span><text:span text:style-name="T226">detalla</text:span><text:span text:style-name="T220"> el huso horario q</text:span><text:span text:style-name="T222">ue será</text:span><text:span text:style-name="T221"> utilizado</text:span><text:span text:style-name="T220"> para la conversión. Es específica </text:span><text:span text:style-name="T221">a cada</text:span><text:span text:style-name="T220"> sistema </text:span><text:span text:style-name="T221">operativo</text:span><text:span text:style-name="T220"> (véase </text:span><text:span text:style-name="T205">as.POSIXlt</text:span><text:span text:style-name="T266">).</text:span><text:span text:style-name="T220"> </text:span><text:span text:style-name="T219">L</text:span><text:span text:style-name="T220">a cadena vacía </text:span><text:span text:style-name="Source_20_Text"><text:span text:style-name="T296">""</text:span></text:span><text:span text:style-name="Source_20_Text"><text:span text:style-name="T209"> se interpreta como el huso horario actual y </text:span></text:span><text:span text:style-name="Source_20_Text"><text:span text:style-name="T296">"GMT"</text:span></text:span><text:span text:style-name="Source_20_Text"><text:span text:style-name="T209"> se interpreta como </text:span></text:span><text:span text:style-name="Source_20_Text"><text:span text:style-name="T210">el huso</text:span></text:span><text:span text:style-name="Source_20_Text"><text:span text:style-name="T209"> </text:span></text:span><text:span text:style-name="Source_20_Text"><text:span text:style-name="T217">del Tiempo Universal Coordinado (UTC)</text:span></text:span><text:span text:style-name="Source_20_Text"><text:span text:style-name="T209">. Los valores inválidos son </text:span></text:span><text:span text:style-name="Source_20_Text"><text:span text:style-name="T211">interpretados </text:span></text:span><text:span text:style-name="Source_20_Text"><text:span text:style-name="T228">r</text:span></text:span><text:span text:style-name="Source_20_Text"><text:span text:style-name="T229">egularmente</text:span></text:span><text:span text:style-name="Source_20_Text"><text:span text:style-name="T209"> como </text:span></text:span><text:span text:style-name="Source_20_Text"><text:span text:style-name="T217">d</text:span></text:span><text:span text:style-name="Source_20_Text"><text:span text:style-name="T210">el huso</text:span></text:span><text:span text:style-name="Source_20_Text"><text:span text:style-name="T209"> UTC </text:span></text:span><text:span text:style-name="Source_20_Text"><text:span text:style-name="T211">y, </text:span></text:span><text:span text:style-name="Source_20_Text"><text:span text:style-name="T212">para</text:span></text:span><text:span text:style-name="Source_20_Text"><text:span text:style-name="T211"> el caso de algunas plataformas, </text:span></text:span><text:span text:style-name="Source_20_Text"><text:span text:style-name="T229">p</text:span></text:span><text:span text:style-name="Source_20_Text"><text:span text:style-name="T230">odrí</text:span></text:span><text:span text:style-name="Source_20_Text"><text:span text:style-name="T231">a</text:span></text:span><text:span text:style-name="Source_20_Text"><text:span text:style-name="T230"> aparecer</text:span></text:span><text:span text:style-name="Source_20_Text"><text:span text:style-name="T211"> una advertencia.</text:span></text:span></text:p>
          </table:table-cell>
        </table:table-row>
        <table:table-row>
          <table:table-cell table:style-name="Table2.A1" office:value-type="string">
            <text:p text:style-name="P92"><text:span text:style-name="Source_20_Text"><text:span text:style-name="T295">format</text:span></text:span></text:p>
            <text:p text:style-name="P94"><text:span text:style-name="Source_20_Text"><text:span text:style-name="T271">formato</text:span></text:span></text:p>
          </table:table-cell>
          <table:table-cell table:style-name="Table2.B1" office:value-type="string">
            <text:p text:style-name="P77"><text:span text:style-name="T219">Una cadena de caracteres. El valor por omisión para los métodos de </text:span><text:span text:style-name="T245">format</text:span><text:span text:style-name="T219"> es </text:span><text:span text:style-name="Source_20_Text"><text:span text:style-name="T297">"%Y-%m-%d %H:%M:%S"</text:span></text:span><text:span text:style-name="Source_20_Text"><text:span text:style-name="T211"> </text:span></text:span><text:span text:style-name="Source_20_Text"><text:span text:style-name="T229">s</text:span></text:span><text:span text:style-name="Source_20_Text"><text:span text:style-name="T232">i el vector a convertir no tiene ningún elemento que equivalga a</text:span></text:span><text:span text:style-name="Source_20_Text"><text:span text:style-name="T211"> la medianoche, </text:span></text:span><text:span text:style-name="Source_20_Text"><text:span text:style-name="T213">y </text:span></text:span><text:span text:style-name="Source_20_Text"><text:span text:style-name="T297">"</text:span></text:span><text:span text:style-name="Source_20_Text"><text:span text:style-name="T298">%Y-%m-%d</text:span></text:span><text:span text:style-name="Source_20_Text"><text:span text:style-name="T297">"</text:span></text:span><text:span text:style-name="Source_20_Text"><text:span text:style-name="T213"> para cualquier otro. Si la opción </text:span></text:span><text:span text:style-name="Source_20_Text"><text:span text:style-name="T206">options</text:span></text:span><text:span text:style-name="Source_20_Text"><text:span text:style-name="T298">(</text:span></text:span><text:span text:style-name="Source_20_Text"><text:span text:style-name="T297">"</text:span></text:span><text:span text:style-name="Source_20_Text"><text:span text:style-name="T298">digits.secs</text:span></text:span><text:span text:style-name="Source_20_Text"><text:span text:style-name="T297">"</text:span></text:span><text:span text:style-name="Source_20_Text"><text:span text:style-name="T298">)</text:span></text:span><text:span text:style-name="Source_20_Text"><text:span text:style-name="T213"> está activada, se mostrará en pantalla el número de dígitos especificado para los segundos.</text:span></text:span></text:p>
          </table:table-cell>
        </table:table-row>
        <table:table-row>
          <table:table-cell table:style-name="Table2.A1" office:value-type="string">
            <text:p text:style-name="P92"><text:span text:style-name="Source_20_Text"><text:span text:style-name="T295">...</text:span></text:span></text:p>
          </table:table-cell>
          <table:table-cell table:style-name="Table2.B1" office:value-type="string">
            <text:p text:style-name="P80"><text:span text:style-name="T264">Argumentos para pasarse </text:span><text:span text:style-name="T263">desde </text:span><text:span text:style-name="T265">o</text:span><text:span text:style-name="T263"> </text:span><text:span text:style-name="T265">hacia</text:span><text:span text:style-name="T264"> otros métodos.</text:span></text:p>
          </table:table-cell>
        </table:table-row>
        <table:table-row>
          <table:table-cell table:style-name="Table2.A1" office:value-type="string">
            <text:p text:style-name="P92"><text:span text:style-name="Source_20_Text"><text:span text:style-name="T295">usetz</text:span></text:span></text:p>
            <text:p text:style-name="P95"><text:span text:style-name="Source_20_Text"><text:span text:style-name="T273">usarhh</text:span></text:span></text:p>
          </table:table-cell>
          <table:table-cell table:style-name="Table2.B1" office:value-type="string">
            <text:p text:style-name="P79"><text:span text:style-name="T218">V</text:span><text:span text:style-name="T223">alor lógico. ¿Deberá agregarse la abreviatura del huso horario en el resultado? Este valor es utilizado al mostrar horas, y es más confiable que usar </text:span><text:span text:style-name="Source_20_Text"><text:span text:style-name="T247">"</text:span></text:span><text:span text:style-name="T246">%Z</text:span><text:span text:style-name="Source_20_Text"><text:span text:style-name="T247">"</text:span></text:span><text:span text:style-name="T223">.</text:span></text:p>
          </table:table-cell>
        </table:table-row>
      </table:table>
      <text:h text:style-name="P34" text:outline-level="3"><text:soft-page-break/><text:span text:style-name="T301">4. </text:span>Detalles</text:h>
      <text:p text:style-name="P5"><text:span text:style-name="T32">Los métodos </text:span><text:span text:style-name="T146">format</text:span><text:span text:style-name="T32">, </text:span><text:span text:style-name="T146">as.character</text:span><text:span text:style-name="T32"> y </text:span><text:span text:style-name="T146">strftime</text:span><text:span text:style-name="T32"> convierten objetos desde las clases </text:span><text:span text:style-name="Source_20_Text"><text:span text:style-name="T146">"</text:span></text:span><text:span text:style-name="Source_20_Text"><text:span text:style-name="T147">POSIXlt</text:span></text:span><text:span text:style-name="Source_20_Text"><text:span text:style-name="T146">"</text:span></text:span><text:span text:style-name="Source_20_Text"><text:span text:style-name="T32"> </text:span></text:span><text:span text:style-name="Source_20_Text"><text:span text:style-name="T27">y </text:span></text:span><text:span text:style-name="Source_20_Text"><text:span text:style-name="T147">"POSIXct"</text:span></text:span><text:span text:style-name="Source_20_Text"><text:span text:style-name="T27">a vectores de caracteres.</text:span></text:span></text:p>
      <text:p text:style-name="P3"><text:span text:style-name="T147">strptime</text:span><text:span text:style-name="T27"> convierte vectores de caracteres a la clase </text:span><text:span text:style-name="Source_20_Text"><text:span text:style-name="T146">"</text:span></text:span><text:span text:style-name="T147">POSIXlt</text:span><text:span text:style-name="Source_20_Text"><text:span text:style-name="T146">"</text:span></text:span><text:span text:style-name="T27">. S</text:span><text:span text:style-name="T40">u valor de</text:span><text:span text:style-name="T27"> entrada </text:span><text:span text:style-name="T3">x</text:span><text:span text:style-name="T27"> es convertid</text:span><text:span text:style-name="T40">o </text:span><text:span text:style-name="T27">primero por </text:span><text:span text:style-name="T199">as.character</text:span><text:span text:style-name="T27">. Cada cadena de caracteres i</text:span><text:span text:style-name="T56">ntroducida</text:span><text:span text:style-name="T27"> es procesada tanto como sea necesario para </text:span><text:span text:style-name="T41">lograr</text:span><text:span text:style-name="T27"> el formato especificado y cualquier carácter </text:span><text:span text:style-name="T59">que sobre</text:span><text:span text:style-name="T27"> es ignorado.</text:span></text:p>
      <text:p text:style-name="P3"><text:span text:style-name="T147">strftime</text:span><text:span text:style-name="T27"> es una función que engloba a </text:span><text:span text:style-name="T3">format.POSIXlt</text:span><text:span text:style-name="T27">. Junto con </text:span><text:span text:style-name="T147">format.POSIXct</text:span><text:span text:style-name="T27">, </text:span><text:span text:style-name="T33">ambas</text:span><text:span text:style-name="T27"> convierten primero a la clase </text:span><text:span text:style-name="Source_20_Text"><text:span text:style-name="T146">"</text:span></text:span><text:span text:style-name="T147">POSIXlt</text:span><text:span text:style-name="Source_20_Text"><text:span text:style-name="T146">"</text:span></text:span><text:span text:style-name="T27"> al llamar a </text:span><text:span text:style-name="T200">as.POSIXlt</text:span><text:span text:style-name="T27"> (por lo que también funcionan para la clase </text:span><text:span text:style-name="Source_20_Text"><text:span text:style-name="T146">"</text:span></text:span><text:span text:style-name="T199">Date</text:span><text:span text:style-name="Source_20_Text"><text:span text:style-name="T146">"</text:span></text:span><text:span text:style-name="T27">). Advierta que s</text:span><text:span text:style-name="T73">olamente</text:span><text:span text:style-name="T27"> </text:span><text:span text:style-name="T73">e</text:span><text:span text:style-name="T33">s</text:span><text:span text:style-name="T34">t</text:span><text:span text:style-name="T33">a</text:span><text:span text:style-name="T27"> conversión depende</text:span><text:span text:style-name="T34">rá</text:span><text:span text:style-name="T27"> del huso horario.</text:span></text:p>
      <text:p text:style-name="P6"><text:span text:style-name="T33">Las reglas usuales de reciclado aplican para </text:span><text:span text:style-name="T5">x</text:span><text:span text:style-name="T33"> y </text:span><text:span text:style-name="T5">format</text:span><text:span text:style-name="T33"> por lo que el resultado </text:span><text:span text:style-name="T35">tendrá </text:span><text:span text:style-name="T33">la extensión del más largo de estos vectores.</text:span></text:p>
      <text:p text:style-name="P11"><text:span text:style-name="T38">Las c</text:span><text:span text:style-name="T35">onversiones desde </text:span><text:span text:style-name="T36">y hacia</text:span><text:span text:style-name="T35"> cadenas de caracteres específicas </text:span><text:span text:style-name="T36">a la configuración regional </text:span><text:span text:style-name="T35">s</text:span><text:span text:style-name="T39">erá</text:span><text:span text:style-name="T35">n realizadas cuando </text:span><text:span text:style-name="T39">sea</text:span><text:span text:style-name="T35"> apropiado y estén disponibles. </text:span><text:span text:style-name="T53">L</text:span><text:span text:style-name="T35">a categoría d</text:span><text:span text:style-name="T38">e </text:span><text:span text:style-name="T55">sistema para la</text:span><text:span text:style-name="T38"> configuración regional</text:span><text:span text:style-name="T35"> </text:span><text:span text:style-name="T202">LC_TIME</text:span><text:span text:style-name="T35"> </text:span><text:span text:style-name="T53">determina</text:span><text:span text:style-name="T35"> los nombres de los días y los meses, al indicador de AM/PM (de </text:span><text:span text:style-name="T38">utilizarse</text:span><text:span text:style-name="T35">) y a los separadores en los formatos de impresión tales como </text:span><text:span text:style-name="T6">%x</text:span><text:span text:style-name="T35"> y </text:span><text:span text:style-name="T6">%X</text:span><text:span text:style-name="T162">.</text:span><text:span text:style-name="T35"> </text:span><text:span text:style-name="T36">C</text:span><text:span text:style-name="T57">uando se haga referencia a la</text:span><text:span text:style-name="T36"> ‘configuración regional actual’ </text:span><text:span text:style-name="T37">podría significar l</text:span><text:span text:style-name="T36">a configuración regional </text:span><text:span text:style-name="T37">en uso al </text:span><text:span text:style-name="T38">momento del</text:span><text:span text:style-name="T37"> i</text:span><text:span text:style-name="T36">nicio </text:span><text:span text:style-name="T37">de la sesión de </text:span><text:span text:style-name="T152">R</text:span><text:span text:style-name="T37"> o cuando estas funciones s</text:span><text:span text:style-name="T39">ea</text:span><text:span text:style-name="T37">n utilizadas por primera vez. </text:span><text:span text:style-name="T36">Para i</text:span><text:span text:style-name="T54">ntroducir</text:span><text:span text:style-name="T36"> información, las conversiones específicas a la configuración regional pueden ser cambiadas al llamar </text:span><text:span text:style-name="T38">a</text:span><text:span text:style-name="T36"> </text:span><text:span text:style-name="T201">Sys.setlocale</text:span><text:span text:style-name="T36"> con la categoría </text:span><text:span text:style-name="T7">LC_TIME</text:span><text:span text:style-name="T36"> o (</text:span><text:span text:style-name="T7">LC_ALL</text:span><text:span text:style-name="T36">). Para el despliegue de información, </text:span><text:span text:style-name="T97">lo que ocurra dependerá del sistema operativo </text:span><text:span text:style-name="T98">pero usualmente esto también funciona</text:span><text:span text:style-name="T99">rá</text:span><text:span text:style-name="T97">.</text:span></text:p>
      <text:p text:style-name="P17"><text:span text:style-name="T77">En </text:span><text:span text:style-name="T158">R</text:span><text:span text:style-name="T77">, </text:span><text:span text:style-name="T85">u</text:span><text:span text:style-name="T74">na </text:span><text:span text:style-name="T102">especificación</text:span><text:span text:style-name="T107"> de conversión</text:span><text:span text:style-name="T74"> </text:span><text:span text:style-name="T81">es un código </text:span><text:span text:style-name="T82">de formato</text:span><text:span text:style-name="T81"> que le indica al lenguaje cómo debe leer una cadena de caracteres</text:span><text:span text:style-name="T77"> </text:span><text:span text:style-name="T82">que contiene</text:span><text:span text:style-name="T77"> </text:span><text:span text:style-name="T81">los elementos de un objeto fecha-hora, como </text:span><text:span text:style-name="T77">s</text:span><text:span text:style-name="T84">on los</text:span><text:span text:style-name="T81"> </text:span><text:span text:style-name="T77">caracteres que representan a los</text:span><text:span text:style-name="T81"> años, meses </text:span><text:span text:style-name="T86">o</text:span><text:span text:style-name="T81"> días, </text:span><text:span text:style-name="T78">o</text:span><text:span text:style-name="T77"> los que representan las </text:span><text:span text:style-name="T81">horas, minutos, segundos, </text:span><text:span text:style-name="T77">etcétera</text:span><text:span text:style-name="T81">. En sentido inverso, también es un código </text:span><text:span text:style-name="T82">de formato</text:span><text:span text:style-name="T81"> que le indica a</text:span><text:span text:style-name="T83">l</text:span><text:span text:style-name="T81"> lenguaje cómo debe </text:span><text:span text:style-name="T77">desplegar</text:span><text:span text:style-name="T81"> </text:span><text:span text:style-name="T77">los elementos ya reconocidos de un</text:span><text:span text:style-name="T81"> </text:span><text:span text:style-name="T77">objeto fecha-hora para que se muestren en un determinado orden o formato </text:span><text:span text:style-name="T85">de impresión</text:span><text:span text:style-name="T77">. </text:span><text:span text:style-name="T82">Una especificación de conversión e</text:span><text:span text:style-name="T85">stá</text:span><text:span text:style-name="T82"> compuesta por </text:span><text:span text:style-name="T86">la concatenación de</text:span><text:span text:style-name="T82"> uno o más </text:span><text:span text:style-name="T108">especificadores de conversión</text:span><text:span text:style-name="T82">.</text:span></text:p>
      <text:p text:style-name="P16"><text:span text:style-name="T85">U</text:span><text:span text:style-name="T77">n</text:span><text:span text:style-name="T105"> </text:span><text:span text:style-name="T109">especificador de conversión</text:span><text:span text:style-name="T77"> </text:span><text:span text:style-name="T75">se</text:span><text:span text:style-name="T74"> introduc</text:span><text:span text:style-name="T75">e</text:span><text:span text:style-name="T74"> </text:span><text:span text:style-name="T75">con el carácter </text:span><text:span text:style-name="T78">del símbolo de porcentaje </text:span><text:span text:style-name="T20">%</text:span><text:span text:style-name="T75">, seguido usualmente por una letra </text:span><text:span text:style-name="T80">mayúscula o minúscula</text:span><text:span text:style-name="T75">; o </text:span><text:span text:style-name="T84">bien con</text:span><text:span text:style-name="T75"> la letra </text:span><text:span text:style-name="T20">E</text:span><text:span text:style-name="T75"> </text:span><text:span text:style-name="T80">u </text:span><text:span text:style-name="T21">O</text:span><text:span text:style-name="T75"> s</text:span><text:span text:style-name="T79">eguida</text:span><text:span text:style-name="T75"> </text:span><text:span text:style-name="T76">por </text:span><text:span text:style-name="T75">una sola letra. Cualquier carácter que no sea parte de un especificad</text:span><text:span text:style-name="T84">or</text:span><text:span text:style-name="T75"> de conversión </text:span><text:span text:style-name="T84">será</text:span><text:span text:style-name="T75"> interpretado t</text:span><text:span text:style-name="T77">extualmente</text:span><text:span text:style-name="T75"> (y </text:span><text:span text:style-name="T20">%%</text:span><text:span text:style-name="T75"> dev</text:span><text:span text:style-name="T76">olverá</text:span><text:span text:style-name="T75"> </text:span><text:span text:style-name="T20">%</text:span><text:span text:style-name="T75">). </text:span><text:span text:style-name="T77">Aunque l</text:span><text:span text:style-name="T87">os detalles de lo</text:span><text:span text:style-name="T96">s especificadores</text:span><text:span text:style-name="T103"> </text:span><text:span text:style-name="T104">de conversión</text:span><text:span text:style-name="T89"> </text:span><text:span text:style-name="T87">son p</text:span><text:span text:style-name="T88">articulares</text:span><text:span text:style-name="T87"> </text:span><text:span text:style-name="T90">para</text:span><text:span text:style-name="T87"> cada plataforma </text:span><text:span text:style-name="T96">de sistema</text:span><text:span text:style-name="T87">, </text:span><text:span text:style-name="T91">la mayoría está definida por el estándar POSIX, </text:span><text:span text:style-name="T93">por lo que</text:span><text:span text:style-name="T87"> </text:span><text:span text:style-name="T92">a continuación</text:span><text:span text:style-name="T91"> </text:span><text:span text:style-name="T92">se enlistan l</text:span><text:span text:style-name="T96">o</text:span><text:span text:style-name="T92">s más</text:span><text:span text:style-name="T91"> ampliamente disponibles</text:span><text:span text:style-name="T75">:</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P42"><text:span text:style-name="Source_20_Text"><text:span text:style-name="T171">%a</text:span></text:span></text:p>
          </table:table-cell>
          <table:table-cell table:style-name="Table3.A1" office:value-type="string">
            <text:p text:style-name="P67">Nombre abreaviado del día de la semana en la configuración regional de esta plataforma. También coincidirá con los nombres completos cuando sean ingresados, aunque en algunas configuraciones regionales no hay formas abreviadas de estos nombres.</text:p>
          </table:table-cell>
        </table:table-row>
        <table:table-row table:style-name="Table3.1">
          <table:table-cell table:style-name="Table3.A1" office:value-type="string">
            <text:p text:style-name="P83"><text:span text:style-name="Source_20_Text"><text:span text:style-name="T171">%A</text:span></text:span></text:p>
          </table:table-cell>
          <table:table-cell table:style-name="Table3.A1" office:value-type="string">
            <text:p text:style-name="P52"><text:span text:style-name="T195">Nombre completo de los días de la semana en la c</text:span><text:span text:style-name="T196">onfiguración regional actual</text:span><text:span text:style-name="T195">. También coincidirá con </text:span><text:span text:style-name="T196">los </text:span><text:span text:style-name="T195">nombres abreviados cuando se</text:span><text:span text:style-name="T196">an</text:span><text:span text:style-name="T195"> ingres</text:span><text:span text:style-name="T196">ados</text:span><text:span text:style-name="T195">.</text:span></text:p>
          </table:table-cell>
        </table:table-row>
        <table:table-row table:style-name="Table3.1">
          <table:table-cell table:style-name="Table3.A1" office:value-type="string">
            <text:p text:style-name="P83"><text:span text:style-name="Source_20_Text"><text:span text:style-name="T171">%b</text:span></text:span></text:p>
          </table:table-cell>
          <table:table-cell table:style-name="Table3.A1" office:value-type="string">
            <text:p text:style-name="P63">Nombre abreviado del mes en la configuración regional actual de esta plataforma. También coincidirá con nombres completos cuando se ingresen, aunque en algunas configuraciones <text:soft-page-break/>regionales no hay formas abreviadas de los nombres <text:span text:style-name="T280">de los meses</text:span>.</text:p>
          </table:table-cell>
        </table:table-row>
        <table:table-row table:style-name="Table3.1">
          <table:table-cell table:style-name="Table3.A1" office:value-type="string">
            <text:p text:style-name="P83"><text:span text:style-name="Source_20_Text"><text:span text:style-name="T171">%B</text:span></text:span></text:p>
          </table:table-cell>
          <table:table-cell table:style-name="Table3.A1" office:value-type="string">
            <text:p text:style-name="P63">Nombre completo del mes en la configuración regional actual. También coincidirá con los nombres abreviados en cuando se ingresen.</text:p>
          </table:table-cell>
        </table:table-row>
        <table:table-row table:style-name="Table3.1">
          <table:table-cell table:style-name="Table3.A1" office:value-type="string">
            <text:p text:style-name="P83"><text:span text:style-name="Source_20_Text"><text:span text:style-name="T171">%c</text:span></text:span></text:p>
          </table:table-cell>
          <table:table-cell table:style-name="Table3.A1" office:value-type="string">
            <text:p text:style-name="P51"><text:span text:style-name="T178">Fecha y hora </text:span><text:span text:style-name="T184">que representará primero el nombre abreviado del día de la semana, el nombre corto del mes, el número del día del mes y la hora con minutos, segundos y, finalmente, el año</text:span><text:span text:style-name="T178">. Espec</text:span><text:span text:style-name="T181">í</text:span><text:span text:style-name="T178">fica a la </text:span><text:span text:style-name="T179">configuración regional</text:span><text:span text:style-name="T178"> </text:span><text:span text:style-name="T179">al desplegar información</text:span><text:span text:style-name="T180">, </text:span><text:span text:style-name="T179">y </text:span><text:span text:style-name="T181">equivalente a</text:span><text:span text:style-name="T180"> </text:span><text:span text:style-name="Source_20_Text"><text:span text:style-name="T172">"</text:span></text:span><text:span text:style-name="T173">%a %b %e %H:%M:%S %Y</text:span><text:span text:style-name="Source_20_Text"><text:span text:style-name="T172">"</text:span></text:span><text:span text:style-name="T180"> </text:span><text:span text:style-name="T179">al introducir información</text:span><text:span text:style-name="T180">.</text:span></text:p>
          </table:table-cell>
        </table:table-row>
        <table:table-row table:style-name="Table3.1">
          <table:table-cell table:style-name="Table3.A1" office:value-type="string">
            <text:p text:style-name="P83"><text:span text:style-name="Source_20_Text"><text:span text:style-name="T171">%C</text:span></text:span></text:p>
          </table:table-cell>
          <table:table-cell table:style-name="Table3.A1" office:value-type="string">
            <text:p text:style-name="P55"><text:span text:style-name="T233">El núm</text:span>e<text:span text:style-name="T233">ro del siglo</text:span> (<text:span text:style-name="T243">00-99</text:span>) <text:span text:style-name="T207">calculado a partir de la parte entera del año dividida entre</text:span> <text:span text:style-name="T243">100</text:span>.</text:p>
          </table:table-cell>
        </table:table-row>
        <table:table-row table:style-name="Table3.1">
          <table:table-cell table:style-name="Table3.A1" office:value-type="string">
            <text:p text:style-name="P83"><text:span text:style-name="Source_20_Text"><text:span text:style-name="T171">%d</text:span></text:span></text:p>
          </table:table-cell>
          <table:table-cell table:style-name="Table3.A1" office:value-type="string">
            <text:p text:style-name="P56"><text:span text:style-name="T207">Día del mes como número decimal </text:span>(<text:span text:style-name="T243">01-31</text:span>).</text:p>
          </table:table-cell>
        </table:table-row>
        <table:table-row table:style-name="Table3.1">
          <table:table-cell table:style-name="Table3.A1" office:value-type="string">
            <text:p text:style-name="P83"><text:span text:style-name="Source_20_Text"><text:span text:style-name="T171">%D</text:span></text:span></text:p>
          </table:table-cell>
          <table:table-cell table:style-name="Table3.A1" office:value-type="string">
            <text:p text:style-name="P50"><text:span text:style-name="T185">Formato de fecha tal como </text:span><text:span text:style-name="T186">en</text:span><text:span text:style-name="T197"> </text:span><text:span text:style-name="T175">%m/%d/%y</text:span><text:span text:style-name="T197">. </text:span><text:span text:style-name="T185">El estándar C99 dice que deberá ser es</text:span><text:span text:style-name="T186">t</text:span><text:span text:style-name="T185">e formato exacto, pero no todos los sistemas operativos </text:span><text:span text:style-name="T187">lo cumplen</text:span><text:span text:style-name="T185">.</text:span></text:p>
          </table:table-cell>
        </table:table-row>
        <table:table-row table:style-name="Table3.1">
          <table:table-cell table:style-name="Table3.A1" office:value-type="string">
            <text:p text:style-name="P82"><text:span text:style-name="Source_20_Text"><text:span text:style-name="T171">%e</text:span></text:span></text:p>
          </table:table-cell>
          <table:table-cell table:style-name="Table3.A1" office:value-type="string">
            <text:p text:style-name="P49"><text:span text:style-name="T185">Día del mes como número decimal</text:span><text:span text:style-name="T117"> </text:span><text:span text:style-name="T185">(</text:span><text:span text:style-name="T175">1-31</text:span><text:span text:style-name="T117">)</text:span><text:span text:style-name="T185">, con un espacio antes para números de un sólo dígito.</text:span></text:p>
          </table:table-cell>
        </table:table-row>
        <table:table-row table:style-name="Table3.1">
          <table:table-cell table:style-name="Table3.A1" office:value-type="string">
            <text:p text:style-name="P82"><text:span text:style-name="Source_20_Text"><text:span text:style-name="T171">%F</text:span></text:span></text:p>
          </table:table-cell>
          <table:table-cell table:style-name="Table3.A1" office:value-type="string">
            <text:p text:style-name="P89"><text:span text:style-name="Source_20_Text"><text:span text:style-name="T182">Equivalente a </text:span></text:span><text:span text:style-name="Source_20_Text"><text:span text:style-name="T174">%Y-%m-%d</text:span></text:span><text:span text:style-name="Source_20_Text"><text:span text:style-name="T182"> (el formato de fecha </text:span></text:span><text:span text:style-name="Source_20_Text"><text:span text:style-name="T183">del estándar</text:span></text:span><text:span text:style-name="Source_20_Text"><text:span text:style-name="T182"> ISO 8601)</text:span></text:span></text:p>
          </table:table-cell>
        </table:table-row>
        <table:table-row table:style-name="Table3.1">
          <table:table-cell table:style-name="Table3.A1" office:value-type="string">
            <text:p text:style-name="P82"><text:span text:style-name="Source_20_Text"><text:span text:style-name="T171">%g</text:span></text:span></text:p>
          </table:table-cell>
          <table:table-cell table:style-name="Table3.A1" office:value-type="string">
            <text:p text:style-name="P49"><text:span text:style-name="T188">Los últimos dos dígitos del año contado en semanas (véase </text:span><text:span text:style-name="T176">%V</text:span><text:span text:style-name="T188">). Especificación de conversión aceptada pero ignorada cuando se ingresa información.</text:span></text:p>
          </table:table-cell>
        </table:table-row>
        <table:table-row table:style-name="Table3.1">
          <table:table-cell table:style-name="Table3.A1" office:value-type="string">
            <text:p text:style-name="P82"><text:span text:style-name="Source_20_Text"><text:span text:style-name="T171">%G</text:span></text:span></text:p>
          </table:table-cell>
          <table:table-cell table:style-name="Table3.A1" office:value-type="string">
            <text:p text:style-name="P49"><text:span text:style-name="T188">El año contado en semanas como número decimal (véase</text:span><text:span text:style-name="T198"> </text:span><text:span text:style-name="T176">%V</text:span><text:span text:style-name="T188">). Especificación de conversión aceptada pero ignorada cuando se ingresa información.</text:span></text:p>
          </table:table-cell>
        </table:table-row>
        <table:table-row table:style-name="Table3.1">
          <table:table-cell table:style-name="Table3.A1" office:value-type="string">
            <text:p text:style-name="P82"><text:span text:style-name="Source_20_Text"><text:span text:style-name="T171">%h</text:span></text:span></text:p>
          </table:table-cell>
          <table:table-cell table:style-name="Table3.A1" office:value-type="string">
            <text:p text:style-name="P53"><text:span text:style-name="T207">Equivalente a </text:span><text:span text:style-name="T243">%b</text:span>.</text:p>
          </table:table-cell>
        </table:table-row>
        <table:table-row table:style-name="Table3.1">
          <table:table-cell table:style-name="Table3.A1" office:value-type="string">
            <text:p text:style-name="P82"><text:span text:style-name="Source_20_Text"><text:span text:style-name="T171">%H</text:span></text:span></text:p>
          </table:table-cell>
          <table:table-cell table:style-name="Table3.A1" office:value-type="string">
            <text:p text:style-name="P54"><text:span text:style-name="T234">Horas como número decimal (</text:span><text:span text:style-name="T249">00-23</text:span><text:span text:style-name="T234">). Cadenas de texto tales como 24:00:00 son aceptadas al introducirse como una excepción especial ya que </text:span><text:span text:style-name="T238">el estándar</text:span><text:span text:style-name="T234"> ISO 8601 las permite.</text:span></text:p>
          </table:table-cell>
        </table:table-row>
        <table:table-row table:style-name="Table3.1">
          <table:table-cell table:style-name="Table3.A1" office:value-type="string">
            <text:p text:style-name="P82"><text:span text:style-name="Source_20_Text"><text:span text:style-name="T171">%I</text:span></text:span></text:p>
          </table:table-cell>
          <table:table-cell table:style-name="Table3.A1" office:value-type="string">
            <text:p text:style-name="P57"><text:span text:style-name="T207">Horas como número decimal (</text:span><text:span text:style-name="T243">01-12</text:span><text:span text:style-name="T207">).</text:span></text:p>
          </table:table-cell>
        </table:table-row>
        <table:table-row table:style-name="Table3.1">
          <table:table-cell table:style-name="Table3.A1" office:value-type="string">
            <text:p text:style-name="P82"><text:span text:style-name="Source_20_Text"><text:span text:style-name="T171">%j</text:span></text:span></text:p>
          </table:table-cell>
          <table:table-cell table:style-name="Table3.A1" office:value-type="string">
            <text:p text:style-name="P57"><text:span text:style-name="T207">Día del año como número decimal (</text:span><text:span text:style-name="T243">001-366</text:span><text:span text:style-name="T207">)</text:span></text:p>
          </table:table-cell>
        </table:table-row>
        <table:table-row table:style-name="Table3.1">
          <table:table-cell table:style-name="Table3.A1" office:value-type="string">
            <text:p text:style-name="P82"><text:span text:style-name="Source_20_Text"><text:span text:style-name="T171">%m</text:span></text:span></text:p>
          </table:table-cell>
          <table:table-cell table:style-name="Table3.A1" office:value-type="string">
            <text:p text:style-name="P57"><text:span text:style-name="T207">Mes como número decimal (</text:span><text:span text:style-name="T243">01-12</text:span><text:span text:style-name="T207">).</text:span></text:p>
          </table:table-cell>
        </table:table-row>
        <table:table-row table:style-name="Table3.1">
          <table:table-cell table:style-name="Table3.A1" office:value-type="string">
            <text:p text:style-name="P82"><text:span text:style-name="Source_20_Text"><text:span text:style-name="T171">%M</text:span></text:span></text:p>
          </table:table-cell>
          <table:table-cell table:style-name="Table3.A1" office:value-type="string">
            <text:p text:style-name="P57"><text:span text:style-name="T207">Minuto como número decimal (</text:span><text:span text:style-name="T243">00–59</text:span><text:span text:style-name="T207">).</text:span></text:p>
          </table:table-cell>
        </table:table-row>
        <table:table-row table:style-name="Table3.1">
          <table:table-cell table:style-name="Table3.A1" office:value-type="string">
            <text:p text:style-name="P82"><text:span text:style-name="Source_20_Text"><text:span text:style-name="T171">%n</text:span></text:span></text:p>
          </table:table-cell>
          <table:table-cell table:style-name="Table3.A1" office:value-type="string">
            <text:p text:style-name="P64">Salto de línea <text:span text:style-name="T283">al momento de desplegar información (</text:span><text:span text:style-name="T256">\n</text:span><text:span text:style-name="T283">) o</text:span> espacio en blanco <text:span text:style-name="T283">(“ “)</text:span> arbitrario al <text:span text:style-name="T283">introducirla.</text:span></text:p>
          </table:table-cell>
        </table:table-row>
        <table:table-row table:style-name="Table3.1">
          <table:table-cell table:style-name="Table3.A1" office:value-type="string">
            <text:p text:style-name="P82"><text:span text:style-name="Source_20_Text"><text:span text:style-name="T171">%p</text:span></text:span></text:p>
          </table:table-cell>
          <table:table-cell table:style-name="Table3.A1" office:value-type="string">
            <text:p text:style-name="P49"><text:span text:style-name="T189">Indicador de AM/PM en </text:span><text:span text:style-name="T190">la configuración regional</text:span><text:span text:style-name="T189">. </text:span><text:span text:style-name="T191">Deberá</text:span><text:span text:style-name="T189"> </text:span><text:span text:style-name="T191">usarse</text:span><text:span text:style-name="T189"> </text:span><text:span text:style-name="T192">junto</text:span><text:span text:style-name="T189"> con </text:span><text:span text:style-name="T177">%I</text:span><text:span text:style-name="T189"> y </text:span><text:span text:style-name="T193">no</text:span><text:span text:style-name="T189"> con </text:span><text:span text:style-name="T177">%H</text:span><text:span text:style-name="T189">. </text:span><text:span text:style-name="T192">Será u</text:span><text:span text:style-name="T189">na cadena de texto vacía en alguna</text:span><text:span text:style-name="T192">s configuraciones regionales</text:span><text:span text:style-name="T189"> (por ejemplo, </text:span><text:span text:style-name="T192">para</text:span><text:span text:style-name="T189"> la</text:span><text:span text:style-name="T192">s configuraciones regionales</text:span><text:span text:style-name="T189"> europe</text:span><text:span text:style-name="T192">a</text:span><text:span text:style-name="T189">s </text:span><text:span text:style-name="T192">de países</text:span><text:span text:style-name="T189"> no anglófonos </text:span><text:span text:style-name="T192">d</text:span><text:span text:style-name="T194">e</text:span><text:span text:style-name="T189"> algunos sistemas operativos, incluyendo </text:span><text:span text:style-name="T192">a</text:span><text:span text:style-name="T189"> Rusia). El comportamiento queda</text:span><text:span text:style-name="T191">rá</text:span><text:span text:style-name="T189"> indefinido de utilizarse para introducir información en dicho sistema local.</text:span></text:p>
            <text:p text:style-name="P68"/>
            <text:p text:style-name="P70"><text:span text:style-name="T125">Algunas plataformas aceptan </text:span><text:span text:style-name="T126">también a</text:span><text:span text:style-name="T137">l</text:span><text:span text:style-name="T125"> </text:span><text:span text:style-name="T138">%P</text:span><text:span text:style-name="T143"> </text:span><text:span text:style-name="T125">para mostrar los resultados, </text:span><text:span text:style-name="T137">el</text:span><text:span text:style-name="T125"> cual </text:span><text:span text:style-name="T126">m</text:span><text:span text:style-name="T127">ostra</text:span><text:span text:style-name="T126">rá la</text:span><text:span text:style-name="T125"> versión en minúsculas </text:span><text:span text:style-name="T126">(am/pm)</text:span><text:span text:style-name="T125">. Otras plataformas d</text:span><text:span text:style-name="T126">esplegarán sólo </text:span><text:span text:style-name="T127">una letra</text:span><text:span text:style-name="T143"> </text:span><text:span text:style-name="T138">P</text:span><text:span text:style-name="T143">.</text:span></text:p>
          </table:table-cell>
        </table:table-row>
        <text:soft-page-break/>
        <table:table-row table:style-name="Table3.1">
          <table:table-cell table:style-name="Table3.A1" office:value-type="string">
            <text:p text:style-name="P82"><text:span text:style-name="Source_20_Text"><text:span text:style-name="T171">%r</text:span></text:span></text:p>
          </table:table-cell>
          <table:table-cell table:style-name="Table3.A1" office:value-type="string">
            <text:p text:style-name="P64"><text:span text:style-name="T275">E</text:span><text:span text:style-name="T276">l reloj de 12 horas </text:span><text:span text:style-name="T275">cuando se despliegan resultados</text:span><text:span text:style-name="T276"> (usando la configuración regional para AM </text:span><text:span text:style-name="T275">o </text:span><text:span text:style-name="T276">PM). Solo definido en algunas configuraciones regionales y, en algunos sistemas operativos que no definen un indicador de AM </text:span><text:span text:style-name="T275">o </text:span><text:span text:style-name="T276">PM, podría conducir a error. Para </text:span><text:span text:style-name="T277">introducir información, </text:span><text:span text:style-name="T278">equivalente a definir el formato como: </text:span><text:span text:style-name="T250">%I:%M:%S %p</text:span><text:span text:style-name="T278">.</text:span></text:p>
          </table:table-cell>
        </table:table-row>
        <table:table-row table:style-name="Table3.1">
          <table:table-cell table:style-name="Table3.A1" office:value-type="string">
            <text:p text:style-name="P82"><text:span text:style-name="Source_20_Text"><text:span text:style-name="T171">%R</text:span></text:span></text:p>
          </table:table-cell>
          <table:table-cell table:style-name="Table3.A1" office:value-type="string">
            <text:p text:style-name="P58"><text:span text:style-name="T207">Equivalente a</text:span> <text:span text:style-name="T243">%H:%M</text:span>.</text:p>
          </table:table-cell>
        </table:table-row>
        <table:table-row table:style-name="Table3.1">
          <table:table-cell table:style-name="Table3.A1" office:value-type="string">
            <text:p text:style-name="P82"><text:span text:style-name="Source_20_Text"><text:span text:style-name="T171">%S</text:span></text:span></text:p>
          </table:table-cell>
          <table:table-cell table:style-name="Table3.A1" office:value-type="string">
            <text:p text:style-name="P59"><text:span text:style-name="T207">Los segundos como enteros (</text:span><text:span text:style-name="T243">00-61</text:span><text:span text:style-name="T207">). Permite hasta dos segundos de salto (pero las implementaciones que cumplen con el estándar POSIX ignorarán los segundos de salto).</text:span></text:p>
          </table:table-cell>
        </table:table-row>
        <table:table-row table:style-name="Table3.1">
          <table:table-cell table:style-name="Table3.A1" office:value-type="string">
            <text:p text:style-name="P84"><text:span text:style-name="Source_20_Text"><text:span text:style-name="T171">%t</text:span></text:span></text:p>
          </table:table-cell>
          <table:table-cell table:style-name="Table3.A1" office:value-type="string">
            <text:p text:style-name="P69">Tabulador al momento del despl<text:span text:style-name="T283">egar</text:span> resultados, espacio<text:span text:style-name="T283">s</text:span> en blanco arbitrario<text:span text:style-name="T283">s “ <text:s text:c="2"/>“</text:span> al momento de introducir información.</text:p>
          </table:table-cell>
        </table:table-row>
        <table:table-row table:style-name="Table3.1">
          <table:table-cell table:style-name="Table3.A1" office:value-type="string">
            <text:p text:style-name="P84"><text:span text:style-name="Source_20_Text"><text:span text:style-name="T171">%T</text:span></text:span></text:p>
          </table:table-cell>
          <table:table-cell table:style-name="Table3.A1" office:value-type="string">
            <text:p text:style-name="P60"><text:span text:style-name="T207">Equivalente a</text:span> <text:span text:style-name="T243">%H:%M:%S</text:span>.</text:p>
          </table:table-cell>
        </table:table-row>
        <table:table-row table:style-name="Table3.26">
          <table:table-cell table:style-name="Table3.A1" office:value-type="string">
            <text:p text:style-name="P84"><text:span text:style-name="Source_20_Text"><text:span text:style-name="T171">%u</text:span></text:span></text:p>
          </table:table-cell>
          <table:table-cell table:style-name="Table3.A1" office:value-type="string">
            <text:p text:style-name="P71"><text:span text:style-name="T128">El d</text:span><text:span text:style-name="T129">ía de la semana como número decimal (</text:span><text:span text:style-name="T130">del </text:span><text:span text:style-name="T139">1</text:span><text:span text:style-name="T129"> </text:span><text:span text:style-name="T130">al </text:span><text:span text:style-name="T139">7</text:span><text:span text:style-name="T129">, </text:span><text:span text:style-name="T130">tomando a</text:span><text:span text:style-name="T129">l lunes c</text:span><text:span text:style-name="T130">omo el</text:span><text:span text:style-name="T129"> número</text:span><text:span text:style-name="T144"> </text:span><text:span text:style-name="T139">1</text:span><text:span text:style-name="T129">).</text:span></text:p>
          </table:table-cell>
        </table:table-row>
        <table:table-row table:style-name="Table3.1">
          <table:table-cell table:style-name="Table3.A1" office:value-type="string">
            <text:p text:style-name="P43"><text:span text:style-name="Source_20_Text"><text:span text:style-name="T171">%U</text:span></text:span></text:p>
          </table:table-cell>
          <table:table-cell table:style-name="Table3.A1" office:value-type="string">
            <text:p text:style-name="P60"><text:span text:style-name="T207">Semana del año como número decimal (</text:span><text:span text:style-name="T239">del </text:span><text:span text:style-name="T243">00</text:span><text:span text:style-name="T207"> </text:span><text:span text:style-name="T239">al </text:span><text:span text:style-name="T243">53</text:span>)<text:span text:style-name="T207"> usando al domingo </text:span><text:span text:style-name="T235">y al número uno (</text:span><text:span text:style-name="T253">1</text:span><text:span text:style-name="T235">) </text:span><text:span text:style-name="T207">como primer día </text:span><text:span text:style-name="T235">de la semana y, típicamente, con el primer domingo del año como primer día de la primer semana. La convención en los Estados Unidos de América.</text:span></text:p>
          </table:table-cell>
        </table:table-row>
        <table:table-row table:style-name="Table3.1">
          <table:table-cell table:style-name="Table3.A1" office:value-type="string">
            <text:p text:style-name="P84"><text:span text:style-name="Source_20_Text"><text:span text:style-name="T171">%V</text:span></text:span></text:p>
          </table:table-cell>
          <table:table-cell table:style-name="Table3.A1" office:value-type="string">
            <text:p text:style-name="P71"><text:span text:style-name="T128">Semana del año como número decimal (</text:span><text:span text:style-name="T131">del </text:span><text:span text:style-name="T140">01</text:span><text:span text:style-name="T128"> </text:span><text:span text:style-name="T131">al </text:span><text:span text:style-name="T140">53</text:span><text:span text:style-name="T128">) como la define el estándar ISO 8601. Si la semana (empezando el lunes) </text:span><text:span text:style-name="T131">que </text:span><text:span text:style-name="T128">conti</text:span><text:span text:style-name="T131">ene al</text:span><text:span text:style-name="T128"> </text:span><text:span text:style-name="T140">1° </text:span><text:span text:style-name="T128">de enero tiene cuatro o más días en el año nuevo, entonces es considera</text:span><text:span text:style-name="T132">da la semana </text:span><text:span text:style-name="T141">1</text:span><text:span text:style-name="T132">. De otro modo, será la última semana del año previo y la siguiente semana será la semana </text:span><text:span text:style-name="T141">1</text:span><text:span text:style-name="T132">. Aceptada pero ignorada al introducir información.</text:span></text:p>
          </table:table-cell>
        </table:table-row>
        <table:table-row table:style-name="Table3.1">
          <table:table-cell table:style-name="Table3.A1" office:value-type="string">
            <text:p text:style-name="P84"><text:span text:style-name="Source_20_Text"><text:span text:style-name="T171">%w</text:span></text:span></text:p>
          </table:table-cell>
          <table:table-cell table:style-name="Table3.A1" office:value-type="string">
            <text:p text:style-name="P60"><text:span text:style-name="T236">El día de la semana como número decimal (</text:span><text:span text:style-name="T240">del </text:span><text:span text:style-name="T251">0</text:span><text:span text:style-name="T236"> </text:span><text:span text:style-name="T240">al </text:span><text:span text:style-name="T251">6</text:span><text:span text:style-name="T259">, </text:span><text:span text:style-name="T236">considerando al domingo </text:span><text:span text:style-name="T240">como</text:span><text:span text:style-name="T236"> el </text:span><text:span text:style-name="T251">0</text:span><text:span text:style-name="T236">)</text:span><text:span text:style-name="T259">.</text:span></text:p>
          </table:table-cell>
        </table:table-row>
        <table:table-row table:style-name="Table3.1">
          <table:table-cell table:style-name="Table3.A1" office:value-type="string">
            <text:p text:style-name="P84"><text:span text:style-name="Source_20_Text"><text:span text:style-name="T171">%W</text:span></text:span></text:p>
          </table:table-cell>
          <table:table-cell table:style-name="Table3.A1" office:value-type="string">
            <text:p text:style-name="P65">Semana del año como número decimal (<text:span text:style-name="T284">del </text:span><text:span text:style-name="T243">00</text:span><text:span text:style-name="T207"> </text:span><text:span text:style-name="T240">al </text:span><text:span text:style-name="T243">53</text:span>) que usa al lunes como el primer día de la semana (y típicamente con el primer lunes del año como día <text:span text:style-name="T243">1</text:span> de la semana <text:span text:style-name="T243">1</text:span>). La convención en Gran Bretaña.</text:p>
          </table:table-cell>
        </table:table-row>
        <table:table-row table:style-name="Table3.1">
          <table:table-cell table:style-name="Table3.A1" office:value-type="string">
            <text:p text:style-name="P84"><text:span text:style-name="Source_20_Text"><text:span text:style-name="T171">%x</text:span></text:span></text:p>
          </table:table-cell>
          <table:table-cell table:style-name="Table3.A1" office:value-type="string">
            <text:p text:style-name="P61"><text:span text:style-name="T241">La f</text:span><text:span text:style-name="T207">echa. </text:span><text:span text:style-name="T241">Es e</text:span><text:span text:style-name="T207">specífica a la configuración regional al desplegar resultados </text:span><text:span text:style-name="T241">o</text:span> <text:span text:style-name="T243">%y/%m/%d</text:span> <text:span text:style-name="T207">al introducir información.</text:span></text:p>
          </table:table-cell>
        </table:table-row>
        <table:table-row table:style-name="Table3.1">
          <table:table-cell table:style-name="Table3.A1" office:value-type="string">
            <text:p text:style-name="P84"><text:span text:style-name="Source_20_Text"><text:span text:style-name="T171">%X</text:span></text:span></text:p>
          </table:table-cell>
          <table:table-cell table:style-name="Table3.A1" office:value-type="string">
            <text:p text:style-name="P61"><text:span text:style-name="T241">La h</text:span><text:span text:style-name="T207">ora. </text:span><text:span text:style-name="T241">Es e</text:span><text:span text:style-name="T207">specífica a la configuración regional al desplegar resultados </text:span><text:span text:style-name="T241">o</text:span> <text:span text:style-name="T243">%H/%M/%S</text:span> al <text:span text:style-name="T207">introducir información.</text:span></text:p>
          </table:table-cell>
        </table:table-row>
        <table:table-row table:style-name="Table3.33">
          <table:table-cell table:style-name="Table3.A1" office:value-type="string">
            <text:p text:style-name="P84"><text:span text:style-name="Source_20_Text"><text:span text:style-name="T171">%y</text:span></text:span></text:p>
          </table:table-cell>
          <table:table-cell table:style-name="Table3.A1" office:value-type="string">
            <text:p text:style-name="P65"><text:span text:style-name="T279">El año sin el siglo (del </text:span><text:span text:style-name="T252">00</text:span><text:span text:style-name="T242"> </text:span><text:span text:style-name="T241">al </text:span><text:span text:style-name="T252">99</text:span><text:span text:style-name="T279">). Al introducir información, los valores del </text:span><text:span text:style-name="T252">00</text:span><text:span text:style-name="T279"> al </text:span><text:span text:style-name="T252">68</text:span><text:span text:style-name="T279"> serán prefijados por un </text:span><text:span text:style-name="T252">20</text:span><text:span text:style-name="T279">, y los valores del </text:span><text:span text:style-name="T252">69</text:span><text:span text:style-name="T279"> al </text:span><text:span text:style-name="T252">99</text:span><text:span text:style-name="T279"> serán prefijados con un </text:span><text:span text:style-name="T252">19</text:span><text:span text:style-name="T279">. Este comportamiento es el especificado por los estándares </text:span><text:span text:style-name="T252">2004</text:span><text:span text:style-name="T279"> y </text:span><text:span text:style-name="T252">2008</text:span><text:span text:style-name="T279"> de POSIX, los cuales también afirman que “es de esperarse que la inferencia por omisión del siglo a partir del año de dos dígitos cambie en una versión futura”.</text:span></text:p>
          </table:table-cell>
        </table:table-row>
        <table:table-row table:style-name="Table3.1">
          <table:table-cell table:style-name="Table3.A1" office:value-type="string">
            <text:p text:style-name="P84"><text:span text:style-name="Source_20_Text"><text:span text:style-name="T171">%Y</text:span></text:span></text:p>
          </table:table-cell>
          <table:table-cell table:style-name="Table3.A1" office:value-type="string">
            <text:p text:style-name="P62"><text:span text:style-name="T214">Año con siglo. </text:span><text:span text:style-name="T215">Advierta </text:span><text:span text:style-name="T214">que mientras no había un cero en el calendario Gregoriano original, el estándar ISO 8601:2004 lo define como válido y lo interpreta como 1 a.C. Véase </text:span><text:a xlink:type="simple" xlink:href="https://es.wikipedia.org/wiki/Año_cero" text:style-name="Internet_20_link" text:visited-style-name="Visited_20_Internet_20_Link"><text:span text:style-name="T208">https://es.wikipedia.org/wiki/A%C3%B1o_cero</text:span></text:a><text:span text:style-name="T214">. Adviértase </text:span><text:span text:style-name="T215">también</text:span><text:span text:style-name="T214"> que los estándares señalan que los años anteriores a </text:span><text:span text:style-name="T248">1582</text:span><text:span text:style-name="T214"> en su calendario solo deberán usarse bajo el acuerdo de las partes involucradas. Al introducir información, solo años de</text:span><text:span text:style-name="T216">l</text:span><text:span text:style-name="T274"> </text:span><text:span text:style-name="T248">0</text:span><text:span text:style-name="T274"> </text:span><text:span text:style-name="T214">a</text:span><text:span text:style-name="T216">l</text:span><text:span text:style-name="T274"> </text:span><text:span text:style-name="T248">9999</text:span><text:span text:style-name="T214"> son aceptados.</text:span></text:p>
          </table:table-cell>
        </table:table-row>
        <table:table-row table:style-name="Table3.1">
          <table:table-cell table:style-name="Table3.A1" office:value-type="string">
            <text:p text:style-name="P84"><text:span text:style-name="Source_20_Text"><text:span text:style-name="T171">%z</text:span></text:span></text:p>
          </table:table-cell>
          <table:table-cell table:style-name="Table3.A1" office:value-type="string">
            <text:p text:style-name="P72"><text:span text:style-name="T133">Compensación con signo en horas y minutos del huso UTC (GMT). Por lo que -</text:span><text:span text:style-name="T142">0800</text:span><text:span text:style-name="T133"> serán ocho horas detrás del UTC. </text:span><text:span text:style-name="T134">S</text:span><text:span text:style-name="T133">on aceptan </text:span><text:span text:style-name="T134">v</text:span><text:span text:style-name="T133">alores hasta </text:span><text:span text:style-name="T142">1400</text:span><text:span text:style-name="T133">. </text:span><text:span text:style-name="T134">Es e</text:span><text:span text:style-name="T133">stándar </text:span><text:span text:style-name="T134">es </text:span><text:span text:style-name="T133">sólo para despliegue de resultados, </text:span><text:span text:style-name="T135">si bien</text:span><text:span text:style-name="T133"> </text:span><text:span text:style-name="T157">R</text:span><text:span text:style-name="T133"> lo acepta actualmente </text:span><text:span text:style-name="T136">para introducir información </text:span><text:span text:style-name="T133">en todas las plataformas.</text:span></text:p>
          </table:table-cell>
        </table:table-row>
        <text:soft-page-break/>
        <table:table-row table:style-name="Table3.1">
          <table:table-cell table:style-name="Table3.A1" office:value-type="string">
            <text:p text:style-name="P84"><text:span text:style-name="Source_20_Text"><text:span text:style-name="T171">%Z</text:span></text:span></text:p>
          </table:table-cell>
          <table:table-cell table:style-name="Table3.A1" office:value-type="string">
            <text:p text:style-name="P66">Sólo para despliegue de resultados. Abreviatura del huso horario como una cadena de carácteres (vacía si no está disponible). Esta <text:span text:style-name="T260">podrá no ser</text:span> confiable cuando un huso horario haya cambiado abreviaturas a lo largo de los años.</text:p>
          </table:table-cell>
        </table:table-row>
      </table:table>
      <text:p text:style-name="P22"/>
      <text:p text:style-name="P14"><text:span text:style-name="T42">S</text:span><text:span text:style-name="T43">i se</text:span><text:span text:style-name="T42"> u</text:span><text:span text:style-name="T44">tili</text:span><text:span text:style-name="T43">zan</text:span><text:span text:style-name="T42"> ceros a la izquierda, se m</text:span><text:span text:style-name="T44">ostrarán</text:span><text:span text:style-name="T42"> </text:span><text:span text:style-name="T43">al momento de</text:span><text:span text:style-name="T42"> despleg</text:span><text:span text:style-name="T43">ar</text:span><text:span text:style-name="T42"> información pero serán opcionales al introducirla. </text:span><text:span text:style-name="T60">Además,</text:span><text:span text:style-name="T42"> </text:span><text:span text:style-name="T60">a</text:span><text:span text:style-name="T42">l momento de introducir información, </text:span><text:span text:style-name="T60">s</text:span><text:span text:style-name="T42">e buscarán coincidencias con los nombres sin importar la configuración de mayúsculas o minúsculas. </text:span><text:span text:style-name="T44">El despliegue de los nombres en mayúsculas dependerá de la plataforma de sistema y de la configuración regional. Adviértase que los nombres abreviados son específicos </text:span><text:span text:style-name="T61">par</text:span><text:span text:style-name="T44">a cada plataforma, aunque los estándares especifican que en la configuración regional de </text:span><text:span text:style-name="T153">C</text:span><text:span text:style-name="T44"> deberán usarse las primeras tres letras del nombre en inglés en mayúsculas. </text:span><text:span text:style-name="T62">E</text:span><text:span text:style-name="T44">sta convención es ampliamente usada en las configuraciones regionales que usan el idioma inglés. Pero, por ejemplo, las abreviaturas de los meses en francés no son las mismas entre Linux, macOS, Solaris y Windows. Saber cuáles son las abreviaturas es esencial si desea utilizar </text:span><text:span text:style-name="T9">%a</text:span><text:span text:style-name="T44">, </text:span><text:span text:style-name="T9">%b</text:span><text:span text:style-name="T44"> o </text:span><text:span text:style-name="T9">%h</text:span><text:span text:style-name="T44"> como parte de un formato para introducir información. Véa</text:span><text:span text:style-name="T62">se el código de</text:span><text:span text:style-name="T44"> ejemplo para </text:span><text:span text:style-name="T63">saber</text:span><text:span text:style-name="T44"> cómo verificar estos nombres.</text:span></text:p>
      <text:p text:style-name="P28"><text:span text:style-name="T112">Cuando </text:span><text:span text:style-name="T23">%</text:span><text:span text:style-name="T24">z</text:span><text:span text:style-name="T113"> o </text:span><text:span text:style-name="T24">%Z</text:span><text:span text:style-name="T113"> es utilizado para el despliegue de información </text:span><text:span text:style-name="T111">con un objeto que tenga asignado un uso horario, se hará un intento para utilizar los valores de ese huso horario —pero no se garantiza el éxito de esto.</text:span></text:p>
      <text:p text:style-name="P18">Fuera de los estándares, y con mucha menor <text:span text:style-name="T285">frecuencia en su</text:span> implementación, se encuentran los siguientes especificadores de conversión:</text:p>
      <table:table table:name="Table4" table:style-name="Table4">
        <table:table-column table:style-name="Table4.A"/>
        <table:table-column table:style-name="Table4.B"/>
        <table:table-row>
          <table:table-cell table:style-name="Table4.A1" office:value-type="string">
            <text:p text:style-name="P44"><text:span text:style-name="Source_20_Text"><text:span text:style-name="T2">%k</text:span></text:span></text:p>
          </table:table-cell>
          <table:table-cell table:style-name="Table4.A1" office:value-type="string">
            <text:p text:style-name="P45"><text:span text:style-name="T43">El reloj de 24 horas, l</text:span><text:span text:style-name="T64">os dígitos de hora individuales serán precedidos</text:span><text:span text:style-name="T43"> por un carácter vacío.</text:span></text:p>
          </table:table-cell>
        </table:table-row>
        <table:table-row>
          <table:table-cell table:style-name="Table4.A1" office:value-type="string">
            <text:p text:style-name="P85"><text:span text:style-name="Source_20_Text"><text:span text:style-name="T2">%l</text:span></text:span></text:p>
          </table:table-cell>
          <table:table-cell table:style-name="Table4.A1" office:value-type="string">
            <text:p text:style-name="P47">La hora en el reloj de 12 horas, l<text:span text:style-name="T285">os dígitos de hora individuales serán precedidos</text:span> por un carácter vacío.</text:p>
          </table:table-cell>
        </table:table-row>
        <table:table-row table:style-name="Table4.3">
          <table:table-cell table:style-name="Table4.A1" office:value-type="string">
            <text:p text:style-name="P85"><text:span text:style-name="Source_20_Text"><text:span text:style-name="T2">%s</text:span></text:span></text:p>
          </table:table-cell>
          <table:table-cell table:style-name="Table4.A1" office:value-type="string">
            <text:p text:style-name="P48">El número de segundos desde la época, <text:span text:style-name="T286">só</text:span>lo para el despliegue de información. </text:p>
          </table:table-cell>
        </table:table-row>
        <table:table-row>
          <table:table-cell table:style-name="Table4.A1" office:value-type="string">
            <text:p text:style-name="P85"><text:span text:style-name="Source_20_Text"><text:span text:style-name="T2">%+</text:span></text:span></text:p>
          </table:table-cell>
          <table:table-cell table:style-name="Table4.A1" office:value-type="string">
            <text:p text:style-name="P46"><text:span text:style-name="T43">Similar a </text:span><text:span text:style-name="T8">%c</text:span><text:span text:style-name="T43">, a menudo </text:span><text:span text:style-name="T8">“%a %b %e %H:%M:%S %Z” </text:span><text:span text:style-name="T43">%Y. Sólo para el despliegue de información </text:span><text:span text:style-name="T65">y</text:span><text:span text:style-name="T43"> </text:span><text:span text:style-name="T65">d</text:span><text:span text:style-name="T28">ependerá de la configuración regional.</text:span></text:p>
          </table:table-cell>
        </table:table-row>
      </table:table>
      <text:p text:style-name="P23"/>
      <text:p text:style-name="P7"><text:span text:style-name="T28">Para el despliegue de resultados está también </text:span><text:span text:style-name="T2">%O[dHImMUVwWy]</text:span><text:span text:style-name="T28">, el cual podrá emitir números en formato altenativo dependiente de la configuración regional local (por ejemplo, en números romanos), y </text:span><text:span text:style-name="Source_20_Text"><text:span text:style-name="T16">%E[cCyYxX]</text:span></text:span><text:span text:style-name="Source_20_Text"><text:span text:style-name="T28">, que podría usar una ‘era’ alternativa (es decir, un calendario religioso diferente). La aceptación de cualquiera de estos dependerá del sistema operativo. Estos especificadores son aceptados para la introducción de información, pero con la interpretación estándar.</text:span></text:span></text:p>
      <text:p text:style-name="P12"><text:span text:style-name="T28">Un e</text:span><text:span text:style-name="T66">specificador exclusivo</text:span><text:span text:style-name="T28"> </text:span><text:span text:style-name="T66">de</text:span><text:span text:style-name="T28"> </text:span><text:span text:style-name="T156">R</text:span><text:span text:style-name="T28"> es </text:span><text:span text:style-name="T16">%O</text:span><text:span text:style-name="T17">S</text:span><text:span text:style-name="T28">, cuyo despliegue devuelve los segundos y, si </text:span><text:span text:style-name="T16">%OS</text:span><text:span text:style-name="T28"> es seguido de un dígito </text:span><text:span text:style-name="T19">n</text:span><text:span text:style-name="T28">, usará la configuración de </text:span><text:span text:style-name="T163">getOption</text:span><text:span text:style-name="T16">(“digits.secs”) </text:span><text:span text:style-name="T58">y devolverá los segundos </text:span><text:span text:style-name="T28">f</text:span><text:span text:style-name="T58">raccionarios</text:span><text:span text:style-name="T28"> c</text:span><text:span text:style-name="T58">on entre</text:span><text:span text:style-name="T28"> </text:span><text:span text:style-name="T16">0</text:span><text:span text:style-name="T28"> y </text:span><text:span text:style-name="T16">6</text:span><text:span text:style-name="T28"> lugares decimales </text:span><text:span text:style-name="T67">de precisión </text:span><text:span text:style-name="T28">o, si no ha sido configurado, truncará a </text:span><text:span text:style-name="T16">0</text:span><text:span text:style-name="T28"> dígitos el despliegue de los segundos. Incluso, para </text:span><text:span text:style-name="T16">strptime</text:span><text:span text:style-name="T28"> </text:span><text:span text:style-name="T16">%OS</text:span><text:span text:style-name="T28"> aceptará que se ingresen segundos así como segundos fraccionarios. Adviérta que </text:span><text:span text:style-name="T16">%S</text:span><text:span text:style-name="T28"> </text:span><text:span text:style-name="T45">no lee partes fraccionarias en el despliegue de información.</text:span></text:p>
      <text:p text:style-name="P29"><text:soft-page-break/><text:span text:style-name="T110">El comportamiento de otras especificaciones de conversión (e incluso </text:span><text:span text:style-name="T118">de</text:span><text:span text:style-name="T110"> otra</text:span><text:span text:style-name="T118">s</text:span><text:span text:style-name="T110"> secuencia</text:span><text:span text:style-name="T118">s</text:span><text:span text:style-name="T110"> de caracteres que comience con </text:span><text:span text:style-name="T22">%</text:span><text:span text:style-name="T110">) es específico al sistema </text:span><text:span text:style-name="T118">operativo</text:span><text:span text:style-name="T110">. Algunos sistemas documentan </text:span><text:span text:style-name="T119">que</text:span><text:span text:style-name="T110"> el uso de carácteres </text:span><text:span text:style-name="T121">multi-byte</text:span><text:span text:style-name="T110"> </text:span><text:span text:style-name="T119">para</text:span><text:span text:style-name="T110"> </text:span><text:span text:style-name="T22">format</text:span><text:span text:style-name="T110"> no es</text:span><text:span text:style-name="T119">tá</text:span><text:span text:style-name="T110"> aceptado. No obstante, </text:span><text:span text:style-name="T119">es</text:span><text:span text:style-name="T110"> </text:span><text:span text:style-name="T119">im</text:span><text:span text:style-name="T110">probable que las configuraciones regionales </text:span><text:span text:style-name="T119">basadas en</text:span><text:span text:style-name="T110"> UTF-8</text:span><text:span text:style-name="T119"> tengan</text:span><text:span text:style-name="T110"> este problema. </text:span></text:p>
      <text:h text:style-name="P32" text:outline-level="3"><text:span text:style-name="T167">V</text:span><text:span text:style-name="T168">alor</text:span></text:h>
      <text:p text:style-name="P25">Los método<text:span text:style-name="T289">s</text:span> de <text:span text:style-name="T243">format</text:span> y de <text:span text:style-name="T243">strftime</text:span> devulven vectores de caracteres que representan el tiempo. <text:span text:style-name="T289">Las h</text:span>oras en valor <text:span text:style-name="T289">no disponible</text:span> <text:span text:style-name="T243">NA</text:span> son devueltas como <text:span text:style-name="T243">NA_character_</text:span>. Los elementos están restringidos a 256 <text:span text:style-name="T288">bytes</text:span>, más una abreviatura de huso horario si la opción <text:span text:style-name="T243">usetz</text:span> está activada c<text:span text:style-name="T289">on un valor</text:span> verdader<text:span text:style-name="T289">o</text:span> (<text:span text:style-name="T243">TRUE</text:span>). En plataformas conocidas las cadenas más largas son truncadas en <text:span text:style-name="T243">255</text:span> o <text:span text:style-name="T243">256</text:span> bytes, pero esto no está garantizado por el estándar C99.</text:p>
      <text:p text:style-name="P15"><text:span text:style-name="T10">strptime</text:span><text:span text:style-name="T46"> vuelve en objetos de la clase </text:span><text:span text:style-name="Source_20_Text"><text:span text:style-name="T4">"</text:span></text:span><text:span text:style-name="T10">POSIXlt</text:span><text:span text:style-name="Source_20_Text"><text:span text:style-name="T4">"</text:span></text:span><text:span text:style-name="Source_20_Text"><text:span text:style-name="T32"> </text:span></text:span><text:span text:style-name="Source_20_Text"><text:span text:style-name="T68">a objetos</text:span></text:span><text:span text:style-name="Source_20_Text"><text:span text:style-name="T46"> de </text:span></text:span><text:span text:style-name="Source_20_Text"><text:span text:style-name="T68">tipo </text:span></text:span><text:span text:style-name="Source_20_Text"><text:span text:style-name="T46">carácter </text:span></text:span><text:span text:style-name="Source_20_Text"><text:span text:style-name="T68">que representen fechas</text:span></text:span><text:span text:style-name="T46">. El huso horario es utilizado para configurar el argumento </text:span><text:span text:style-name="T10">isdst</text:span><text:span text:style-name="T46"> y para fijar el atributo </text:span><text:span text:style-name="Source_20_Text"><text:span text:style-name="T4">"</text:span></text:span><text:span text:style-name="T10">tzone</text:span><text:span text:style-name="Source_20_Text"><text:span text:style-name="T4">"</text:span></text:span><text:span text:style-name="T46"> si </text:span><text:span text:style-name="T10">tz</text:span><text:span text:style-name="T46"> es diferente de la cadena vacía </text:span><text:span text:style-name="Source_20_Text"><text:span text:style-name="T4">""</text:span></text:span><text:span text:style-name="T46">. Si s</text:span><text:span text:style-name="T68">e especifica un valor de fecha-hora no válido</text:span><text:span text:style-name="T46"> (por ejemplo, </text:span><text:span text:style-name="Source_20_Text"><text:span text:style-name="T4">"</text:span></text:span><text:span text:style-name="T10">2010-02-30 08:00</text:span><text:span text:style-name="Source_20_Text"><text:span text:style-name="T4">"</text:span></text:span><text:span text:style-name="T46">) todos los componentes del resultado serán valores no disponibles </text:span><text:span text:style-name="T10">NA</text:span><text:span text:style-name="T46">. Observe bien: esto significa exactamente lo que dice: </text:span><text:span text:style-name="T68">cuando</text:span><text:span text:style-name="T46"> se trat</text:span><text:span text:style-name="T68">e</text:span><text:span text:style-name="T46"> de un v</text:span><text:span text:style-name="T68">alor de fecha-hora</text:span><text:span text:style-name="T46"> no válido, no sólo </text:span><text:span text:style-name="T68">cuando ingrese un valor</text:span><text:span text:style-name="T46"> </text:span><text:span text:style-name="T68">de fecha-hora</text:span><text:span text:style-name="T46"> que no exist</text:span><text:span text:style-name="T68">a</text:span><text:span text:style-name="T46"> en algún huso horario.</text:span></text:p>
      <text:h text:style-name="P38" text:outline-level="3">Despliegue de los años en pantalla</text:h>
      <text:p text:style-name="P30"><text:span text:style-name="T122">Todo mundo está de acuerdo </text:span><text:span text:style-name="T123">en </text:span><text:span text:style-name="T122">que los años </text:span><text:span text:style-name="T10">1000</text:span><text:span text:style-name="T122"> a</text:span><text:span text:style-name="T123">l</text:span><text:span text:style-name="T122"> </text:span><text:span text:style-name="T10">9999</text:span><text:span text:style-name="T122"> deberán ser impresos en cuatro dígitos, pero los estándares no definen que deberá hacerse fuera de ese rango. Para los años </text:span><text:span text:style-name="T10">0</text:span><text:span text:style-name="T122"> al </text:span><text:span text:style-name="T10">999</text:span><text:span text:style-name="T122"> la mayoría de los sistemas operativos agregan ceros o espacios para lograr </text:span><text:span text:style-name="T10">4</text:span><text:span text:style-name="T122"> caracteres, y Linux despliega </text:span><text:span text:style-name="T124">sólo </text:span><text:span text:style-name="T122">el número.</text:span></text:p>
      <text:p text:style-name="P4"><text:span text:style-name="T50">Los servicios del sistema operativo probablemente no imprimirán años antes del año </text:span><text:span text:style-name="T11">1</text:span><text:span text:style-name="T50"> (también <text:s/>conocido como </text:span><text:span text:style-name="T11">1</text:span><text:span text:style-name="T50"> d.C.) “correctamente”. </text:span><text:span text:style-name="T29">Algunos t</text:span><text:span text:style-name="T50">enderán a asumir la existencia del año </text:span><text:span text:style-name="T11">0</text:span><text:span text:style-name="T50"> </text:span><text:span text:style-name="T29">pero otros solo devolverán valores incorrectos</text:span><text:span text:style-name="T50">. </text:span><text:span text:style-name="T29">Algunos formatos comunes son </text:span><text:span text:style-name="T12">-45</text:span><text:span text:style-name="T29"> y </text:span><text:span text:style-name="T12">-045</text:span><text:span text:style-name="T29">.</text:span><text:span text:style-name="T50"> </text:span><text:span text:style-name="T29">V</text:span><text:span text:style-name="T50">éase </text:span><text:a xlink:type="simple" xlink:href="https://es.wikipedia.org/wiki/Año_cero" text:style-name="Internet_20_link" text:visited-style-name="Visited_20_Internet_20_Link"><text:span text:style-name="T237">https://es.wikipedia.org/wiki/A%C3%B1o_cero</text:span></text:a><text:span text:style-name="T51">.</text:span></text:p>
      <text:p text:style-name="P24"><text:span text:style-name="T281">Los años después de </text:span><text:span text:style-name="T254">9999</text:span><text:span text:style-name="T281"> y antes de -</text:span><text:span text:style-name="T254">999</text:span><text:span text:style-name="T281"> son impresos normamente con cinco o más caracteres. Algunas plataformas aceptan los modificadores de POSIX 2008 (y otros). En Linux, el formato </text:span><text:span text:style-name="Source_20_Text"><text:span text:style-name="T255">"</text:span></text:span><text:span text:style-name="T254">%04Y</text:span><text:span text:style-name="Source_20_Text"><text:span text:style-name="T255">"</text:span></text:span><text:span text:style-name="T281"> asegura un mínimo de cuatro caracteres y la agregación de ceros. El código interno (como es usado por Windows y por omisión en macOS) utiliza la agregación en automático, y los formatos </text:span><text:span text:style-name="T254">%_4Y</text:span><text:span text:style-name="T281"> y </text:span><text:span text:style-name="T254">%_Y</text:span><text:span text:style-name="T281"> pueden ser usados para agregación de espacios o para no agregar ningún caracter, respectivamente.</text:span></text:p>
      <text:p text:style-name="P4"><text:span text:style-name="T169">Las compensaciones </text:span><text:span text:style-name="T170">para</text:span><text:span text:style-name="T169"> los husos horarios</text:span></text:p>
      <text:p text:style-name="P4"><text:span text:style-name="T29">Las compensaciones para el huso de la Hora Media de Greenwich (GMT por sus siglas en inglés, y también llamado UTC por sus siglas en inglés y francés) son parte de la conversión entre husos horarios, así como desde y hacia la clase </text:span><text:span text:style-name="T12">“POSIXct”</text:span><text:span text:style-name="T29">, pero provocan dificultades ya que a menudo son calculados de manera incorrecta.</text:span></text:p>
      <text:p text:style-name="P4"><text:span text:style-name="T29">A menudo tienen el signo opuesto a las especificaciones de la zona horaria (véase </text:span><text:span text:style-name="T164">Sys.timezone</text:span><text:span text:style-name="T29">). Los valores positivos están al </text:span><text:span text:style-name="T69">E</text:span><text:span text:style-name="T29">ste del meridiano. Aunque han existido husos horarios con </text:span><text:soft-page-break/><text:span text:style-name="T29">compensaciones como </text:span><text:span text:style-name="T12">00:09:21</text:span><text:span text:style-name="T29"> (París en </text:span><text:span text:style-name="T12">1900</text:span><text:span text:style-name="T29">), y </text:span><text:span text:style-name="T12">00:44:30</text:span><text:span text:style-name="T29"> (Liberia hasta </text:span><text:span text:style-name="T12">1972</text:span><text:span text:style-name="T29">), las compensaciones son usualmente tratadas como números enteros de minutos, y son vistas a menudo en los encabezados de correos electrónicos </text:span><text:span text:style-name="T12">RFC 5322</text:span><text:span text:style-name="T29"> en formas como </text:span><text:span text:style-name="T12">-0800</text:span><text:span text:style-name="T29">. Por ejemplo, la utilizada en la costa del Pacífico del invierno de Estados Unidos de América.</text:span></text:p>
      <text:p text:style-name="P27"><text:span text:style-name="T114">El formato </text:span><text:span text:style-name="T25">%z</text:span><text:span text:style-name="T114"> puede ser usado para la introduc</text:span><text:span text:style-name="T120">ción</text:span><text:span text:style-name="T114"> o despl</text:span><text:span text:style-name="T115">iegue de información. </text:span><text:span text:style-name="T116">Se trata de una cadena de caracteres, convencionalmente un signo de más o menos seguido por dos dígitos para las horas y dos para los minutos. Los estándares dicen que una cadena vacía deberá desplegarse si la compensación es desconocida, pero algunos sistemas utilizan las compensaciones para el huso horario en vigor para el año actual.</text:span></text:p>
      <text:h text:style-name="P37" text:outline-level="3">Fuentes</text:h>
      <text:p text:style-name="P8"><text:span text:style-name="T70">Para introducir</text:span><text:span text:style-name="T47"> información utiliza la función </text:span><text:span text:style-name="T70">de</text:span><text:span text:style-name="T71">l estándar</text:span><text:span text:style-name="T47"> POSIX </text:span><text:span text:style-name="T13">strptime</text:span><text:span text:style-name="T47"> y </text:span><text:span text:style-name="T71">para </text:span><text:span text:style-name="T47">el despliegue </text:span><text:span text:style-name="T71">se </text:span><text:span text:style-name="T47">utiliza la función de C99 </text:span><text:span text:style-name="T13">strftime</text:span><text:span text:style-name="T47">.</text:span></text:p>
      <text:p text:style-name="P9"><text:span text:style-name="T47">No obstante, no todos los sistemas operativos (notoriamente Windows) </text:span><text:span text:style-name="T48">aportaban una función </text:span><text:span text:style-name="T18">strptime</text:span><text:span text:style-name="T48"> y se encontraron muchos problemas en aquellos que sí lo hacía</text:span><text:span text:style-name="T72">n. P</text:span><text:span text:style-name="T48">or e</text:span><text:span text:style-name="T72">llo</text:span><text:span text:style-name="T48">, desde el </text:span><text:span text:style-name="T18">2000</text:span><text:span text:style-name="T48"> </text:span><text:span text:style-name="T154">R</text:span><text:span text:style-name="T48"> ha usado un </text:span><text:span text:style-name="T49">segmento del código de </text:span><text:span text:style-name="T14">glibc</text:span><text:span text:style-name="T49">. Este segmento de código utiliza la función de sistema </text:span><text:span text:style-name="T14">strftime</text:span><text:span text:style-name="T49"> para encontrar los nombres específicos a la configuración regional local de los días y los meses, así como cualquier indicador de AM/PM.</text:span></text:p>
      <text:p text:style-name="P31"><text:span text:style-name="T26">En algunas plataformas (incluyendo Windows y por omisión macOS) la función de sistema </text:span><text:span text:style-name="T2">strftime</text:span><text:span text:style-name="T26"> es reemplazada (en conjunto con el resto del código de nivel </text:span><text:span text:style-name="T151">C</text:span><text:span text:style-name="T26"> para fechas y horas) por código modificado de la distribución </text:span><text:span text:style-name="T2">tzcode</text:span><text:span text:style-name="T26"> de IANA (</text:span><text:a xlink:type="simple" xlink:href="https://www.iana.org/time-zones" text:style-name="Internet_20_link" text:visited-style-name="Visited_20_Internet_20_Link"><text:span text:style-name="T148">https://www.iana.org/time-zones</text:span></text:a><text:span text:style-name="T26">).</text:span></text:p>
      <text:h text:style-name="P35" text:outline-level="3">Not<text:span text:style-name="T261">a</text:span></text:h>
      <text:p text:style-name="P13"><text:span text:style-name="T30">Los formatos por omisión siguen las reglas del estándar internacional ISO 8601 que expresa un día como </text:span><text:span text:style-name="Source_20_Text"><text:span text:style-name="T4">"</text:span></text:span><text:span text:style-name="T15">2001-02-28</text:span><text:span text:style-name="Source_20_Text"><text:span text:style-name="T4">"</text:span></text:span><text:span text:style-name="T30"> y una hora como </text:span><text:span text:style-name="Source_20_Text"><text:span text:style-name="T4">"</text:span></text:span><text:span text:style-name="T15">14:01:02</text:span><text:span text:style-name="Source_20_Text"><text:span text:style-name="T4">"</text:span></text:span><text:span text:style-name="T30"> usando ceros a la izquierda como </text:span><text:span text:style-name="T72">se muestra </text:span><text:span text:style-name="T30">aquí. La forma ISO no utiliza espacios para separar fechas y horas pero </text:span><text:span text:style-name="T155">R</text:span><text:span text:style-name="T30"> lo hace de manera automática.</text:span></text:p>
      <text:p text:style-name="P19">Para la función <text:span text:style-name="T243">strptime</text:span> la cadena de texto de entrada no necesita especificar la fecha completamente. Se asume que los segundos, minutos y horas no especificados son igual a cero, y que el año, mes o día sin especificar es el actual. Sin embargo, si un mes es especificado, el día de ese mes tiene que ser especificado por <text:span text:style-name="T243">%d</text:span> o <text:span text:style-name="T243">%e</text:span> ya que el día actual del mes no necesariamente es válido para el mes especificado. Algunos atributos pueden devolver un valor no disponible <text:span text:style-name="T243">NA</text:span>, pero un atributo <text:span text:style-name="T243">tzone</text:span> desconocido es representado por la cadena de texto vacía.</text:p>
      <text:p text:style-name="P19">Si el huso horario especificado no es <text:span text:style-name="T290">aceptado como</text:span> válido, lo que ocurra será específico al sistema operativo aunque lo más probable es que sea ignorado.</text:p>
      <text:p text:style-name="P19">Recuerde que en la mayoría de husos horarios algunas horas no ocurren y algunas ocurren dos veces debido a las transiciones desde o al horario de vera<text:span text:style-name="T291">n</text:span>o (también conocido como de ahorro de luz). <text:span text:style-name="T243">strptime</text:span> no valida<text:span text:style-name="T292">rá</text:span> tales horas (no asum<text:span text:style-name="T292">irá</text:span> un huso horario específico), pero la conversión por <text:span text:style-name="T287">as.POSIXct</text:span> sí lo hará. La conversión por <text:span text:style-name="T243">strftime</text:span> y el formateado o despliegue en pantalla utilizará los servicios del sistema operativo y podría devolver resultados sin sentido para horas no existentes en las transiciones del horario de verano.</text:p>
      <text:p text:style-name="P20"><text:soft-page-break/>En una configuración regional del <text:span text:style-name="T267">C</text:span> se requiere que <text:span text:style-name="T243">%c</text:span> sea <text:span text:style-name="Source_20_Text"><text:span text:style-name="T255">"</text:span></text:span><text:span text:style-name="T243">%a %b %e %H:%M:%S %Y</text:span><text:span text:style-name="Source_20_Text"><text:span text:style-name="T255">"</text:span></text:span>. Ya que Windows no cumple (y utiliza un formato de fecha que no se entiende fuera de Norteamérica), ese formato es utilizado por <text:span text:style-name="T267">R</text:span> en Windows en todas las configuraciones regionales locales.</text:p>
      <text:h text:style-name="P35" text:outline-level="3">Referenc<text:span text:style-name="T261">ias</text:span></text:h>
      <text:p text:style-name="P10"><text:span text:style-name="Emphasis"><text:span text:style-name="T30">Organización Internacional para la </text:span></text:span><text:span text:style-name="Emphasis"><text:span text:style-name="T94">N</text:span></text:span><text:span text:style-name="Emphasis"><text:span text:style-name="T95">ormalización</text:span></text:span><text:span text:style-name="Emphasis"><text:span text:style-name="T30"> (2004, 2000, …) </text:span></text:span><text:span text:style-name="Emphasis"><text:span text:style-name="T106">ISO 8601</text:span></text:span><text:span text:style-name="Emphasis"><text:span text:style-name="T30">. </text:span></text:span><text:span text:style-name="Emphasis"><text:span text:style-name="T26">Elementos de datos y formatos de intercambio — Intercambio de información — Representación de</text:span></text:span><text:span text:style-name="Emphasis"><text:span text:style-name="T100"> </text:span></text:span><text:span text:style-name="Emphasis"><text:span text:style-name="T101">fechas y horas</text:span></text:span><text:span text:style-name="Emphasis"><text:span text:style-name="T207">” </text:span></text:span><text:a xlink:type="simple" xlink:href="https://dotat.at/tmp/ISO_8601-2004_E.pdf" text:style-name="Internet_20_link" text:visited-style-name="Visited_20_Internet_20_Link"><text:span text:style-name="T207">https</text:span></text:a><text:a xlink:type="simple" xlink:href="https://dotat.at/tmp/ISO_8601-2004_E.pdf" text:style-name="Internet_20_link" text:visited-style-name="Visited_20_Internet_20_Link"><text:span text:style-name="T148">://dotat.at/tmp/ISO_8601-2004_E.pdf</text:span></text:a><text:span text:style-name="T26"> </text:span><text:span text:style-name="T31">y </text:span><text:a xlink:type="simple" xlink:href="http://www.qsl.net/g1smd/isopdf.htm" text:style-name="Internet_20_link" text:visited-style-name="Visited_20_Internet_20_Link"><text:span text:style-name="T148">http://www.qsl.net/g1smd/isopdf.htm</text:span></text:a><text:span text:style-name="T26">; </text:span><text:span text:style-name="T31">para información sobre la versión oficial actual</text:span><text:span text:style-name="T26">, </text:span><text:span text:style-name="T31">véase: </text:span><text:a xlink:type="simple" xlink:href="https://www.iso.org/iso/iso8601" text:style-name="Internet_20_link" text:visited-style-name="Visited_20_Internet_20_Link"><text:span text:style-name="T148">https://www.iso.org/iso/iso8601</text:span></text:a><text:span text:style-name="T26">.</text:span></text:p>
      <text:p text:style-name="P21">El estándar <text:span text:style-name="T207">POSIX 1003.1</text:span>, que en algunos aspectos es más estricto que el <text:span text:style-name="T207">ISO 8601.</text:span></text:p>
      <text:h text:style-name="P36" text:outline-level="3">Véase también</text:h>
      <text:p text:style-name="P2"><text:a xlink:type="simple" xlink:href="http://127.0.0.1:36385/help/library/base/help/DateTimeClasses" text:style-name="Internet_20_link" text:visited-style-name="Visited_20_Internet_20_Link"><text:span text:style-name="T150">DateTimeClasses</text:span></text:a><text:span text:style-name="T26"> </text:span><text:span text:style-name="T31">para detalles sobre las clases fecha-hora</text:span><text:span text:style-name="T26">; </text:span><text:a xlink:type="simple" xlink:href="http://127.0.0.1:36385/help/library/base/help/locales" text:style-name="Internet_20_link" text:visited-style-name="Visited_20_Internet_20_Link"><text:span text:style-name="T150">locales</text:span></text:a><text:span text:style-name="T26"> </text:span><text:span text:style-name="T31">para averiguar o establecer la configuración regional.</text:span></text:p>
      <text:p text:style-name="P21">La página de ayuda de su sistema operativo sobre <text:span text:style-name="T243">strftime</text:span> para ver cómo especifica sus formatos. En algunos sistemas, incluyendo Windows, <text:span text:style-name="T243">strftime</text:span> es reemplazada por un código interno más comprehensivo.</text:p>
      <text:h text:style-name="P41" text:outline-level="3"><text:span text:style-name="T165">E</text:span><text:span text:style-name="T166">jemplos</text:span></text:h>
      <text:p text:style-name="P75">## <text:span text:style-name="T262">versión de date() específica a la configuración regional</text:span></text:p>
      <text:p text:style-name="P96">format(Sys.time(), "%a %b %d %X %Y %Z")</text:p>
      <text:p text:style-name="P108"/>
      <text:p text:style-name="P96">## <text:span text:style-name="T262">hora con precisión por segundo (si es aceptada por el sistema operativo)</text:span></text:p>
      <text:p text:style-name="P96">format(Sys.time(), "%H:%M:%OS3")</text:p>
      <text:p text:style-name="P108"/>
      <text:p text:style-name="P96">## <text:span text:style-name="T262">lee la fecha en el formato ‘ddmmmyyyy’</text:span></text:p>
      <text:p text:style-name="P98">## <text:span text:style-name="T262">Esto devolverá </text:span><text:span text:style-name="T302">valores no disponibles </text:span><text:span text:style-name="T262">N</text:span><text:span text:style-name="T302">A</text:span><text:span text:style-name="T262"> en algunas </text:span></text:p>
      <text:p text:style-name="P98"><text:span text:style-name="T302">## </text:span><text:span text:style-name="T262">configuraciones regionales</text:span><text:span text:style-name="T282"> no inglesas; fijar </text:span></text:p>
      <text:p text:style-name="P98"><text:span text:style-name="T302">## </text:span><text:span text:style-name="T282">la configuracón regional del C </text:span></text:p>
      <text:p text:style-name="P97">## <text:span text:style-name="T262">como en las líneas comentadas superará esto en la </text:span></text:p>
      <text:p text:style-name="P99">## mayoría de los sistemas.</text:p>
      <text:p text:style-name="P96">## lct &lt;- Sys.getlocale("LC_TIME"); Sys.setlocale("LC_TIME", "C") </text:p>
      <text:p text:style-name="P96">x &lt;- c("1jan1960", "2jan1960", "31mar1960", "30jul1960")</text:p>
      <text:p text:style-name="P96">z &lt;- strptime(x, "%d%b%Y")</text:p>
      <text:p text:style-name="P96">## Sys.setlocale("LC_TIME", lct)</text:p>
      <text:p text:style-name="P96">z</text:p>
      <text:p text:style-name="P96"/>
      <text:p text:style-name="P100">## leer la información de fecha/hora en formato ‘m/d/y h:m:s’</text:p>
      <text:p text:style-name="P96">dates &lt;- c("02/27/92", "02/27/92", "01/14/92", "02/28/92", "02/01/92")</text:p>
      <text:p text:style-name="P96">times &lt;- c("23:03:20", "22:29:56", "01:03:30", "18:21:03", "16:56:26")</text:p>
      <text:p text:style-name="P96">x &lt;- paste(dates, times)</text:p>
      <text:p text:style-name="P96">strptime(x, "%m/%d/%y %H:%M:%S")</text:p>
      <text:p text:style-name="P96"/>
      <text:p text:style-name="P100">## tiempo con segundos fraccionarios</text:p>
      <text:p text:style-name="P96">z &lt;- strptime("20/2/06 11:16:16.683", "%d/%m/%y %H:%M:%OS")</text:p>
      <text:p text:style-name="P96">z # prints without fractional seconds</text:p>
      <text:p text:style-name="P96">op &lt;- options(digits.secs = 3)</text:p>
      <text:p text:style-name="P96"><text:soft-page-break/>z</text:p>
      <text:p text:style-name="P96">options(op)</text:p>
      <text:p text:style-name="P96"/>
      <text:p text:style-name="P101">## los nombres de los husos horarios no son portables, pero ‘EST5ETD’</text:p>
      <text:p text:style-name="P101"><text:span text:style-name="T282">##</text:span> es bastante común.</text:p>
      <text:p text:style-name="P96">(x &lt;- strptime(c("2006-01-08 10:07:52", "2006-08-07 19:33:02"),</text:p>
      <text:p text:style-name="P104"><text:s text:c="15"/><text:span text:style-name="T1">"%Y-%m-%d %H:%M:%S", tz = "EST5EDT"))</text:span></text:p>
      <text:p text:style-name="P96">attr(x, "tzone")</text:p>
      <text:p text:style-name="P96"/>
      <text:p text:style-name="P100">## Para un encabezado RFC 5322 (Este de Canadá, durante el </text:p>
      <text:p text:style-name="P102">## <text:span text:style-name="T262">horario de verano)</text:span>en una configuración regional no inglesa, </text:p>
      <text:p text:style-name="P102"><text:span text:style-name="T282">## </text:span>el código comentad<text:span text:style-name="T282">o</text:span> podría necesitarse.</text:p>
      <text:p text:style-name="P102"/>
      <text:p text:style-name="P96">## prev &lt;- Sys.getlocale("LC_TIME"); Sys.setlocale("LC_TIME", "C")</text:p>
      <text:p text:style-name="P96"/>
      <text:p text:style-name="P96">strptime("Tue, 23 Mar 2010 14:36:38 -0400", "%a, %d %b %Y %H:%M:%S %z")</text:p>
      <text:p text:style-name="P96"/>
      <text:p text:style-name="P96">## Sys.setlocale("LC_TIME", prev)</text:p>
      <text:p text:style-name="P96"/>
      <text:p text:style-name="P103">## Asegúrese de saber cuáles son los nombres abreviados para su sistema si </text:p>
      <text:p text:style-name="P102">## desea usarlos al introducir información (son buscados </text:p>
      <text:p text:style-name="P102"><text:span text:style-name="T282">## </text:span>independientemente de la configuración de mayúsculas y minúsculas)</text:p>
      <text:p text:style-name="P96">format(seq.Date(as.Date('1978-01-01'), by = 'day', len = 7), "%a")</text:p>
      <text:p text:style-name="P86">format(seq.Date(as.Date('2000-01-01'), by = 'month', len = 12), "%b")</text:p>
      <text:p text:style-name="P88"/>
      <text:p text:style-name="P73"><text:span text:style-name="T26">[</text:span><text:span text:style-name="T52">Paquete </text:span><text:span text:style-name="Emphasis"><text:span text:style-name="T2">base </text:span></text:span><text:span text:style-name="T26">versión 3.6.1 </text:span><text:span text:style-name="T149">Índice</text:span><text:span text:style-name="T26">]</text:span></text:p>
      <text:p text:style-name="P8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ans-serif" svg:font-family="sans-serif"/>
    <style:font-face style:name="Arial Unicode MS1" svg:font-family="'Arial Unicode MS'" style:font-family-generic="swiss"/>
    <style:font-face style:name="Liberation Mono" svg:font-family="'Liberation Mono'" style:font-family-generic="modern" style:font-pitch="fixed"/>
    <style:font-face style:name="Courier" svg:font-family="Courier"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text-properties style:font-name="Liberation Sans" fo:font-size="10pt" style:font-size-asian="10pt" style:font-size-complex="10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1-23T18:13:06.176337013</meta:creation-date>
    <dc:date>2020-08-11T07:37:53.982610728</dc:date>
    <meta:editing-duration>P3DT4H45M57S</meta:editing-duration>
    <meta:editing-cycles>140</meta:editing-cycles>
    <meta:generator>LibreOffice/6.4.4.2$MacOSX_X86_64 LibreOffice_project/3d775be2011f3886db32dfd395a6a6d1ca2630ff</meta:generator>
    <meta:document-statistic meta:table-count="4" meta:image-count="0" meta:object-count="0" meta:page-count="9" meta:paragraph-count="196" meta:word-count="3666" meta:character-count="22919" meta:non-whitespace-character-count="19417"/>
  </office:meta>
</office:document-meta>
</file>